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12.0756in" svg:y="2.1961in">
            <draw:object draw:notify-on-update-of-ranges="Sheet1.L2:Sheet1.L2 Sheet1.L3:Sheet1.L17 Sheet1.M2:Sheet1.M2 Sheet1.M3:Sheet1.M17 Sheet1.N2:Sheet1.N2 Sheet1.N3:Sheet1.N17 Sheet1.O2:Sheet1.O2 Sheet1.O3:Sheet1.O17 Sheet1.P2:Sheet1.P2 Sheet1.P3:Sheet1.P17 Sheet1.Q2:Sheet1.Q2 Sheet1.Q3:Sheet1.Q17 Sheet1.R2:Sheet1.R2 Sheet1.R3:Sheet1.R17 Sheet1.S2:Sheet1.S2 Sheet1.S3:Sheet1.S17 Sheet1.T2:Sheet1.T2 Sheet1.T3:Sheet1.T17 Sheet1.U2:Sheet1.U2 Sheet1.U3:Sheet1.U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10" office:value-type="string" calcext:value-type="string">
            <text:p>For Stride0</text:p>
          </table:table-cell>
          <table:table-cell office:value-type="string" calcext:value-type="string">
            <text:p>Stride 0</text:p>
          </table:table-cell>
          <table:table-cell/>
          <table:table-cell office:value-type="string" calcext:value-type="string">
            <text:p>Mean Values</text:p>
          </table:table-cell>
          <table:table-cell table:number-columns-repeated="8"/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27.22168" calcext:value-type="float">
            <text:p>27.22168</text:p>
          </table:table-cell>
          <table:table-cell office:value-type="float" office:value="27.13896" calcext:value-type="float">
            <text:p>27.13896</text:p>
          </table:table-cell>
          <table:table-cell office:value-type="float" office:value="27.212641" calcext:value-type="float">
            <text:p>27.212641</text:p>
          </table:table-cell>
          <table:table-cell office:value-type="float" office:value="28.92452" calcext:value-type="float">
            <text:p>28.92452</text:p>
          </table:table-cell>
          <table:table-cell office:value-type="float" office:value="29.5058" calcext:value-type="float">
            <text:p>29.5058</text:p>
          </table:table-cell>
          <table:table-cell office:value-type="float" office:value="27.392759" calcext:value-type="float">
            <text:p>27.392759</text:p>
          </table:table-cell>
          <table:table-cell office:value-type="float" office:value="27.138" calcext:value-type="float">
            <text:p>27.138</text:p>
          </table:table-cell>
          <table:table-cell office:value-type="float" office:value="27.246321" calcext:value-type="float">
            <text:p>27.246321</text:p>
          </table:table-cell>
          <table:table-cell office:value-type="float" office:value="27.239639" calcext:value-type="float">
            <text:p>27.239639</text:p>
          </table:table-cell>
          <table:table-cell table:formula="of:=AVERAGE([.A2:.J2])" office:value-type="float" office:value="27.628432" calcext:value-type="float">
            <text:p>27.628432</text:p>
          </table:table-cell>
          <table:table-cell/>
          <table:table-cell office:value-type="string" calcext:value-type="string">
            <text:p>Stride 4K</text:p>
          </table:table-cell>
          <table:table-cell office:value-type="string" calcext:value-type="string">
            <text:p>Stride 8K</text:p>
          </table:table-cell>
          <table:table-cell office:value-type="string" calcext:value-type="string">
            <text:p>Stride 16K</text:p>
          </table:table-cell>
          <table:table-cell office:value-type="string" calcext:value-type="string">
            <text:p>Stride 32K</text:p>
          </table:table-cell>
          <table:table-cell office:value-type="string" calcext:value-type="string">
            <text:p>Stride 64K</text:p>
          </table:table-cell>
          <table:table-cell office:value-type="string" calcext:value-type="string">
            <text:p>Stride 128K</text:p>
          </table:table-cell>
          <table:table-cell office:value-type="string" calcext:value-type="string">
            <text:p>Stride 256K</text:p>
          </table:table-cell>
          <table:table-cell office:value-type="string" calcext:value-type="string">
            <text:p>Stride 512K</text:p>
          </table:table-cell>
          <table:table-cell office:value-type="string" calcext:value-type="string">
            <text:p>Stride 1M</text:p>
          </table:table-cell>
        </table:table-row>
        <table:table-row table:style-name="ro1">
          <table:table-cell office:value-type="float" office:value="27.13908" calcext:value-type="float">
            <text:p>27.13908</text:p>
          </table:table-cell>
          <table:table-cell office:value-type="float" office:value="27.138359" calcext:value-type="float">
            <text:p>27.138359</text:p>
          </table:table-cell>
          <table:table-cell office:value-type="float" office:value="27.136721" calcext:value-type="float">
            <text:p>27.136721</text:p>
          </table:table-cell>
          <table:table-cell office:value-type="float" office:value="28.93524" calcext:value-type="float">
            <text:p>28.93524</text:p>
          </table:table-cell>
          <table:table-cell office:value-type="float" office:value="27.14868" calcext:value-type="float">
            <text:p>27.14868</text:p>
          </table:table-cell>
          <table:table-cell office:value-type="float" office:value="27.135719" calcext:value-type="float">
            <text:p>27.135719</text:p>
          </table:table-cell>
          <table:table-cell office:value-type="float" office:value="27.14068" calcext:value-type="float">
            <text:p>27.14068</text:p>
          </table:table-cell>
          <table:table-cell office:value-type="float" office:value="27.392361" calcext:value-type="float">
            <text:p>27.392361</text:p>
          </table:table-cell>
          <table:table-cell office:value-type="float" office:value="27.13932" calcext:value-type="float">
            <text:p>27.13932</text:p>
          </table:table-cell>
          <table:table-cell office:value-type="float" office:value="27.13736" calcext:value-type="float">
            <text:p>27.13736</text:p>
          </table:table-cell>
          <table:table-cell table:formula="of:=AVERAGE([.A3:.J3])" office:value-type="float" office:value="27.344352" calcext:value-type="float">
            <text:p>27.344352</text:p>
          </table:table-cell>
          <table:table-cell office:value-type="string" calcext:value-type="string">
            <text:p>4K</text:p>
          </table:table-cell>
          <table:table-cell office:value-type="float" office:value="27.628432" calcext:value-type="float">
            <text:p>27.628432</text:p>
          </table:table-cell>
          <table:table-cell office:value-type="float" office:value="12.06406" calcext:value-type="float">
            <text:p>12.06406</text:p>
          </table:table-cell>
          <table:table-cell office:value-type="float" office:value="12.074212" calcext:value-type="float">
            <text:p>12.074212</text:p>
          </table:table-cell>
          <table:table-cell office:value-type="float" office:value="12.193088" calcext:value-type="float">
            <text:p>12.193088</text:p>
          </table:table-cell>
          <table:table-cell office:value-type="float" office:value="12.117356" calcext:value-type="float">
            <text:p>12.117356</text:p>
          </table:table-cell>
          <table:table-cell office:value-type="float" office:value="12.519364" calcext:value-type="float">
            <text:p>12.519364</text:p>
          </table:table-cell>
          <table:table-cell office:value-type="float" office:value="12.118288" calcext:value-type="float">
            <text:p>12.118288</text:p>
          </table:table-cell>
          <table:table-cell office:value-type="float" office:value="12.268992" calcext:value-type="float">
            <text:p>12.268992</text:p>
          </table:table-cell>
          <table:table-cell office:value-type="float" office:value="11.6288" calcext:value-type="float">
            <text:p>11.6288</text:p>
          </table:table-cell>
        </table:table-row>
        <table:table-row table:style-name="ro1">
          <table:table-cell office:value-type="float" office:value="27.139" calcext:value-type="float">
            <text:p>27.139</text:p>
          </table:table-cell>
          <table:table-cell office:value-type="float" office:value="27.139641" calcext:value-type="float">
            <text:p>27.139641</text:p>
          </table:table-cell>
          <table:table-cell office:value-type="float" office:value="27.138161" calcext:value-type="float">
            <text:p>27.138161</text:p>
          </table:table-cell>
          <table:table-cell office:value-type="float" office:value="27.15324" calcext:value-type="float">
            <text:p>27.15324</text:p>
          </table:table-cell>
          <table:table-cell office:value-type="float" office:value="27.149361" calcext:value-type="float">
            <text:p>27.149361</text:p>
          </table:table-cell>
          <table:table-cell office:value-type="float" office:value="27.14024" calcext:value-type="float">
            <text:p>27.14024</text:p>
          </table:table-cell>
          <table:table-cell office:value-type="float" office:value="27.13736" calcext:value-type="float">
            <text:p>27.13736</text:p>
          </table:table-cell>
          <table:table-cell office:value-type="float" office:value="27.13732" calcext:value-type="float">
            <text:p>27.13732</text:p>
          </table:table-cell>
          <table:table-cell office:value-type="float" office:value="27.136" calcext:value-type="float">
            <text:p>27.136</text:p>
          </table:table-cell>
          <table:table-cell office:value-type="float" office:value="27.15328" calcext:value-type="float">
            <text:p>27.15328</text:p>
          </table:table-cell>
          <table:table-cell table:formula="of:=AVERAGE([.A4:.J4])" office:value-type="float" office:value="27.1423603" calcext:value-type="float">
            <text:p>27.1423603</text:p>
          </table:table-cell>
          <table:table-cell office:value-type="string" calcext:value-type="string">
            <text:p>8K</text:p>
          </table:table-cell>
          <table:table-cell office:value-type="float" office:value="27.344352" calcext:value-type="float">
            <text:p>27.344352</text:p>
          </table:table-cell>
          <table:table-cell office:value-type="float" office:value="11.905104" calcext:value-type="float">
            <text:p>11.905104</text:p>
          </table:table-cell>
          <table:table-cell office:value-type="float" office:value="12.158748" calcext:value-type="float">
            <text:p>12.158748</text:p>
          </table:table-cell>
          <table:table-cell office:value-type="float" office:value="11.687532" calcext:value-type="float">
            <text:p>11.687532</text:p>
          </table:table-cell>
          <table:table-cell office:value-type="float" office:value="11.777876" calcext:value-type="float">
            <text:p>11.777876</text:p>
          </table:table-cell>
          <table:table-cell office:value-type="float" office:value="11.7152" calcext:value-type="float">
            <text:p>11.7152</text:p>
          </table:table-cell>
          <table:table-cell office:value-type="float" office:value="11.748524" calcext:value-type="float">
            <text:p>11.748524</text:p>
          </table:table-cell>
          <table:table-cell office:value-type="float" office:value="11.976104" calcext:value-type="float">
            <text:p>11.976104</text:p>
          </table:table-cell>
          <table:table-cell office:value-type="float" office:value="11.599236" calcext:value-type="float">
            <text:p>11.599236</text:p>
          </table:table-cell>
        </table:table-row>
        <table:table-row table:style-name="ro1">
          <table:table-cell office:value-type="float" office:value="27.138439" calcext:value-type="float">
            <text:p>27.138439</text:p>
          </table:table-cell>
          <table:table-cell office:value-type="float" office:value="29.221041" calcext:value-type="float">
            <text:p>29.221041</text:p>
          </table:table-cell>
          <table:table-cell office:value-type="float" office:value="27.15036" calcext:value-type="float">
            <text:p>27.15036</text:p>
          </table:table-cell>
          <table:table-cell office:value-type="float" office:value="27.139999" calcext:value-type="float">
            <text:p>27.139999</text:p>
          </table:table-cell>
          <table:table-cell office:value-type="float" office:value="27.138639" calcext:value-type="float">
            <text:p>27.138639</text:p>
          </table:table-cell>
          <table:table-cell office:value-type="float" office:value="28.85232" calcext:value-type="float">
            <text:p>28.85232</text:p>
          </table:table-cell>
          <table:table-cell office:value-type="float" office:value="27.13904" calcext:value-type="float">
            <text:p>27.13904</text:p>
          </table:table-cell>
          <table:table-cell office:value-type="float" office:value="27.13936" calcext:value-type="float">
            <text:p>27.13936</text:p>
          </table:table-cell>
          <table:table-cell office:value-type="float" office:value="31.3302" calcext:value-type="float">
            <text:p>31.3302</text:p>
          </table:table-cell>
          <table:table-cell office:value-type="float" office:value="27.13896" calcext:value-type="float">
            <text:p>27.13896</text:p>
          </table:table-cell>
          <table:table-cell table:formula="of:=AVERAGE([.A5:.J5])" office:value-type="float" office:value="27.9388358" calcext:value-type="float">
            <text:p>27.9388358</text:p>
          </table:table-cell>
          <table:table-cell office:value-type="string" calcext:value-type="string">
            <text:p>16K</text:p>
          </table:table-cell>
          <table:table-cell office:value-type="float" office:value="27.1423603" calcext:value-type="float">
            <text:p>27.1423603</text:p>
          </table:table-cell>
          <table:table-cell office:value-type="float" office:value="11.901296" calcext:value-type="float">
            <text:p>11.901296</text:p>
          </table:table-cell>
          <table:table-cell office:value-type="float" office:value="11.95582" calcext:value-type="float">
            <text:p>11.95582</text:p>
          </table:table-cell>
          <table:table-cell office:value-type="float" office:value="11.721988" calcext:value-type="float">
            <text:p>11.721988</text:p>
          </table:table-cell>
          <table:table-cell office:value-type="float" office:value="11.5646" calcext:value-type="float">
            <text:p>11.5646</text:p>
          </table:table-cell>
          <table:table-cell office:value-type="float" office:value="11.594424" calcext:value-type="float">
            <text:p>11.594424</text:p>
          </table:table-cell>
          <table:table-cell office:value-type="float" office:value="11.502556" calcext:value-type="float">
            <text:p>11.502556</text:p>
          </table:table-cell>
          <table:table-cell office:value-type="float" office:value="12.59572" calcext:value-type="float">
            <text:p>12.59572</text:p>
          </table:table-cell>
          <table:table-cell office:value-type="float" office:value="11.389844" calcext:value-type="float">
            <text:p>11.389844</text:p>
          </table:table-cell>
        </table:table-row>
        <table:table-row table:style-name="ro1">
          <table:table-cell office:value-type="float" office:value="43.868721" calcext:value-type="float">
            <text:p>43.868721</text:p>
          </table:table-cell>
          <table:table-cell office:value-type="float" office:value="41.56332" calcext:value-type="float">
            <text:p>41.56332</text:p>
          </table:table-cell>
          <table:table-cell office:value-type="float" office:value="41.564079" calcext:value-type="float">
            <text:p>41.564079</text:p>
          </table:table-cell>
          <table:table-cell office:value-type="float" office:value="41.5616" calcext:value-type="float">
            <text:p>41.5616</text:p>
          </table:table-cell>
          <table:table-cell office:value-type="float" office:value="41.559601" calcext:value-type="float">
            <text:p>41.559601</text:p>
          </table:table-cell>
          <table:table-cell office:value-type="float" office:value="41.925999" calcext:value-type="float">
            <text:p>41.925999</text:p>
          </table:table-cell>
          <table:table-cell office:value-type="float" office:value="41.56876" calcext:value-type="float">
            <text:p>41.56876</text:p>
          </table:table-cell>
          <table:table-cell office:value-type="float" office:value="41.562241" calcext:value-type="float">
            <text:p>41.562241</text:p>
          </table:table-cell>
          <table:table-cell office:value-type="float" office:value="41.567959" calcext:value-type="float">
            <text:p>41.567959</text:p>
          </table:table-cell>
          <table:table-cell office:value-type="float" office:value="43.270679" calcext:value-type="float">
            <text:p>43.270679</text:p>
          </table:table-cell>
          <table:table-cell table:formula="of:=AVERAGE([.A6:.J6])" office:value-type="float" office:value="42.0012959" calcext:value-type="float">
            <text:p>42.0012959</text:p>
          </table:table-cell>
          <table:table-cell office:value-type="string" calcext:value-type="string">
            <text:p>32K</text:p>
          </table:table-cell>
          <table:table-cell office:value-type="float" office:value="27.9388358" calcext:value-type="float">
            <text:p>27.9388358</text:p>
          </table:table-cell>
          <table:table-cell office:value-type="float" office:value="11.56702" calcext:value-type="float">
            <text:p>11.56702</text:p>
          </table:table-cell>
          <table:table-cell office:value-type="float" office:value="11.255828" calcext:value-type="float">
            <text:p>11.255828</text:p>
          </table:table-cell>
          <table:table-cell office:value-type="float" office:value="10.876308" calcext:value-type="float">
            <text:p>10.876308</text:p>
          </table:table-cell>
          <table:table-cell office:value-type="float" office:value="11.058048" calcext:value-type="float">
            <text:p>11.058048</text:p>
          </table:table-cell>
          <table:table-cell office:value-type="float" office:value="11.512628" calcext:value-type="float">
            <text:p>11.512628</text:p>
          </table:table-cell>
          <table:table-cell office:value-type="float" office:value="11.329272" calcext:value-type="float">
            <text:p>11.329272</text:p>
          </table:table-cell>
          <table:table-cell office:value-type="float" office:value="11.169392" calcext:value-type="float">
            <text:p>11.169392</text:p>
          </table:table-cell>
          <table:table-cell office:value-type="float" office:value="11.23692" calcext:value-type="float">
            <text:p>11.23692</text:p>
          </table:table-cell>
        </table:table-row>
        <table:table-row table:style-name="ro1">
          <table:table-cell office:value-type="float" office:value="41.569321" calcext:value-type="float">
            <text:p>41.569321</text:p>
          </table:table-cell>
          <table:table-cell office:value-type="float" office:value="41.563" calcext:value-type="float">
            <text:p>41.563</text:p>
          </table:table-cell>
          <table:table-cell office:value-type="float" office:value="41.562759" calcext:value-type="float">
            <text:p>41.562759</text:p>
          </table:table-cell>
          <table:table-cell office:value-type="float" office:value="41.56308" calcext:value-type="float">
            <text:p>41.56308</text:p>
          </table:table-cell>
          <table:table-cell office:value-type="float" office:value="41.564362" calcext:value-type="float">
            <text:p>41.564362</text:p>
          </table:table-cell>
          <table:table-cell office:value-type="float" office:value="41.56768" calcext:value-type="float">
            <text:p>41.56768</text:p>
          </table:table-cell>
          <table:table-cell office:value-type="float" office:value="50.983639" calcext:value-type="float">
            <text:p>50.983639</text:p>
          </table:table-cell>
          <table:table-cell office:value-type="float" office:value="41.578678" calcext:value-type="float">
            <text:p>41.578678</text:p>
          </table:table-cell>
          <table:table-cell office:value-type="float" office:value="43.522079" calcext:value-type="float">
            <text:p>43.522079</text:p>
          </table:table-cell>
          <table:table-cell office:value-type="float" office:value="41.562359" calcext:value-type="float">
            <text:p>41.562359</text:p>
          </table:table-cell>
          <table:table-cell table:formula="of:=AVERAGE([.A7:.J7])" office:value-type="float" office:value="42.7036957" calcext:value-type="float">
            <text:p>42.7036957</text:p>
          </table:table-cell>
          <table:table-cell office:value-type="string" calcext:value-type="string">
            <text:p>64K</text:p>
          </table:table-cell>
          <table:table-cell office:value-type="float" office:value="42.0012959" calcext:value-type="float">
            <text:p>42.0012959</text:p>
          </table:table-cell>
          <table:table-cell office:value-type="float" office:value="10.61028" calcext:value-type="float">
            <text:p>10.61028</text:p>
          </table:table-cell>
          <table:table-cell office:value-type="float" office:value="10.879224" calcext:value-type="float">
            <text:p>10.879224</text:p>
          </table:table-cell>
          <table:table-cell office:value-type="float" office:value="10.649348" calcext:value-type="float">
            <text:p>10.649348</text:p>
          </table:table-cell>
          <table:table-cell office:value-type="float" office:value="11.0309" calcext:value-type="float">
            <text:p>11.0309</text:p>
          </table:table-cell>
          <table:table-cell office:value-type="float" office:value="10.683724" calcext:value-type="float">
            <text:p>10.683724</text:p>
          </table:table-cell>
          <table:table-cell office:value-type="float" office:value="11.119908" calcext:value-type="float">
            <text:p>11.119908</text:p>
          </table:table-cell>
          <table:table-cell office:value-type="float" office:value="11.335064" calcext:value-type="float">
            <text:p>11.335064</text:p>
          </table:table-cell>
          <table:table-cell office:value-type="float" office:value="11.123168" calcext:value-type="float">
            <text:p>11.123168</text:p>
          </table:table-cell>
        </table:table-row>
        <table:table-row table:style-name="ro1">
          <table:table-cell office:value-type="float" office:value="59.031601" calcext:value-type="float">
            <text:p>59.031601</text:p>
          </table:table-cell>
          <table:table-cell office:value-type="float" office:value="54.794041" calcext:value-type="float">
            <text:p>54.794041</text:p>
          </table:table-cell>
          <table:table-cell office:value-type="float" office:value="58.393639" calcext:value-type="float">
            <text:p>58.393639</text:p>
          </table:table-cell>
          <table:table-cell office:value-type="float" office:value="57.315842" calcext:value-type="float">
            <text:p>57.315842</text:p>
          </table:table-cell>
          <table:table-cell office:value-type="float" office:value="65.1054" calcext:value-type="float">
            <text:p>65.1054</text:p>
          </table:table-cell>
          <table:table-cell office:value-type="float" office:value="68.818077" calcext:value-type="float">
            <text:p>68.818077</text:p>
          </table:table-cell>
          <table:table-cell office:value-type="float" office:value="58.773918" calcext:value-type="float">
            <text:p>58.773918</text:p>
          </table:table-cell>
          <table:table-cell office:value-type="float" office:value="58.571079" calcext:value-type="float">
            <text:p>58.571079</text:p>
          </table:table-cell>
          <table:table-cell office:value-type="float" office:value="63.56768" calcext:value-type="float">
            <text:p>63.56768</text:p>
          </table:table-cell>
          <table:table-cell office:value-type="float" office:value="62.274239" calcext:value-type="float">
            <text:p>62.274239</text:p>
          </table:table-cell>
          <table:table-cell table:formula="of:=AVERAGE([.A8:.J8])" office:value-type="float" office:value="60.6645516" calcext:value-type="float">
            <text:p>60.6645516</text:p>
          </table:table-cell>
          <table:table-cell office:value-type="string" calcext:value-type="string">
            <text:p>128K</text:p>
          </table:table-cell>
          <table:table-cell office:value-type="float" office:value="42.7036957" calcext:value-type="float">
            <text:p>42.7036957</text:p>
          </table:table-cell>
          <table:table-cell office:value-type="float" office:value="16.5669322" calcext:value-type="float">
            <text:p>16.5669322</text:p>
          </table:table-cell>
          <table:table-cell office:value-type="float" office:value="10.513428" calcext:value-type="float">
            <text:p>10.513428</text:p>
          </table:table-cell>
          <table:table-cell office:value-type="float" office:value="10.573532" calcext:value-type="float">
            <text:p>10.573532</text:p>
          </table:table-cell>
          <table:table-cell office:value-type="float" office:value="10.875576" calcext:value-type="float">
            <text:p>10.875576</text:p>
          </table:table-cell>
          <table:table-cell office:value-type="float" office:value="10.526576" calcext:value-type="float">
            <text:p>10.526576</text:p>
          </table:table-cell>
          <table:table-cell office:value-type="float" office:value="10.876976" calcext:value-type="float">
            <text:p>10.876976</text:p>
          </table:table-cell>
          <table:table-cell office:value-type="float" office:value="10.98208" calcext:value-type="float">
            <text:p>10.98208</text:p>
          </table:table-cell>
          <table:table-cell office:value-type="float" office:value="11.272348" calcext:value-type="float">
            <text:p>11.272348</text:p>
          </table:table-cell>
        </table:table-row>
        <table:table-row table:style-name="ro1">
          <table:table-cell office:value-type="float" office:value="89.444923" calcext:value-type="float">
            <text:p>89.444923</text:p>
          </table:table-cell>
          <table:table-cell office:value-type="float" office:value="89.325317" calcext:value-type="float">
            <text:p>89.325317</text:p>
          </table:table-cell>
          <table:table-cell office:value-type="float" office:value="91.843758" calcext:value-type="float">
            <text:p>91.843758</text:p>
          </table:table-cell>
          <table:table-cell office:value-type="float" office:value="88.750717" calcext:value-type="float">
            <text:p>88.750717</text:p>
          </table:table-cell>
          <table:table-cell office:value-type="float" office:value="89.077957" calcext:value-type="float">
            <text:p>89.077957</text:p>
          </table:table-cell>
          <table:table-cell office:value-type="float" office:value="87.9076" calcext:value-type="float">
            <text:p>87.9076</text:p>
          </table:table-cell>
          <table:table-cell office:value-type="float" office:value="86.87336" calcext:value-type="float">
            <text:p>86.87336</text:p>
          </table:table-cell>
          <table:table-cell office:value-type="float" office:value="89.370399" calcext:value-type="float">
            <text:p>89.370399</text:p>
          </table:table-cell>
          <table:table-cell office:value-type="float" office:value="36.977001" calcext:value-type="float">
            <text:p>36.977001</text:p>
          </table:table-cell>
          <table:table-cell office:value-type="float" office:value="87.943718" calcext:value-type="float">
            <text:p>87.943718</text:p>
          </table:table-cell>
          <table:table-cell table:formula="of:=AVERAGE([.A9:.J9])" office:value-type="float" office:value="83.751475" calcext:value-type="float">
            <text:p>83.751475</text:p>
          </table:table-cell>
          <table:table-cell office:value-type="string" calcext:value-type="string">
            <text:p>256K</text:p>
          </table:table-cell>
          <table:table-cell office:value-type="float" office:value="60.6645516" calcext:value-type="float">
            <text:p>60.6645516</text:p>
          </table:table-cell>
          <table:table-cell office:value-type="float" office:value="22.65666" calcext:value-type="float">
            <text:p>22.65666</text:p>
          </table:table-cell>
          <table:table-cell office:value-type="float" office:value="18.2240079" calcext:value-type="float">
            <text:p>18.2240079</text:p>
          </table:table-cell>
          <table:table-cell office:value-type="float" office:value="11.016176" calcext:value-type="float">
            <text:p>11.016176</text:p>
          </table:table-cell>
          <table:table-cell office:value-type="float" office:value="10.983352" calcext:value-type="float">
            <text:p>10.983352</text:p>
          </table:table-cell>
          <table:table-cell office:value-type="float" office:value="10.909132" calcext:value-type="float">
            <text:p>10.909132</text:p>
          </table:table-cell>
          <table:table-cell office:value-type="float" office:value="10.91382" calcext:value-type="float">
            <text:p>10.91382</text:p>
          </table:table-cell>
          <table:table-cell office:value-type="float" office:value="10.8275" calcext:value-type="float">
            <text:p>10.8275</text:p>
          </table:table-cell>
          <table:table-cell office:value-type="float" office:value="11.304168" calcext:value-type="float">
            <text:p>11.304168</text:p>
          </table:table-cell>
        </table:table-row>
        <table:table-row table:style-name="ro1">
          <table:table-cell office:value-type="float" office:value="93.372917" calcext:value-type="float">
            <text:p>93.372917</text:p>
          </table:table-cell>
          <table:table-cell office:value-type="float" office:value="91.125923" calcext:value-type="float">
            <text:p>91.125923</text:p>
          </table:table-cell>
          <table:table-cell office:value-type="float" office:value="93.304916" calcext:value-type="float">
            <text:p>93.304916</text:p>
          </table:table-cell>
          <table:table-cell office:value-type="float" office:value="71.768677" calcext:value-type="float">
            <text:p>71.768677</text:p>
          </table:table-cell>
          <table:table-cell office:value-type="float" office:value="104.02932" calcext:value-type="float">
            <text:p>104.02932</text:p>
          </table:table-cell>
          <table:table-cell office:value-type="float" office:value="94.909637" calcext:value-type="float">
            <text:p>94.909637</text:p>
          </table:table-cell>
          <table:table-cell office:value-type="float" office:value="82.365639" calcext:value-type="float">
            <text:p>82.365639</text:p>
          </table:table-cell>
          <table:table-cell office:value-type="float" office:value="35.014481" calcext:value-type="float">
            <text:p>35.014481</text:p>
          </table:table-cell>
          <table:table-cell office:value-type="float" office:value="37.088161" calcext:value-type="float">
            <text:p>37.088161</text:p>
          </table:table-cell>
          <table:table-cell office:value-type="float" office:value="65.329918" calcext:value-type="float">
            <text:p>65.329918</text:p>
          </table:table-cell>
          <table:table-cell table:formula="of:=AVERAGE([.A10:.J10])" office:value-type="float" office:value="76.8309589" calcext:value-type="float">
            <text:p>76.8309589</text:p>
          </table:table-cell>
          <table:table-cell office:value-type="string" calcext:value-type="string">
            <text:p>512K</text:p>
          </table:table-cell>
          <table:table-cell office:value-type="float" office:value="83.751475" calcext:value-type="float">
            <text:p>83.751475</text:p>
          </table:table-cell>
          <table:table-cell office:value-type="float" office:value="34.8310278" calcext:value-type="float">
            <text:p>34.8310278</text:p>
          </table:table-cell>
          <table:table-cell office:value-type="float" office:value="33.0759114" calcext:value-type="float">
            <text:p>33.0759114</text:p>
          </table:table-cell>
          <table:table-cell office:value-type="float" office:value="29.8253001" calcext:value-type="float">
            <text:p>29.8253001</text:p>
          </table:table-cell>
          <table:table-cell office:value-type="float" office:value="17.2064202" calcext:value-type="float">
            <text:p>17.2064202</text:p>
          </table:table-cell>
          <table:table-cell office:value-type="float" office:value="11.500588" calcext:value-type="float">
            <text:p>11.500588</text:p>
          </table:table-cell>
          <table:table-cell office:value-type="float" office:value="11.037496" calcext:value-type="float">
            <text:p>11.037496</text:p>
          </table:table-cell>
          <table:table-cell office:value-type="float" office:value="10.732184" calcext:value-type="float">
            <text:p>10.732184</text:p>
          </table:table-cell>
          <table:table-cell office:value-type="float" office:value="11.186432" calcext:value-type="float">
            <text:p>11.186432</text:p>
          </table:table-cell>
        </table:table-row>
        <table:table-row table:style-name="ro1">
          <table:table-cell office:value-type="float" office:value="110.419762" calcext:value-type="float">
            <text:p>110.419762</text:p>
          </table:table-cell>
          <table:table-cell office:value-type="float" office:value="103.472923" calcext:value-type="float">
            <text:p>103.472923</text:p>
          </table:table-cell>
          <table:table-cell office:value-type="float" office:value="103.875122" calcext:value-type="float">
            <text:p>103.875122</text:p>
          </table:table-cell>
          <table:table-cell office:value-type="float" office:value="91.457802" calcext:value-type="float">
            <text:p>91.457802</text:p>
          </table:table-cell>
          <table:table-cell office:value-type="float" office:value="104.221962" calcext:value-type="float">
            <text:p>104.221962</text:p>
          </table:table-cell>
          <table:table-cell office:value-type="float" office:value="58.233002" calcext:value-type="float">
            <text:p>58.233002</text:p>
          </table:table-cell>
          <table:table-cell office:value-type="float" office:value="50.243839" calcext:value-type="float">
            <text:p>50.243839</text:p>
          </table:table-cell>
          <table:table-cell office:value-type="float" office:value="57.726799" calcext:value-type="float">
            <text:p>57.726799</text:p>
          </table:table-cell>
          <table:table-cell office:value-type="float" office:value="65.399521" calcext:value-type="float">
            <text:p>65.399521</text:p>
          </table:table-cell>
          <table:table-cell office:value-type="float" office:value="121.564003" calcext:value-type="float">
            <text:p>121.564003</text:p>
          </table:table-cell>
          <table:table-cell table:formula="of:=AVERAGE([.A11:.J11])" office:value-type="float" office:value="86.6614735" calcext:value-type="float">
            <text:p>86.6614735</text:p>
          </table:table-cell>
          <table:table-cell office:value-type="string" calcext:value-type="string">
            <text:p>1M</text:p>
          </table:table-cell>
          <table:table-cell office:value-type="float" office:value="76.8309589" calcext:value-type="float">
            <text:p>76.8309589</text:p>
          </table:table-cell>
          <table:table-cell office:value-type="float" office:value="36.7235646" calcext:value-type="float">
            <text:p>36.7235646</text:p>
          </table:table-cell>
          <table:table-cell office:value-type="float" office:value="35.0416402" calcext:value-type="float">
            <text:p>35.0416402</text:p>
          </table:table-cell>
          <table:table-cell office:value-type="float" office:value="35.0573756" calcext:value-type="float">
            <text:p>35.0573756</text:p>
          </table:table-cell>
          <table:table-cell office:value-type="float" office:value="36.3369921" calcext:value-type="float">
            <text:p>36.3369921</text:p>
          </table:table-cell>
          <table:table-cell office:value-type="float" office:value="16.556212" calcext:value-type="float">
            <text:p>16.556212</text:p>
          </table:table-cell>
          <table:table-cell office:value-type="float" office:value="10.822936" calcext:value-type="float">
            <text:p>10.822936</text:p>
          </table:table-cell>
          <table:table-cell office:value-type="float" office:value="10.777268" calcext:value-type="float">
            <text:p>10.777268</text:p>
          </table:table-cell>
          <table:table-cell office:value-type="float" office:value="11.225288" calcext:value-type="float">
            <text:p>11.225288</text:p>
          </table:table-cell>
        </table:table-row>
        <table:table-row table:style-name="ro1">
          <table:table-cell office:value-type="float" office:value="155.658798" calcext:value-type="float">
            <text:p>155.658798</text:p>
          </table:table-cell>
          <table:table-cell office:value-type="float" office:value="234.665405" calcext:value-type="float">
            <text:p>234.665405</text:p>
          </table:table-cell>
          <table:table-cell office:value-type="float" office:value="162.647873" calcext:value-type="float">
            <text:p>162.647873</text:p>
          </table:table-cell>
          <table:table-cell office:value-type="float" office:value="172.531647" calcext:value-type="float">
            <text:p>172.531647</text:p>
          </table:table-cell>
          <table:table-cell office:value-type="float" office:value="154.725281" calcext:value-type="float">
            <text:p>154.725281</text:p>
          </table:table-cell>
          <table:table-cell office:value-type="float" office:value="156.089645" calcext:value-type="float">
            <text:p>156.089645</text:p>
          </table:table-cell>
          <table:table-cell office:value-type="float" office:value="158.555405" calcext:value-type="float">
            <text:p>158.555405</text:p>
          </table:table-cell>
          <table:table-cell office:value-type="float" office:value="154.509476" calcext:value-type="float">
            <text:p>154.509476</text:p>
          </table:table-cell>
          <table:table-cell office:value-type="float" office:value="146.771118" calcext:value-type="float">
            <text:p>146.771118</text:p>
          </table:table-cell>
          <table:table-cell office:value-type="float" office:value="126.726562" calcext:value-type="float">
            <text:p>126.726562</text:p>
          </table:table-cell>
          <table:table-cell table:formula="of:=AVERAGE([.A12:.J12])" office:value-type="float" office:value="162.288121" calcext:value-type="float">
            <text:p>162.288121</text:p>
          </table:table-cell>
          <table:table-cell office:value-type="string" calcext:value-type="string">
            <text:p>2M</text:p>
          </table:table-cell>
          <table:table-cell office:value-type="float" office:value="86.6614735" calcext:value-type="float">
            <text:p>86.6614735</text:p>
          </table:table-cell>
          <table:table-cell office:value-type="float" office:value="55.9012247" calcext:value-type="float">
            <text:p>55.9012247</text:p>
          </table:table-cell>
          <table:table-cell office:value-type="float" office:value="41.6745357" calcext:value-type="float">
            <text:p>41.6745357</text:p>
          </table:table-cell>
          <table:table-cell office:value-type="float" office:value="44.4742395" calcext:value-type="float">
            <text:p>44.4742395</text:p>
          </table:table-cell>
          <table:table-cell office:value-type="float" office:value="35.113692" calcext:value-type="float">
            <text:p>35.113692</text:p>
          </table:table-cell>
          <table:table-cell office:value-type="float" office:value="35.0769402" calcext:value-type="float">
            <text:p>35.0769402</text:p>
          </table:table-cell>
          <table:table-cell office:value-type="float" office:value="16.4595764" calcext:value-type="float">
            <text:p>16.4595764</text:p>
          </table:table-cell>
          <table:table-cell office:value-type="float" office:value="10.742816" calcext:value-type="float">
            <text:p>10.742816</text:p>
          </table:table-cell>
          <table:table-cell office:value-type="float" office:value="11.173416" calcext:value-type="float">
            <text:p>11.173416</text:p>
          </table:table-cell>
        </table:table-row>
        <table:table-row table:style-name="ro1">
          <table:table-cell office:value-type="float" office:value="155.004242" calcext:value-type="float">
            <text:p>155.004242</text:p>
          </table:table-cell>
          <table:table-cell office:value-type="float" office:value="168.58136" calcext:value-type="float">
            <text:p>168.58136</text:p>
          </table:table-cell>
          <table:table-cell office:value-type="float" office:value="157.866486" calcext:value-type="float">
            <text:p>157.866486</text:p>
          </table:table-cell>
          <table:table-cell office:value-type="float" office:value="158.619766" calcext:value-type="float">
            <text:p>158.619766</text:p>
          </table:table-cell>
          <table:table-cell office:value-type="float" office:value="153.656158" calcext:value-type="float">
            <text:p>153.656158</text:p>
          </table:table-cell>
          <table:table-cell office:value-type="float" office:value="160.017883" calcext:value-type="float">
            <text:p>160.017883</text:p>
          </table:table-cell>
          <table:table-cell office:value-type="float" office:value="201.580643" calcext:value-type="float">
            <text:p>201.580643</text:p>
          </table:table-cell>
          <table:table-cell office:value-type="float" office:value="174.394287" calcext:value-type="float">
            <text:p>174.394287</text:p>
          </table:table-cell>
          <table:table-cell office:value-type="float" office:value="187.742279" calcext:value-type="float">
            <text:p>187.742279</text:p>
          </table:table-cell>
          <table:table-cell office:value-type="float" office:value="214.635239" calcext:value-type="float">
            <text:p>214.635239</text:p>
          </table:table-cell>
          <table:table-cell table:formula="of:=AVERAGE([.A13:.J13])" office:value-type="float" office:value="173.2098343" calcext:value-type="float">
            <text:p>173.2098343</text:p>
          </table:table-cell>
          <table:table-cell office:value-type="string" calcext:value-type="string">
            <text:p>4M</text:p>
          </table:table-cell>
          <table:table-cell office:value-type="float" office:value="162.288121" calcext:value-type="float">
            <text:p>162.288121</text:p>
          </table:table-cell>
          <table:table-cell office:value-type="float" office:value="70.4548642" calcext:value-type="float">
            <text:p>70.4548642</text:p>
          </table:table-cell>
          <table:table-cell office:value-type="float" office:value="56.0849236" calcext:value-type="float">
            <text:p>56.0849236</text:p>
          </table:table-cell>
          <table:table-cell office:value-type="float" office:value="44.920496" calcext:value-type="float">
            <text:p>44.920496</text:p>
          </table:table-cell>
          <table:table-cell office:value-type="float" office:value="36.0695277" calcext:value-type="float">
            <text:p>36.0695277</text:p>
          </table:table-cell>
          <table:table-cell office:value-type="float" office:value="50.4352401" calcext:value-type="float">
            <text:p>50.4352401</text:p>
          </table:table-cell>
          <table:table-cell office:value-type="float" office:value="25.4565241" calcext:value-type="float">
            <text:p>25.4565241</text:p>
          </table:table-cell>
          <table:table-cell office:value-type="float" office:value="12.486644" calcext:value-type="float">
            <text:p>12.486644</text:p>
          </table:table-cell>
          <table:table-cell office:value-type="float" office:value="11.3731" calcext:value-type="float">
            <text:p>11.3731</text:p>
          </table:table-cell>
        </table:table-row>
        <table:table-row table:style-name="ro1">
          <table:table-cell office:value-type="float" office:value="145.801727" calcext:value-type="float">
            <text:p>145.801727</text:p>
          </table:table-cell>
          <table:table-cell office:value-type="float" office:value="157.103485" calcext:value-type="float">
            <text:p>157.103485</text:p>
          </table:table-cell>
          <table:table-cell office:value-type="float" office:value="156.6716" calcext:value-type="float">
            <text:p>156.6716</text:p>
          </table:table-cell>
          <table:table-cell office:value-type="float" office:value="158.004715" calcext:value-type="float">
            <text:p>158.004715</text:p>
          </table:table-cell>
          <table:table-cell office:value-type="float" office:value="163.054993" calcext:value-type="float">
            <text:p>163.054993</text:p>
          </table:table-cell>
          <table:table-cell office:value-type="float" office:value="153.613724" calcext:value-type="float">
            <text:p>153.613724</text:p>
          </table:table-cell>
          <table:table-cell office:value-type="float" office:value="150.214447" calcext:value-type="float">
            <text:p>150.214447</text:p>
          </table:table-cell>
          <table:table-cell office:value-type="float" office:value="151.37236" calcext:value-type="float">
            <text:p>151.37236</text:p>
          </table:table-cell>
          <table:table-cell office:value-type="float" office:value="157.653122" calcext:value-type="float">
            <text:p>157.653122</text:p>
          </table:table-cell>
          <table:table-cell office:value-type="float" office:value="138.743195" calcext:value-type="float">
            <text:p>138.743195</text:p>
          </table:table-cell>
          <table:table-cell table:formula="of:=AVERAGE([.A14:.J14])" office:value-type="float" office:value="153.2233368" calcext:value-type="float">
            <text:p>153.2233368</text:p>
          </table:table-cell>
          <table:table-cell office:value-type="string" calcext:value-type="string">
            <text:p>8M</text:p>
          </table:table-cell>
          <table:table-cell office:value-type="float" office:value="173.2098343" calcext:value-type="float">
            <text:p>173.2098343</text:p>
          </table:table-cell>
          <table:table-cell office:value-type="float" office:value="157.5121552" calcext:value-type="float">
            <text:p>157.5121552</text:p>
          </table:table-cell>
          <table:table-cell office:value-type="float" office:value="152.4869477" calcext:value-type="float">
            <text:p>152.4869477</text:p>
          </table:table-cell>
          <table:table-cell office:value-type="float" office:value="147.0334129" calcext:value-type="float">
            <text:p>147.0334129</text:p>
          </table:table-cell>
          <table:table-cell office:value-type="float" office:value="142.5162269" calcext:value-type="float">
            <text:p>142.5162269</text:p>
          </table:table-cell>
          <table:table-cell office:value-type="float" office:value="144.5195632" calcext:value-type="float">
            <text:p>144.5195632</text:p>
          </table:table-cell>
          <table:table-cell office:value-type="float" office:value="107.028783" calcext:value-type="float">
            <text:p>107.028783</text:p>
          </table:table-cell>
          <table:table-cell office:value-type="float" office:value="28.2694362" calcext:value-type="float">
            <text:p>28.2694362</text:p>
          </table:table-cell>
          <table:table-cell office:value-type="float" office:value="10.654408" calcext:value-type="float">
            <text:p>10.654408</text:p>
          </table:table-cell>
        </table:table-row>
        <table:table-row table:style-name="ro1">
          <table:table-cell office:value-type="float" office:value="147.238159" calcext:value-type="float">
            <text:p>147.238159</text:p>
          </table:table-cell>
          <table:table-cell office:value-type="float" office:value="201.710434" calcext:value-type="float">
            <text:p>201.710434</text:p>
          </table:table-cell>
          <table:table-cell office:value-type="float" office:value="155.039398" calcext:value-type="float">
            <text:p>155.039398</text:p>
          </table:table-cell>
          <table:table-cell office:value-type="float" office:value="147.213074" calcext:value-type="float">
            <text:p>147.213074</text:p>
          </table:table-cell>
          <table:table-cell office:value-type="float" office:value="160.972198" calcext:value-type="float">
            <text:p>160.972198</text:p>
          </table:table-cell>
          <table:table-cell office:value-type="float" office:value="150.456284" calcext:value-type="float">
            <text:p>150.456284</text:p>
          </table:table-cell>
          <table:table-cell office:value-type="float" office:value="149.193558" calcext:value-type="float">
            <text:p>149.193558</text:p>
          </table:table-cell>
          <table:table-cell office:value-type="float" office:value="148.028564" calcext:value-type="float">
            <text:p>148.028564</text:p>
          </table:table-cell>
          <table:table-cell office:value-type="float" office:value="150.879761" calcext:value-type="float">
            <text:p>150.879761</text:p>
          </table:table-cell>
          <table:table-cell office:value-type="float" office:value="158.663727" calcext:value-type="float">
            <text:p>158.663727</text:p>
          </table:table-cell>
          <table:table-cell table:formula="of:=AVERAGE([.A15:.J15])" office:value-type="float" office:value="156.9395157" calcext:value-type="float">
            <text:p>156.9395157</text:p>
          </table:table-cell>
          <table:table-cell office:value-type="string" calcext:value-type="string">
            <text:p>16M</text:p>
          </table:table-cell>
          <table:table-cell office:value-type="float" office:value="153.2233368" calcext:value-type="float">
            <text:p>153.2233368</text:p>
          </table:table-cell>
          <table:table-cell office:value-type="float" office:value="163.4903717" calcext:value-type="float">
            <text:p>163.4903717</text:p>
          </table:table-cell>
          <table:table-cell office:value-type="float" office:value="164.366011" calcext:value-type="float">
            <text:p>164.366011</text:p>
          </table:table-cell>
          <table:table-cell office:value-type="float" office:value="162.4054674" calcext:value-type="float">
            <text:p>162.4054674</text:p>
          </table:table-cell>
          <table:table-cell office:value-type="float" office:value="154.8934984" calcext:value-type="float">
            <text:p>154.8934984</text:p>
          </table:table-cell>
          <table:table-cell office:value-type="float" office:value="152.0131635" calcext:value-type="float">
            <text:p>152.0131635</text:p>
          </table:table-cell>
          <table:table-cell office:value-type="float" office:value="156.5470032" calcext:value-type="float">
            <text:p>156.5470032</text:p>
          </table:table-cell>
          <table:table-cell office:value-type="float" office:value="172.3835616" calcext:value-type="float">
            <text:p>172.3835616</text:p>
          </table:table-cell>
          <table:table-cell office:value-type="float" office:value="28.845636" calcext:value-type="float">
            <text:p>28.845636</text:p>
          </table:table-cell>
        </table:table-row>
        <table:table-row table:style-name="ro1">
          <table:table-cell office:value-type="float" office:value="143.81456" calcext:value-type="float">
            <text:p>143.81456</text:p>
          </table:table-cell>
          <table:table-cell office:value-type="float" office:value="140.630402" calcext:value-type="float">
            <text:p>140.630402</text:p>
          </table:table-cell>
          <table:table-cell office:value-type="float" office:value="148.108841" calcext:value-type="float">
            <text:p>148.108841</text:p>
          </table:table-cell>
          <table:table-cell office:value-type="float" office:value="154.364395" calcext:value-type="float">
            <text:p>154.364395</text:p>
          </table:table-cell>
          <table:table-cell office:value-type="float" office:value="146.621475" calcext:value-type="float">
            <text:p>146.621475</text:p>
          </table:table-cell>
          <table:table-cell office:value-type="float" office:value="155.520874" calcext:value-type="float">
            <text:p>155.520874</text:p>
          </table:table-cell>
          <table:table-cell office:value-type="float" office:value="153.333084" calcext:value-type="float">
            <text:p>153.333084</text:p>
          </table:table-cell>
          <table:table-cell office:value-type="float" office:value="146.016479" calcext:value-type="float">
            <text:p>146.016479</text:p>
          </table:table-cell>
          <table:table-cell office:value-type="float" office:value="146.235519" calcext:value-type="float">
            <text:p>146.235519</text:p>
          </table:table-cell>
          <table:table-cell office:value-type="float" office:value="158.899078" calcext:value-type="float">
            <text:p>158.899078</text:p>
          </table:table-cell>
          <table:table-cell table:formula="of:=AVERAGE([.A16:.J16])" office:value-type="float" office:value="149.3544707" calcext:value-type="float">
            <text:p>149.3544707</text:p>
          </table:table-cell>
          <table:table-cell office:value-type="string" calcext:value-type="string">
            <text:p>32M</text:p>
          </table:table-cell>
          <table:table-cell office:value-type="float" office:value="156.9395157" calcext:value-type="float">
            <text:p>156.9395157</text:p>
          </table:table-cell>
          <table:table-cell office:value-type="float" office:value="161.1051223" calcext:value-type="float">
            <text:p>161.1051223</text:p>
          </table:table-cell>
          <table:table-cell office:value-type="float" office:value="165.3465149" calcext:value-type="float">
            <text:p>165.3465149</text:p>
          </table:table-cell>
          <table:table-cell office:value-type="float" office:value="174.828041" calcext:value-type="float">
            <text:p>174.828041</text:p>
          </table:table-cell>
          <table:table-cell office:value-type="float" office:value="161.3106978" calcext:value-type="float">
            <text:p>161.3106978</text:p>
          </table:table-cell>
          <table:table-cell office:value-type="float" office:value="162.2108139" calcext:value-type="float">
            <text:p>162.2108139</text:p>
          </table:table-cell>
          <table:table-cell office:value-type="float" office:value="166.3464049" calcext:value-type="float">
            <text:p>166.3464049</text:p>
          </table:table-cell>
          <table:table-cell office:value-type="float" office:value="180.8561463" calcext:value-type="float">
            <text:p>180.8561463</text:p>
          </table:table-cell>
          <table:table-cell office:value-type="float" office:value="159.1815765" calcext:value-type="float">
            <text:p>159.1815765</text:p>
          </table:table-cell>
        </table:table-row>
        <table:table-row table:style-name="ro1">
          <table:table-cell table:number-columns-repeated="10" office:value-type="string" calcext:value-type="string">
            <text:p>For Stride1</text:p>
          </table:table-cell>
          <table:table-cell table:formula="of:=AVERAGE([.A17:.J17])" office:value-type="string" office:string-value="" calcext:value-type="error">
            <text:p>#DIV/0!</text:p>
          </table:table-cell>
          <table:table-cell office:value-type="string" calcext:value-type="string">
            <text:p>64M</text:p>
          </table:table-cell>
          <table:table-cell office:value-type="float" office:value="149.3544707" calcext:value-type="float">
            <text:p>149.3544707</text:p>
          </table:table-cell>
          <table:table-cell office:value-type="float" office:value="162.5517091" calcext:value-type="float">
            <text:p>162.5517091</text:p>
          </table:table-cell>
          <table:table-cell office:value-type="float" office:value="167.385489" calcext:value-type="float">
            <text:p>167.385489</text:p>
          </table:table-cell>
          <table:table-cell office:value-type="float" office:value="176.2075042" calcext:value-type="float">
            <text:p>176.2075042</text:p>
          </table:table-cell>
          <table:table-cell office:value-type="float" office:value="163.4614244" calcext:value-type="float">
            <text:p>163.4614244</text:p>
          </table:table-cell>
          <table:table-cell office:value-type="float" office:value="166.6474198" calcext:value-type="float">
            <text:p>166.6474198</text:p>
          </table:table-cell>
          <table:table-cell office:value-type="float" office:value="170.7860978" calcext:value-type="float">
            <text:p>170.7860978</text:p>
          </table:table-cell>
          <table:table-cell office:value-type="float" office:value="186.7446974" calcext:value-type="float">
            <text:p>186.7446974</text:p>
          </table:table-cell>
          <table:table-cell office:value-type="float" office:value="160.8732636" calcext:value-type="float">
            <text:p>160.8732636</text:p>
          </table:table-cell>
        </table:table-row>
        <table:table-row table:style-name="ro1">
          <table:table-cell office:value-type="float" office:value="11.78796" calcext:value-type="float">
            <text:p>11.78796</text:p>
          </table:table-cell>
          <table:table-cell office:value-type="float" office:value="11.90208" calcext:value-type="float">
            <text:p>11.90208</text:p>
          </table:table-cell>
          <table:table-cell office:value-type="float" office:value="12.62968" calcext:value-type="float">
            <text:p>12.62968</text:p>
          </table:table-cell>
          <table:table-cell office:value-type="float" office:value="11.89536" calcext:value-type="float">
            <text:p>11.89536</text:p>
          </table:table-cell>
          <table:table-cell office:value-type="float" office:value="11.97548" calcext:value-type="float">
            <text:p>11.97548</text:p>
          </table:table-cell>
          <table:table-cell office:value-type="float" office:value="12.4674" calcext:value-type="float">
            <text:p>12.4674</text:p>
          </table:table-cell>
          <table:table-cell office:value-type="float" office:value="11.54356" calcext:value-type="float">
            <text:p>11.54356</text:p>
          </table:table-cell>
          <table:table-cell office:value-type="float" office:value="11.50544" calcext:value-type="float">
            <text:p>11.50544</text:p>
          </table:table-cell>
          <table:table-cell office:value-type="float" office:value="12.46636" calcext:value-type="float">
            <text:p>12.46636</text:p>
          </table:table-cell>
          <table:table-cell office:value-type="float" office:value="12.46728" calcext:value-type="float">
            <text:p>12.46728</text:p>
          </table:table-cell>
          <table:table-cell table:formula="of:=AVERAGE([.A18:.J18])" office:value-type="float" office:value="12.06406" calcext:value-type="float">
            <text:p>12.06406</text:p>
          </table:table-cell>
          <table:table-cell table:number-columns-repeated="10"/>
        </table:table-row>
        <table:table-row table:style-name="ro1">
          <table:table-cell office:value-type="float" office:value="11.90252" calcext:value-type="float">
            <text:p>11.90252</text:p>
          </table:table-cell>
          <table:table-cell office:value-type="float" office:value="11.92384" calcext:value-type="float">
            <text:p>11.92384</text:p>
          </table:table-cell>
          <table:table-cell office:value-type="float" office:value="11.92528" calcext:value-type="float">
            <text:p>11.92528</text:p>
          </table:table-cell>
          <table:table-cell office:value-type="float" office:value="11.9308" calcext:value-type="float">
            <text:p>11.9308</text:p>
          </table:table-cell>
          <table:table-cell office:value-type="float" office:value="11.91496" calcext:value-type="float">
            <text:p>11.91496</text:p>
          </table:table-cell>
          <table:table-cell office:value-type="float" office:value="12.46652" calcext:value-type="float">
            <text:p>12.46652</text:p>
          </table:table-cell>
          <table:table-cell office:value-type="float" office:value="11.60712" calcext:value-type="float">
            <text:p>11.60712</text:p>
          </table:table-cell>
          <table:table-cell office:value-type="float" office:value="10.44056" calcext:value-type="float">
            <text:p>10.44056</text:p>
          </table:table-cell>
          <table:table-cell office:value-type="float" office:value="12.4672" calcext:value-type="float">
            <text:p>12.4672</text:p>
          </table:table-cell>
          <table:table-cell office:value-type="float" office:value="12.47224" calcext:value-type="float">
            <text:p>12.47224</text:p>
          </table:table-cell>
          <table:table-cell table:formula="of:=AVERAGE([.A19:.J19])" office:value-type="float" office:value="11.905104" calcext:value-type="float">
            <text:p>11.905104</text:p>
          </table:table-cell>
          <table:table-cell table:number-columns-repeated="10"/>
        </table:table-row>
        <table:table-row table:style-name="ro1">
          <table:table-cell office:value-type="float" office:value="11.8876" calcext:value-type="float">
            <text:p>11.8876</text:p>
          </table:table-cell>
          <table:table-cell office:value-type="float" office:value="11.86508" calcext:value-type="float">
            <text:p>11.86508</text:p>
          </table:table-cell>
          <table:table-cell office:value-type="float" office:value="11.78416" calcext:value-type="float">
            <text:p>11.78416</text:p>
          </table:table-cell>
          <table:table-cell office:value-type="float" office:value="11.86464" calcext:value-type="float">
            <text:p>11.86464</text:p>
          </table:table-cell>
          <table:table-cell office:value-type="float" office:value="11.87024" calcext:value-type="float">
            <text:p>11.87024</text:p>
          </table:table-cell>
          <table:table-cell office:value-type="float" office:value="12.7556" calcext:value-type="float">
            <text:p>12.7556</text:p>
          </table:table-cell>
          <table:table-cell office:value-type="float" office:value="11.49216" calcext:value-type="float">
            <text:p>11.49216</text:p>
          </table:table-cell>
          <table:table-cell office:value-type="float" office:value="10.43944" calcext:value-type="float">
            <text:p>10.43944</text:p>
          </table:table-cell>
          <table:table-cell office:value-type="float" office:value="12.58608" calcext:value-type="float">
            <text:p>12.58608</text:p>
          </table:table-cell>
          <table:table-cell office:value-type="float" office:value="12.46796" calcext:value-type="float">
            <text:p>12.46796</text:p>
          </table:table-cell>
          <table:table-cell table:formula="of:=AVERAGE([.A20:.J20])" office:value-type="float" office:value="11.901296" calcext:value-type="float">
            <text:p>11.901296</text:p>
          </table:table-cell>
          <table:table-cell table:number-columns-repeated="10"/>
        </table:table-row>
        <table:table-row table:style-name="ro1">
          <table:table-cell office:value-type="float" office:value="11.78808" calcext:value-type="float">
            <text:p>11.78808</text:p>
          </table:table-cell>
          <table:table-cell office:value-type="float" office:value="11.77248" calcext:value-type="float">
            <text:p>11.77248</text:p>
          </table:table-cell>
          <table:table-cell office:value-type="float" office:value="11.75236" calcext:value-type="float">
            <text:p>11.75236</text:p>
          </table:table-cell>
          <table:table-cell office:value-type="float" office:value="11.7692" calcext:value-type="float">
            <text:p>11.7692</text:p>
          </table:table-cell>
          <table:table-cell office:value-type="float" office:value="11.7726" calcext:value-type="float">
            <text:p>11.7726</text:p>
          </table:table-cell>
          <table:table-cell office:value-type="float" office:value="11.77924" calcext:value-type="float">
            <text:p>11.77924</text:p>
          </table:table-cell>
          <table:table-cell office:value-type="float" office:value="11.42232" calcext:value-type="float">
            <text:p>11.42232</text:p>
          </table:table-cell>
          <table:table-cell office:value-type="float" office:value="10.43828" calcext:value-type="float">
            <text:p>10.43828</text:p>
          </table:table-cell>
          <table:table-cell office:value-type="float" office:value="11.77792" calcext:value-type="float">
            <text:p>11.77792</text:p>
          </table:table-cell>
          <table:table-cell office:value-type="float" office:value="11.39772" calcext:value-type="float">
            <text:p>11.39772</text:p>
          </table:table-cell>
          <table:table-cell table:formula="of:=AVERAGE([.A21:.J21])" office:value-type="float" office:value="11.56702" calcext:value-type="float">
            <text:p>11.56702</text:p>
          </table:table-cell>
          <table:table-cell table:number-columns-repeated="10"/>
        </table:table-row>
        <table:table-row table:style-name="ro1">
          <table:table-cell office:value-type="float" office:value="10.4394" calcext:value-type="float">
            <text:p>10.4394</text:p>
          </table:table-cell>
          <table:table-cell office:value-type="float" office:value="10.43856" calcext:value-type="float">
            <text:p>10.43856</text:p>
          </table:table-cell>
          <table:table-cell office:value-type="float" office:value="10.4394" calcext:value-type="float">
            <text:p>10.4394</text:p>
          </table:table-cell>
          <table:table-cell office:value-type="float" office:value="10.44124" calcext:value-type="float">
            <text:p>10.44124</text:p>
          </table:table-cell>
          <table:table-cell office:value-type="float" office:value="10.43964" calcext:value-type="float">
            <text:p>10.43964</text:p>
          </table:table-cell>
          <table:table-cell office:value-type="float" office:value="10.43916" calcext:value-type="float">
            <text:p>10.43916</text:p>
          </table:table-cell>
          <table:table-cell office:value-type="float" office:value="10.43992" calcext:value-type="float">
            <text:p>10.43992</text:p>
          </table:table-cell>
          <table:table-cell office:value-type="float" office:value="10.4434" calcext:value-type="float">
            <text:p>10.4434</text:p>
          </table:table-cell>
          <table:table-cell office:value-type="float" office:value="11.1758" calcext:value-type="float">
            <text:p>11.1758</text:p>
          </table:table-cell>
          <table:table-cell office:value-type="float" office:value="11.40628" calcext:value-type="float">
            <text:p>11.40628</text:p>
          </table:table-cell>
          <table:table-cell table:formula="of:=AVERAGE([.A22:.J22])" office:value-type="float" office:value="10.61028" calcext:value-type="float">
            <text:p>10.61028</text:p>
          </table:table-cell>
          <table:table-cell table:number-columns-repeated="10"/>
        </table:table-row>
        <table:table-row table:style-name="ro1">
          <table:table-cell office:value-type="float" office:value="17.957041" calcext:value-type="float">
            <text:p>17.957041</text:p>
          </table:table-cell>
          <table:table-cell office:value-type="float" office:value="16.021681" calcext:value-type="float">
            <text:p>16.021681</text:p>
          </table:table-cell>
          <table:table-cell office:value-type="float" office:value="16.021959" calcext:value-type="float">
            <text:p>16.021959</text:p>
          </table:table-cell>
          <table:table-cell office:value-type="float" office:value="16.0228" calcext:value-type="float">
            <text:p>16.0228</text:p>
          </table:table-cell>
          <table:table-cell office:value-type="float" office:value="16.021919" calcext:value-type="float">
            <text:p>16.021919</text:p>
          </table:table-cell>
          <table:table-cell office:value-type="float" office:value="17.280161" calcext:value-type="float">
            <text:p>17.280161</text:p>
          </table:table-cell>
          <table:table-cell office:value-type="float" office:value="16.02512" calcext:value-type="float">
            <text:p>16.02512</text:p>
          </table:table-cell>
          <table:table-cell office:value-type="float" office:value="16.022881" calcext:value-type="float">
            <text:p>16.022881</text:p>
          </table:table-cell>
          <table:table-cell office:value-type="float" office:value="17.1402" calcext:value-type="float">
            <text:p>17.1402</text:p>
          </table:table-cell>
          <table:table-cell office:value-type="float" office:value="17.15556" calcext:value-type="float">
            <text:p>17.15556</text:p>
          </table:table-cell>
          <table:table-cell table:formula="of:=AVERAGE([.A23:.J23])" office:value-type="float" office:value="16.5669322" calcext:value-type="float">
            <text:p>16.5669322</text:p>
          </table:table-cell>
          <table:table-cell table:number-columns-repeated="10"/>
        </table:table-row>
        <table:table-row table:style-name="ro1">
          <table:table-cell office:value-type="float" office:value="27.017" calcext:value-type="float">
            <text:p>27.017</text:p>
          </table:table-cell>
          <table:table-cell office:value-type="float" office:value="20.774799" calcext:value-type="float">
            <text:p>20.774799</text:p>
          </table:table-cell>
          <table:table-cell office:value-type="float" office:value="17.13656" calcext:value-type="float">
            <text:p>17.13656</text:p>
          </table:table-cell>
          <table:table-cell office:value-type="float" office:value="16.692881" calcext:value-type="float">
            <text:p>16.692881</text:p>
          </table:table-cell>
          <table:table-cell office:value-type="float" office:value="24.528601" calcext:value-type="float">
            <text:p>24.528601</text:p>
          </table:table-cell>
          <table:table-cell office:value-type="float" office:value="16.698879" calcext:value-type="float">
            <text:p>16.698879</text:p>
          </table:table-cell>
          <table:table-cell office:value-type="float" office:value="27.520321" calcext:value-type="float">
            <text:p>27.520321</text:p>
          </table:table-cell>
          <table:table-cell office:value-type="float" office:value="23.653721" calcext:value-type="float">
            <text:p>23.653721</text:p>
          </table:table-cell>
          <table:table-cell office:value-type="float" office:value="25.688999" calcext:value-type="float">
            <text:p>25.688999</text:p>
          </table:table-cell>
          <table:table-cell office:value-type="float" office:value="26.854839" calcext:value-type="float">
            <text:p>26.854839</text:p>
          </table:table-cell>
          <table:table-cell table:formula="of:=AVERAGE([.A24:.J24])" office:value-type="float" office:value="22.65666" calcext:value-type="float">
            <text:p>22.65666</text:p>
          </table:table-cell>
          <table:table-cell table:number-columns-repeated="10"/>
        </table:table-row>
        <table:table-row table:style-name="ro1">
          <table:table-cell office:value-type="float" office:value="37.844639" calcext:value-type="float">
            <text:p>37.844639</text:p>
          </table:table-cell>
          <table:table-cell office:value-type="float" office:value="36.373039" calcext:value-type="float">
            <text:p>36.373039</text:p>
          </table:table-cell>
          <table:table-cell office:value-type="float" office:value="31.641121" calcext:value-type="float">
            <text:p>31.641121</text:p>
          </table:table-cell>
          <table:table-cell office:value-type="float" office:value="27.966921" calcext:value-type="float">
            <text:p>27.966921</text:p>
          </table:table-cell>
          <table:table-cell office:value-type="float" office:value="36.84148" calcext:value-type="float">
            <text:p>36.84148</text:p>
          </table:table-cell>
          <table:table-cell office:value-type="float" office:value="31.072281" calcext:value-type="float">
            <text:p>31.072281</text:p>
          </table:table-cell>
          <table:table-cell office:value-type="float" office:value="36.639118" calcext:value-type="float">
            <text:p>36.639118</text:p>
          </table:table-cell>
          <table:table-cell office:value-type="float" office:value="37.582321" calcext:value-type="float">
            <text:p>37.582321</text:p>
          </table:table-cell>
          <table:table-cell office:value-type="float" office:value="36.977959" calcext:value-type="float">
            <text:p>36.977959</text:p>
          </table:table-cell>
          <table:table-cell office:value-type="float" office:value="35.371399" calcext:value-type="float">
            <text:p>35.371399</text:p>
          </table:table-cell>
          <table:table-cell table:formula="of:=AVERAGE([.A25:.J25])" office:value-type="float" office:value="34.8310278" calcext:value-type="float">
            <text:p>34.8310278</text:p>
          </table:table-cell>
          <table:table-cell table:number-columns-repeated="10"/>
        </table:table-row>
        <table:table-row table:style-name="ro1">
          <table:table-cell office:value-type="float" office:value="36.84668" calcext:value-type="float">
            <text:p>36.84668</text:p>
          </table:table-cell>
          <table:table-cell office:value-type="float" office:value="36.722279" calcext:value-type="float">
            <text:p>36.722279</text:p>
          </table:table-cell>
          <table:table-cell office:value-type="float" office:value="38.329681" calcext:value-type="float">
            <text:p>38.329681</text:p>
          </table:table-cell>
          <table:table-cell office:value-type="float" office:value="34.518681" calcext:value-type="float">
            <text:p>34.518681</text:p>
          </table:table-cell>
          <table:table-cell office:value-type="float" office:value="37.03664" calcext:value-type="float">
            <text:p>37.03664</text:p>
          </table:table-cell>
          <table:table-cell office:value-type="float" office:value="35.744202" calcext:value-type="float">
            <text:p>35.744202</text:p>
          </table:table-cell>
          <table:table-cell office:value-type="float" office:value="36.84248" calcext:value-type="float">
            <text:p>36.84248</text:p>
          </table:table-cell>
          <table:table-cell office:value-type="float" office:value="36.370281" calcext:value-type="float">
            <text:p>36.370281</text:p>
          </table:table-cell>
          <table:table-cell office:value-type="float" office:value="38.048481" calcext:value-type="float">
            <text:p>38.048481</text:p>
          </table:table-cell>
          <table:table-cell office:value-type="float" office:value="36.776241" calcext:value-type="float">
            <text:p>36.776241</text:p>
          </table:table-cell>
          <table:table-cell table:formula="of:=AVERAGE([.A26:.J26])" office:value-type="float" office:value="36.7235646" calcext:value-type="float">
            <text:p>36.7235646</text:p>
          </table:table-cell>
          <table:table-cell table:number-columns-repeated="10"/>
        </table:table-row>
        <table:table-row table:style-name="ro1">
          <table:table-cell office:value-type="float" office:value="62.343281" calcext:value-type="float">
            <text:p>62.343281</text:p>
          </table:table-cell>
          <table:table-cell office:value-type="float" office:value="43.300282" calcext:value-type="float">
            <text:p>43.300282</text:p>
          </table:table-cell>
          <table:table-cell office:value-type="float" office:value="34.86216" calcext:value-type="float">
            <text:p>34.86216</text:p>
          </table:table-cell>
          <table:table-cell office:value-type="float" office:value="66.373482" calcext:value-type="float">
            <text:p>66.373482</text:p>
          </table:table-cell>
          <table:table-cell office:value-type="float" office:value="56.605042" calcext:value-type="float">
            <text:p>56.605042</text:p>
          </table:table-cell>
          <table:table-cell office:value-type="float" office:value="64.02684" calcext:value-type="float">
            <text:p>64.02684</text:p>
          </table:table-cell>
          <table:table-cell office:value-type="float" office:value="49.86916" calcext:value-type="float">
            <text:p>49.86916</text:p>
          </table:table-cell>
          <table:table-cell office:value-type="float" office:value="62.306999" calcext:value-type="float">
            <text:p>62.306999</text:p>
          </table:table-cell>
          <table:table-cell office:value-type="float" office:value="57.892521" calcext:value-type="float">
            <text:p>57.892521</text:p>
          </table:table-cell>
          <table:table-cell office:value-type="float" office:value="61.43248" calcext:value-type="float">
            <text:p>61.43248</text:p>
          </table:table-cell>
          <table:table-cell table:formula="of:=AVERAGE([.A27:.J27])" office:value-type="float" office:value="55.9012247" calcext:value-type="float">
            <text:p>55.9012247</text:p>
          </table:table-cell>
          <table:table-cell table:number-columns-repeated="10"/>
        </table:table-row>
        <table:table-row table:style-name="ro1">
          <table:table-cell office:value-type="float" office:value="39.7258" calcext:value-type="float">
            <text:p>39.7258</text:p>
          </table:table-cell>
          <table:table-cell office:value-type="float" office:value="45.242039" calcext:value-type="float">
            <text:p>45.242039</text:p>
          </table:table-cell>
          <table:table-cell office:value-type="float" office:value="217.281921" calcext:value-type="float">
            <text:p>217.281921</text:p>
          </table:table-cell>
          <table:table-cell office:value-type="float" office:value="41.202881" calcext:value-type="float">
            <text:p>41.202881</text:p>
          </table:table-cell>
          <table:table-cell office:value-type="float" office:value="48.273319" calcext:value-type="float">
            <text:p>48.273319</text:p>
          </table:table-cell>
          <table:table-cell office:value-type="float" office:value="49.878239" calcext:value-type="float">
            <text:p>49.878239</text:p>
          </table:table-cell>
          <table:table-cell office:value-type="float" office:value="95.54776" calcext:value-type="float">
            <text:p>95.54776</text:p>
          </table:table-cell>
          <table:table-cell office:value-type="float" office:value="46.19368" calcext:value-type="float">
            <text:p>46.19368</text:p>
          </table:table-cell>
          <table:table-cell office:value-type="float" office:value="52.146881" calcext:value-type="float">
            <text:p>52.146881</text:p>
          </table:table-cell>
          <table:table-cell office:value-type="float" office:value="69.056122" calcext:value-type="float">
            <text:p>69.056122</text:p>
          </table:table-cell>
          <table:table-cell table:formula="of:=AVERAGE([.A28:.J28])" office:value-type="float" office:value="70.4548642" calcext:value-type="float">
            <text:p>70.4548642</text:p>
          </table:table-cell>
          <table:table-cell table:number-columns-repeated="10"/>
        </table:table-row>
        <table:table-row table:style-name="ro1">
          <table:table-cell office:value-type="float" office:value="165.475357" calcext:value-type="float">
            <text:p>165.475357</text:p>
          </table:table-cell>
          <table:table-cell office:value-type="float" office:value="163.753433" calcext:value-type="float">
            <text:p>163.753433</text:p>
          </table:table-cell>
          <table:table-cell office:value-type="float" office:value="169.815994" calcext:value-type="float">
            <text:p>169.815994</text:p>
          </table:table-cell>
          <table:table-cell office:value-type="float" office:value="158.015915" calcext:value-type="float">
            <text:p>158.015915</text:p>
          </table:table-cell>
          <table:table-cell office:value-type="float" office:value="147.195679" calcext:value-type="float">
            <text:p>147.195679</text:p>
          </table:table-cell>
          <table:table-cell office:value-type="float" office:value="164.109482" calcext:value-type="float">
            <text:p>164.109482</text:p>
          </table:table-cell>
          <table:table-cell office:value-type="float" office:value="164.898407" calcext:value-type="float">
            <text:p>164.898407</text:p>
          </table:table-cell>
          <table:table-cell office:value-type="float" office:value="140.521805" calcext:value-type="float">
            <text:p>140.521805</text:p>
          </table:table-cell>
          <table:table-cell office:value-type="float" office:value="141.953156" calcext:value-type="float">
            <text:p>141.953156</text:p>
          </table:table-cell>
          <table:table-cell office:value-type="float" office:value="159.382324" calcext:value-type="float">
            <text:p>159.382324</text:p>
          </table:table-cell>
          <table:table-cell table:formula="of:=AVERAGE([.A29:.J29])" office:value-type="float" office:value="157.5121552" calcext:value-type="float">
            <text:p>157.5121552</text:p>
          </table:table-cell>
          <table:table-cell table:number-columns-repeated="10"/>
        </table:table-row>
        <table:table-row table:style-name="ro1">
          <table:table-cell office:value-type="float" office:value="160.263275" calcext:value-type="float">
            <text:p>160.263275</text:p>
          </table:table-cell>
          <table:table-cell office:value-type="float" office:value="165.435684" calcext:value-type="float">
            <text:p>165.435684</text:p>
          </table:table-cell>
          <table:table-cell office:value-type="float" office:value="169.804321" calcext:value-type="float">
            <text:p>169.804321</text:p>
          </table:table-cell>
          <table:table-cell office:value-type="float" office:value="168.528" calcext:value-type="float">
            <text:p>168.528</text:p>
          </table:table-cell>
          <table:table-cell office:value-type="float" office:value="151.542877" calcext:value-type="float">
            <text:p>151.542877</text:p>
          </table:table-cell>
          <table:table-cell office:value-type="float" office:value="171.969284" calcext:value-type="float">
            <text:p>171.969284</text:p>
          </table:table-cell>
          <table:table-cell office:value-type="float" office:value="142.941635" calcext:value-type="float">
            <text:p>142.941635</text:p>
          </table:table-cell>
          <table:table-cell office:value-type="float" office:value="167.455643" calcext:value-type="float">
            <text:p>167.455643</text:p>
          </table:table-cell>
          <table:table-cell office:value-type="float" office:value="165.566483" calcext:value-type="float">
            <text:p>165.566483</text:p>
          </table:table-cell>
          <table:table-cell office:value-type="float" office:value="171.396515" calcext:value-type="float">
            <text:p>171.396515</text:p>
          </table:table-cell>
          <table:table-cell table:formula="of:=AVERAGE([.A30:.J30])" office:value-type="float" office:value="163.4903717" calcext:value-type="float">
            <text:p>163.4903717</text:p>
          </table:table-cell>
          <table:table-cell table:number-columns-repeated="10"/>
        </table:table-row>
        <table:table-row table:style-name="ro1">
          <table:table-cell office:value-type="float" office:value="163.637085" calcext:value-type="float">
            <text:p>163.637085</text:p>
          </table:table-cell>
          <table:table-cell office:value-type="float" office:value="166.993683" calcext:value-type="float">
            <text:p>166.993683</text:p>
          </table:table-cell>
          <table:table-cell office:value-type="float" office:value="167.849121" calcext:value-type="float">
            <text:p>167.849121</text:p>
          </table:table-cell>
          <table:table-cell office:value-type="float" office:value="170.663406" calcext:value-type="float">
            <text:p>170.663406</text:p>
          </table:table-cell>
          <table:table-cell office:value-type="float" office:value="152.822601" calcext:value-type="float">
            <text:p>152.822601</text:p>
          </table:table-cell>
          <table:table-cell office:value-type="float" office:value="172.384125" calcext:value-type="float">
            <text:p>172.384125</text:p>
          </table:table-cell>
          <table:table-cell office:value-type="float" office:value="134.407043" calcext:value-type="float">
            <text:p>134.407043</text:p>
          </table:table-cell>
          <table:table-cell office:value-type="float" office:value="167.174438" calcext:value-type="float">
            <text:p>167.174438</text:p>
          </table:table-cell>
          <table:table-cell office:value-type="float" office:value="161.850754" calcext:value-type="float">
            <text:p>161.850754</text:p>
          </table:table-cell>
          <table:table-cell office:value-type="float" office:value="153.268967" calcext:value-type="float">
            <text:p>153.268967</text:p>
          </table:table-cell>
          <table:table-cell table:formula="of:=AVERAGE([.A31:.J31])" office:value-type="float" office:value="161.1051223" calcext:value-type="float">
            <text:p>161.1051223</text:p>
          </table:table-cell>
          <table:table-cell table:number-columns-repeated="10"/>
        </table:table-row>
        <table:table-row table:style-name="ro1">
          <table:table-cell office:value-type="float" office:value="158.299286" calcext:value-type="float">
            <text:p>158.299286</text:p>
          </table:table-cell>
          <table:table-cell office:value-type="float" office:value="171.458603" calcext:value-type="float">
            <text:p>171.458603</text:p>
          </table:table-cell>
          <table:table-cell office:value-type="float" office:value="170.705246" calcext:value-type="float">
            <text:p>170.705246</text:p>
          </table:table-cell>
          <table:table-cell office:value-type="float" office:value="167.726044" calcext:value-type="float">
            <text:p>167.726044</text:p>
          </table:table-cell>
          <table:table-cell office:value-type="float" office:value="151.381561" calcext:value-type="float">
            <text:p>151.381561</text:p>
          </table:table-cell>
          <table:table-cell office:value-type="float" office:value="170.101639" calcext:value-type="float">
            <text:p>170.101639</text:p>
          </table:table-cell>
          <table:table-cell office:value-type="float" office:value="174.644684" calcext:value-type="float">
            <text:p>174.644684</text:p>
          </table:table-cell>
          <table:table-cell office:value-type="float" office:value="137.681717" calcext:value-type="float">
            <text:p>137.681717</text:p>
          </table:table-cell>
          <table:table-cell office:value-type="float" office:value="156.409714" calcext:value-type="float">
            <text:p>156.409714</text:p>
          </table:table-cell>
          <table:table-cell office:value-type="float" office:value="167.108597" calcext:value-type="float">
            <text:p>167.108597</text:p>
          </table:table-cell>
          <table:table-cell table:formula="of:=AVERAGE([.A32:.J32])" office:value-type="float" office:value="162.5517091" calcext:value-type="float">
            <text:p>162.5517091</text:p>
          </table:table-cell>
          <table:table-cell table:number-columns-repeated="10"/>
        </table:table-row>
        <table:table-row table:style-name="ro1">
          <table:table-cell table:number-columns-repeated="10" office:value-type="string" calcext:value-type="string">
            <text:p>For Stride2</text:p>
          </table:table-cell>
          <table:table-cell table:formula="of:=AVERAGE([.A33:.J33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float" office:value="11.76216" calcext:value-type="float">
            <text:p>11.76216</text:p>
          </table:table-cell>
          <table:table-cell office:value-type="float" office:value="11.16704" calcext:value-type="float">
            <text:p>11.16704</text:p>
          </table:table-cell>
          <table:table-cell office:value-type="float" office:value="12.46776" calcext:value-type="float">
            <text:p>12.46776</text:p>
          </table:table-cell>
          <table:table-cell office:value-type="float" office:value="12.47168" calcext:value-type="float">
            <text:p>12.47168</text:p>
          </table:table-cell>
          <table:table-cell office:value-type="float" office:value="12.4734" calcext:value-type="float">
            <text:p>12.4734</text:p>
          </table:table-cell>
          <table:table-cell office:value-type="float" office:value="12.46648" calcext:value-type="float">
            <text:p>12.46648</text:p>
          </table:table-cell>
          <table:table-cell office:value-type="float" office:value="11.16512" calcext:value-type="float">
            <text:p>11.16512</text:p>
          </table:table-cell>
          <table:table-cell office:value-type="float" office:value="11.82908" calcext:value-type="float">
            <text:p>11.82908</text:p>
          </table:table-cell>
          <table:table-cell office:value-type="float" office:value="12.46696" calcext:value-type="float">
            <text:p>12.46696</text:p>
          </table:table-cell>
          <table:table-cell office:value-type="float" office:value="12.47244" calcext:value-type="float">
            <text:p>12.47244</text:p>
          </table:table-cell>
          <table:table-cell table:formula="of:=AVERAGE([.A34:.J34])" office:value-type="float" office:value="12.074212" calcext:value-type="float">
            <text:p>12.074212</text:p>
          </table:table-cell>
          <table:table-cell table:number-columns-repeated="10"/>
        </table:table-row>
        <table:table-row table:style-name="ro1">
          <table:table-cell office:value-type="float" office:value="11.934" calcext:value-type="float">
            <text:p>11.934</text:p>
          </table:table-cell>
          <table:table-cell office:value-type="float" office:value="11.17164" calcext:value-type="float">
            <text:p>11.17164</text:p>
          </table:table-cell>
          <table:table-cell office:value-type="float" office:value="12.47344" calcext:value-type="float">
            <text:p>12.47344</text:p>
          </table:table-cell>
          <table:table-cell office:value-type="float" office:value="13.66844" calcext:value-type="float">
            <text:p>13.66844</text:p>
          </table:table-cell>
          <table:table-cell office:value-type="float" office:value="13.33308" calcext:value-type="float">
            <text:p>13.33308</text:p>
          </table:table-cell>
          <table:table-cell office:value-type="float" office:value="12.46684" calcext:value-type="float">
            <text:p>12.46684</text:p>
          </table:table-cell>
          <table:table-cell office:value-type="float" office:value="11.1664" calcext:value-type="float">
            <text:p>11.1664</text:p>
          </table:table-cell>
          <table:table-cell office:value-type="float" office:value="10.4384" calcext:value-type="float">
            <text:p>10.4384</text:p>
          </table:table-cell>
          <table:table-cell office:value-type="float" office:value="12.46852" calcext:value-type="float">
            <text:p>12.46852</text:p>
          </table:table-cell>
          <table:table-cell office:value-type="float" office:value="12.46672" calcext:value-type="float">
            <text:p>12.46672</text:p>
          </table:table-cell>
          <table:table-cell table:formula="of:=AVERAGE([.A35:.J35])" office:value-type="float" office:value="12.158748" calcext:value-type="float">
            <text:p>12.158748</text:p>
          </table:table-cell>
          <table:table-cell table:number-columns-repeated="10"/>
        </table:table-row>
        <table:table-row table:style-name="ro1">
          <table:table-cell office:value-type="float" office:value="11.84348" calcext:value-type="float">
            <text:p>11.84348</text:p>
          </table:table-cell>
          <table:table-cell office:value-type="float" office:value="11.8816" calcext:value-type="float">
            <text:p>11.8816</text:p>
          </table:table-cell>
          <table:table-cell office:value-type="float" office:value="12.46912" calcext:value-type="float">
            <text:p>12.46912</text:p>
          </table:table-cell>
          <table:table-cell office:value-type="float" office:value="12.46684" calcext:value-type="float">
            <text:p>12.46684</text:p>
          </table:table-cell>
          <table:table-cell office:value-type="float" office:value="10.4394" calcext:value-type="float">
            <text:p>10.4394</text:p>
          </table:table-cell>
          <table:table-cell office:value-type="float" office:value="12.47288" calcext:value-type="float">
            <text:p>12.47288</text:p>
          </table:table-cell>
          <table:table-cell office:value-type="float" office:value="11.89752" calcext:value-type="float">
            <text:p>11.89752</text:p>
          </table:table-cell>
          <table:table-cell office:value-type="float" office:value="10.4386" calcext:value-type="float">
            <text:p>10.4386</text:p>
          </table:table-cell>
          <table:table-cell office:value-type="float" office:value="12.47248" calcext:value-type="float">
            <text:p>12.47248</text:p>
          </table:table-cell>
          <table:table-cell office:value-type="float" office:value="13.17628" calcext:value-type="float">
            <text:p>13.17628</text:p>
          </table:table-cell>
          <table:table-cell table:formula="of:=AVERAGE([.A36:.J36])" office:value-type="float" office:value="11.95582" calcext:value-type="float">
            <text:p>11.95582</text:p>
          </table:table-cell>
          <table:table-cell table:number-columns-repeated="10"/>
        </table:table-row>
        <table:table-row table:style-name="ro1">
          <table:table-cell office:value-type="float" office:value="11.7596" calcext:value-type="float">
            <text:p>11.7596</text:p>
          </table:table-cell>
          <table:table-cell office:value-type="float" office:value="10.4394" calcext:value-type="float">
            <text:p>10.4394</text:p>
          </table:table-cell>
          <table:table-cell office:value-type="float" office:value="12.4662" calcext:value-type="float">
            <text:p>12.4662</text:p>
          </table:table-cell>
          <table:table-cell office:value-type="float" office:value="11.7728" calcext:value-type="float">
            <text:p>11.7728</text:p>
          </table:table-cell>
          <table:table-cell office:value-type="float" office:value="10.43944" calcext:value-type="float">
            <text:p>10.43944</text:p>
          </table:table-cell>
          <table:table-cell office:value-type="float" office:value="12.46752" calcext:value-type="float">
            <text:p>12.46752</text:p>
          </table:table-cell>
          <table:table-cell office:value-type="float" office:value="11.76324" calcext:value-type="float">
            <text:p>11.76324</text:p>
          </table:table-cell>
          <table:table-cell office:value-type="float" office:value="10.4438" calcext:value-type="float">
            <text:p>10.4438</text:p>
          </table:table-cell>
          <table:table-cell office:value-type="float" office:value="10.5676" calcext:value-type="float">
            <text:p>10.5676</text:p>
          </table:table-cell>
          <table:table-cell office:value-type="float" office:value="10.43868" calcext:value-type="float">
            <text:p>10.43868</text:p>
          </table:table-cell>
          <table:table-cell table:formula="of:=AVERAGE([.A37:.J37])" office:value-type="float" office:value="11.255828" calcext:value-type="float">
            <text:p>11.255828</text:p>
          </table:table-cell>
          <table:table-cell table:number-columns-repeated="10"/>
        </table:table-row>
        <table:table-row table:style-name="ro1">
          <table:table-cell office:value-type="float" office:value="10.43916" calcext:value-type="float">
            <text:p>10.43916</text:p>
          </table:table-cell>
          <table:table-cell office:value-type="float" office:value="10.43832" calcext:value-type="float">
            <text:p>10.43832</text:p>
          </table:table-cell>
          <table:table-cell office:value-type="float" office:value="13.27012" calcext:value-type="float">
            <text:p>13.27012</text:p>
          </table:table-cell>
          <table:table-cell office:value-type="float" office:value="10.44328" calcext:value-type="float">
            <text:p>10.44328</text:p>
          </table:table-cell>
          <table:table-cell office:value-type="float" office:value="10.44228" calcext:value-type="float">
            <text:p>10.44228</text:p>
          </table:table-cell>
          <table:table-cell office:value-type="float" office:value="10.4394" calcext:value-type="float">
            <text:p>10.4394</text:p>
          </table:table-cell>
          <table:table-cell office:value-type="float" office:value="11.99952" calcext:value-type="float">
            <text:p>11.99952</text:p>
          </table:table-cell>
          <table:table-cell office:value-type="float" office:value="10.43864" calcext:value-type="float">
            <text:p>10.43864</text:p>
          </table:table-cell>
          <table:table-cell office:value-type="float" office:value="10.43912" calcext:value-type="float">
            <text:p>10.43912</text:p>
          </table:table-cell>
          <table:table-cell office:value-type="float" office:value="10.4424" calcext:value-type="float">
            <text:p>10.4424</text:p>
          </table:table-cell>
          <table:table-cell table:formula="of:=AVERAGE([.A38:.J38])" office:value-type="float" office:value="10.879224" calcext:value-type="float">
            <text:p>10.879224</text:p>
          </table:table-cell>
          <table:table-cell table:number-columns-repeated="10"/>
        </table:table-row>
        <table:table-row table:style-name="ro1">
          <table:table-cell office:value-type="float" office:value="10.44336" calcext:value-type="float">
            <text:p>10.44336</text:p>
          </table:table-cell>
          <table:table-cell office:value-type="float" office:value="10.44" calcext:value-type="float">
            <text:p>10.44</text:p>
          </table:table-cell>
          <table:table-cell office:value-type="float" office:value="10.43928" calcext:value-type="float">
            <text:p>10.43928</text:p>
          </table:table-cell>
          <table:table-cell office:value-type="float" office:value="10.439" calcext:value-type="float">
            <text:p>10.439</text:p>
          </table:table-cell>
          <table:table-cell office:value-type="float" office:value="10.43892" calcext:value-type="float">
            <text:p>10.43892</text:p>
          </table:table-cell>
          <table:table-cell office:value-type="float" office:value="10.44244" calcext:value-type="float">
            <text:p>10.44244</text:p>
          </table:table-cell>
          <table:table-cell office:value-type="float" office:value="11.17012" calcext:value-type="float">
            <text:p>11.17012</text:p>
          </table:table-cell>
          <table:table-cell office:value-type="float" office:value="10.4386" calcext:value-type="float">
            <text:p>10.4386</text:p>
          </table:table-cell>
          <table:table-cell office:value-type="float" office:value="10.44304" calcext:value-type="float">
            <text:p>10.44304</text:p>
          </table:table-cell>
          <table:table-cell office:value-type="float" office:value="10.43952" calcext:value-type="float">
            <text:p>10.43952</text:p>
          </table:table-cell>
          <table:table-cell table:formula="of:=AVERAGE([.A39:.J39])" office:value-type="float" office:value="10.513428" calcext:value-type="float">
            <text:p>10.513428</text:p>
          </table:table-cell>
          <table:table-cell table:number-columns-repeated="10"/>
        </table:table-row>
        <table:table-row table:style-name="ro1">
          <table:table-cell office:value-type="float" office:value="20.42128" calcext:value-type="float">
            <text:p>20.42128</text:p>
          </table:table-cell>
          <table:table-cell office:value-type="float" office:value="24.187799" calcext:value-type="float">
            <text:p>24.187799</text:p>
          </table:table-cell>
          <table:table-cell office:value-type="float" office:value="16.02356" calcext:value-type="float">
            <text:p>16.02356</text:p>
          </table:table-cell>
          <table:table-cell office:value-type="float" office:value="16.02276" calcext:value-type="float">
            <text:p>16.02276</text:p>
          </table:table-cell>
          <table:table-cell office:value-type="float" office:value="16.021839" calcext:value-type="float">
            <text:p>16.021839</text:p>
          </table:table-cell>
          <table:table-cell office:value-type="float" office:value="16.02424" calcext:value-type="float">
            <text:p>16.02424</text:p>
          </table:table-cell>
          <table:table-cell office:value-type="float" office:value="17.13928" calcext:value-type="float">
            <text:p>17.13928</text:p>
          </table:table-cell>
          <table:table-cell office:value-type="float" office:value="16.01944" calcext:value-type="float">
            <text:p>16.01944</text:p>
          </table:table-cell>
          <table:table-cell office:value-type="float" office:value="16.024441" calcext:value-type="float">
            <text:p>16.024441</text:p>
          </table:table-cell>
          <table:table-cell office:value-type="float" office:value="24.35544" calcext:value-type="float">
            <text:p>24.35544</text:p>
          </table:table-cell>
          <table:table-cell table:formula="of:=AVERAGE([.A40:.J40])" office:value-type="float" office:value="18.2240079" calcext:value-type="float">
            <text:p>18.2240079</text:p>
          </table:table-cell>
          <table:table-cell table:number-columns-repeated="10"/>
        </table:table-row>
        <table:table-row table:style-name="ro1">
          <table:table-cell office:value-type="float" office:value="36.518719" calcext:value-type="float">
            <text:p>36.518719</text:p>
          </table:table-cell>
          <table:table-cell office:value-type="float" office:value="33.895" calcext:value-type="float">
            <text:p>33.895</text:p>
          </table:table-cell>
          <table:table-cell office:value-type="float" office:value="29.516159" calcext:value-type="float">
            <text:p>29.516159</text:p>
          </table:table-cell>
          <table:table-cell office:value-type="float" office:value="25.53116" calcext:value-type="float">
            <text:p>25.53116</text:p>
          </table:table-cell>
          <table:table-cell office:value-type="float" office:value="33.031158" calcext:value-type="float">
            <text:p>33.031158</text:p>
          </table:table-cell>
          <table:table-cell office:value-type="float" office:value="31.8978" calcext:value-type="float">
            <text:p>31.8978</text:p>
          </table:table-cell>
          <table:table-cell office:value-type="float" office:value="37.309441" calcext:value-type="float">
            <text:p>37.309441</text:p>
          </table:table-cell>
          <table:table-cell office:value-type="float" office:value="27.54348" calcext:value-type="float">
            <text:p>27.54348</text:p>
          </table:table-cell>
          <table:table-cell office:value-type="float" office:value="36.370918" calcext:value-type="float">
            <text:p>36.370918</text:p>
          </table:table-cell>
          <table:table-cell office:value-type="float" office:value="39.145279" calcext:value-type="float">
            <text:p>39.145279</text:p>
          </table:table-cell>
          <table:table-cell table:formula="of:=AVERAGE([.A41:.J41])" office:value-type="float" office:value="33.0759114" calcext:value-type="float">
            <text:p>33.0759114</text:p>
          </table:table-cell>
          <table:table-cell table:number-columns-repeated="10"/>
        </table:table-row>
        <table:table-row table:style-name="ro1">
          <table:table-cell office:value-type="float" office:value="36.576962" calcext:value-type="float">
            <text:p>36.576962</text:p>
          </table:table-cell>
          <table:table-cell office:value-type="float" office:value="34.084881" calcext:value-type="float">
            <text:p>34.084881</text:p>
          </table:table-cell>
          <table:table-cell office:value-type="float" office:value="34.819359" calcext:value-type="float">
            <text:p>34.819359</text:p>
          </table:table-cell>
          <table:table-cell office:value-type="float" office:value="34.139641" calcext:value-type="float">
            <text:p>34.139641</text:p>
          </table:table-cell>
          <table:table-cell office:value-type="float" office:value="34.396599" calcext:value-type="float">
            <text:p>34.396599</text:p>
          </table:table-cell>
          <table:table-cell office:value-type="float" office:value="34.2882" calcext:value-type="float">
            <text:p>34.2882</text:p>
          </table:table-cell>
          <table:table-cell office:value-type="float" office:value="37.785641" calcext:value-type="float">
            <text:p>37.785641</text:p>
          </table:table-cell>
          <table:table-cell office:value-type="float" office:value="32.87896" calcext:value-type="float">
            <text:p>32.87896</text:p>
          </table:table-cell>
          <table:table-cell office:value-type="float" office:value="36.985439" calcext:value-type="float">
            <text:p>36.985439</text:p>
          </table:table-cell>
          <table:table-cell office:value-type="float" office:value="34.46072" calcext:value-type="float">
            <text:p>34.46072</text:p>
          </table:table-cell>
          <table:table-cell table:formula="of:=AVERAGE([.A42:.J42])" office:value-type="float" office:value="35.0416402" calcext:value-type="float">
            <text:p>35.0416402</text:p>
          </table:table-cell>
          <table:table-cell table:number-columns-repeated="10"/>
        </table:table-row>
        <table:table-row table:style-name="ro1">
          <table:table-cell office:value-type="float" office:value="34.206161" calcext:value-type="float">
            <text:p>34.206161</text:p>
          </table:table-cell>
          <table:table-cell office:value-type="float" office:value="37.046558" calcext:value-type="float">
            <text:p>37.046558</text:p>
          </table:table-cell>
          <table:table-cell office:value-type="float" office:value="34.407719" calcext:value-type="float">
            <text:p>34.407719</text:p>
          </table:table-cell>
          <table:table-cell office:value-type="float" office:value="34.301479" calcext:value-type="float">
            <text:p>34.301479</text:p>
          </table:table-cell>
          <table:table-cell office:value-type="float" office:value="55.094681" calcext:value-type="float">
            <text:p>55.094681</text:p>
          </table:table-cell>
          <table:table-cell office:value-type="float" office:value="34.843239" calcext:value-type="float">
            <text:p>34.843239</text:p>
          </table:table-cell>
          <table:table-cell office:value-type="float" office:value="34.640362" calcext:value-type="float">
            <text:p>34.640362</text:p>
          </table:table-cell>
          <table:table-cell office:value-type="float" office:value="48.716999" calcext:value-type="float">
            <text:p>48.716999</text:p>
          </table:table-cell>
          <table:table-cell office:value-type="float" office:value="56.973598" calcext:value-type="float">
            <text:p>56.973598</text:p>
          </table:table-cell>
          <table:table-cell office:value-type="float" office:value="46.514561" calcext:value-type="float">
            <text:p>46.514561</text:p>
          </table:table-cell>
          <table:table-cell table:formula="of:=AVERAGE([.A43:.J43])" office:value-type="float" office:value="41.6745357" calcext:value-type="float">
            <text:p>41.6745357</text:p>
          </table:table-cell>
          <table:table-cell table:number-columns-repeated="10"/>
        </table:table-row>
        <table:table-row table:style-name="ro1">
          <table:table-cell office:value-type="float" office:value="54.418919" calcext:value-type="float">
            <text:p>54.418919</text:p>
          </table:table-cell>
          <table:table-cell office:value-type="float" office:value="37.897919" calcext:value-type="float">
            <text:p>37.897919</text:p>
          </table:table-cell>
          <table:table-cell office:value-type="float" office:value="40.335361" calcext:value-type="float">
            <text:p>40.335361</text:p>
          </table:table-cell>
          <table:table-cell office:value-type="float" office:value="82.095322" calcext:value-type="float">
            <text:p>82.095322</text:p>
          </table:table-cell>
          <table:table-cell office:value-type="float" office:value="39.78632" calcext:value-type="float">
            <text:p>39.78632</text:p>
          </table:table-cell>
          <table:table-cell office:value-type="float" office:value="120.414719" calcext:value-type="float">
            <text:p>120.414719</text:p>
          </table:table-cell>
          <table:table-cell office:value-type="float" office:value="38.238918" calcext:value-type="float">
            <text:p>38.238918</text:p>
          </table:table-cell>
          <table:table-cell office:value-type="float" office:value="50.188679" calcext:value-type="float">
            <text:p>50.188679</text:p>
          </table:table-cell>
          <table:table-cell office:value-type="float" office:value="33.588161" calcext:value-type="float">
            <text:p>33.588161</text:p>
          </table:table-cell>
          <table:table-cell office:value-type="float" office:value="63.884918" calcext:value-type="float">
            <text:p>63.884918</text:p>
          </table:table-cell>
          <table:table-cell table:formula="of:=AVERAGE([.A44:.J44])" office:value-type="float" office:value="56.0849236" calcext:value-type="float">
            <text:p>56.0849236</text:p>
          </table:table-cell>
          <table:table-cell table:number-columns-repeated="10"/>
        </table:table-row>
        <table:table-row table:style-name="ro1">
          <table:table-cell office:value-type="float" office:value="155.428116" calcext:value-type="float">
            <text:p>155.428116</text:p>
          </table:table-cell>
          <table:table-cell office:value-type="float" office:value="164.779404" calcext:value-type="float">
            <text:p>164.779404</text:p>
          </table:table-cell>
          <table:table-cell office:value-type="float" office:value="162.779846" calcext:value-type="float">
            <text:p>162.779846</text:p>
          </table:table-cell>
          <table:table-cell office:value-type="float" office:value="160.524323" calcext:value-type="float">
            <text:p>160.524323</text:p>
          </table:table-cell>
          <table:table-cell office:value-type="float" office:value="140.054077" calcext:value-type="float">
            <text:p>140.054077</text:p>
          </table:table-cell>
          <table:table-cell office:value-type="float" office:value="139.830399" calcext:value-type="float">
            <text:p>139.830399</text:p>
          </table:table-cell>
          <table:table-cell office:value-type="float" office:value="142.819473" calcext:value-type="float">
            <text:p>142.819473</text:p>
          </table:table-cell>
          <table:table-cell office:value-type="float" office:value="155.239441" calcext:value-type="float">
            <text:p>155.239441</text:p>
          </table:table-cell>
          <table:table-cell office:value-type="float" office:value="142.073715" calcext:value-type="float">
            <text:p>142.073715</text:p>
          </table:table-cell>
          <table:table-cell office:value-type="float" office:value="161.340683" calcext:value-type="float">
            <text:p>161.340683</text:p>
          </table:table-cell>
          <table:table-cell table:formula="of:=AVERAGE([.A45:.J45])" office:value-type="float" office:value="152.4869477" calcext:value-type="float">
            <text:p>152.4869477</text:p>
          </table:table-cell>
          <table:table-cell table:number-columns-repeated="10"/>
        </table:table-row>
        <table:table-row table:style-name="ro1">
          <table:table-cell office:value-type="float" office:value="162.993607" calcext:value-type="float">
            <text:p>162.993607</text:p>
          </table:table-cell>
          <table:table-cell office:value-type="float" office:value="159.1604" calcext:value-type="float">
            <text:p>159.1604</text:p>
          </table:table-cell>
          <table:table-cell office:value-type="float" office:value="169.374435" calcext:value-type="float">
            <text:p>169.374435</text:p>
          </table:table-cell>
          <table:table-cell office:value-type="float" office:value="155.724319" calcext:value-type="float">
            <text:p>155.724319</text:p>
          </table:table-cell>
          <table:table-cell office:value-type="float" office:value="168.305237" calcext:value-type="float">
            <text:p>168.305237</text:p>
          </table:table-cell>
          <table:table-cell office:value-type="float" office:value="157.043518" calcext:value-type="float">
            <text:p>157.043518</text:p>
          </table:table-cell>
          <table:table-cell office:value-type="float" office:value="156.011276" calcext:value-type="float">
            <text:p>156.011276</text:p>
          </table:table-cell>
          <table:table-cell office:value-type="float" office:value="178.696915" calcext:value-type="float">
            <text:p>178.696915</text:p>
          </table:table-cell>
          <table:table-cell office:value-type="float" office:value="160.135956" calcext:value-type="float">
            <text:p>160.135956</text:p>
          </table:table-cell>
          <table:table-cell office:value-type="float" office:value="176.214447" calcext:value-type="float">
            <text:p>176.214447</text:p>
          </table:table-cell>
          <table:table-cell table:formula="of:=AVERAGE([.A46:.J46])" office:value-type="float" office:value="164.366011" calcext:value-type="float">
            <text:p>164.366011</text:p>
          </table:table-cell>
          <table:table-cell table:number-columns-repeated="10"/>
        </table:table-row>
        <table:table-row table:style-name="ro1">
          <table:table-cell office:value-type="float" office:value="150.448959" calcext:value-type="float">
            <text:p>150.448959</text:p>
          </table:table-cell>
          <table:table-cell office:value-type="float" office:value="168.255875" calcext:value-type="float">
            <text:p>168.255875</text:p>
          </table:table-cell>
          <table:table-cell office:value-type="float" office:value="168.713394" calcext:value-type="float">
            <text:p>168.713394</text:p>
          </table:table-cell>
          <table:table-cell office:value-type="float" office:value="168.645447" calcext:value-type="float">
            <text:p>168.645447</text:p>
          </table:table-cell>
          <table:table-cell office:value-type="float" office:value="168.234604" calcext:value-type="float">
            <text:p>168.234604</text:p>
          </table:table-cell>
          <table:table-cell office:value-type="float" office:value="175.348755" calcext:value-type="float">
            <text:p>175.348755</text:p>
          </table:table-cell>
          <table:table-cell office:value-type="float" office:value="157.074722" calcext:value-type="float">
            <text:p>157.074722</text:p>
          </table:table-cell>
          <table:table-cell office:value-type="float" office:value="156.469681" calcext:value-type="float">
            <text:p>156.469681</text:p>
          </table:table-cell>
          <table:table-cell office:value-type="float" office:value="173.226715" calcext:value-type="float">
            <text:p>173.226715</text:p>
          </table:table-cell>
          <table:table-cell office:value-type="float" office:value="167.046997" calcext:value-type="float">
            <text:p>167.046997</text:p>
          </table:table-cell>
          <table:table-cell table:formula="of:=AVERAGE([.A47:.J47])" office:value-type="float" office:value="165.3465149" calcext:value-type="float">
            <text:p>165.3465149</text:p>
          </table:table-cell>
          <table:table-cell table:number-columns-repeated="10"/>
        </table:table-row>
        <table:table-row table:style-name="ro1">
          <table:table-cell office:value-type="float" office:value="147.90892" calcext:value-type="float">
            <text:p>147.90892</text:p>
          </table:table-cell>
          <table:table-cell office:value-type="float" office:value="166.655319" calcext:value-type="float">
            <text:p>166.655319</text:p>
          </table:table-cell>
          <table:table-cell office:value-type="float" office:value="177.39592" calcext:value-type="float">
            <text:p>177.39592</text:p>
          </table:table-cell>
          <table:table-cell office:value-type="float" office:value="170.549683" calcext:value-type="float">
            <text:p>170.549683</text:p>
          </table:table-cell>
          <table:table-cell office:value-type="float" office:value="165.262482" calcext:value-type="float">
            <text:p>165.262482</text:p>
          </table:table-cell>
          <table:table-cell office:value-type="float" office:value="166.391678" calcext:value-type="float">
            <text:p>166.391678</text:p>
          </table:table-cell>
          <table:table-cell office:value-type="float" office:value="155.365204" calcext:value-type="float">
            <text:p>155.365204</text:p>
          </table:table-cell>
          <table:table-cell office:value-type="float" office:value="171.957565" calcext:value-type="float">
            <text:p>171.957565</text:p>
          </table:table-cell>
          <table:table-cell office:value-type="float" office:value="174.846436" calcext:value-type="float">
            <text:p>174.846436</text:p>
          </table:table-cell>
          <table:table-cell office:value-type="float" office:value="177.521683" calcext:value-type="float">
            <text:p>177.521683</text:p>
          </table:table-cell>
          <table:table-cell table:formula="of:=AVERAGE([.A48:.J48])" office:value-type="float" office:value="167.385489" calcext:value-type="float">
            <text:p>167.385489</text:p>
          </table:table-cell>
          <table:table-cell table:number-columns-repeated="10"/>
        </table:table-row>
        <table:table-row table:style-name="ro1">
          <table:table-cell table:number-columns-repeated="10" office:value-type="string" calcext:value-type="string">
            <text:p>For Stride3</text:p>
          </table:table-cell>
          <table:table-cell table:formula="of:=AVERAGE([.A49:.J49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float" office:value="11.76968" calcext:value-type="float">
            <text:p>11.76968</text:p>
          </table:table-cell>
          <table:table-cell office:value-type="float" office:value="12.04692" calcext:value-type="float">
            <text:p>12.04692</text:p>
          </table:table-cell>
          <table:table-cell office:value-type="float" office:value="12.97568" calcext:value-type="float">
            <text:p>12.97568</text:p>
          </table:table-cell>
          <table:table-cell office:value-type="float" office:value="11.1674" calcext:value-type="float">
            <text:p>11.1674</text:p>
          </table:table-cell>
          <table:table-cell office:value-type="float" office:value="12.468" calcext:value-type="float">
            <text:p>12.468</text:p>
          </table:table-cell>
          <table:table-cell office:value-type="float" office:value="12.46752" calcext:value-type="float">
            <text:p>12.46752</text:p>
          </table:table-cell>
          <table:table-cell office:value-type="float" office:value="11.85624" calcext:value-type="float">
            <text:p>11.85624</text:p>
          </table:table-cell>
          <table:table-cell office:value-type="float" office:value="11.73912" calcext:value-type="float">
            <text:p>11.73912</text:p>
          </table:table-cell>
          <table:table-cell office:value-type="float" office:value="12.46992" calcext:value-type="float">
            <text:p>12.46992</text:p>
          </table:table-cell>
          <table:table-cell office:value-type="float" office:value="12.9704" calcext:value-type="float">
            <text:p>12.9704</text:p>
          </table:table-cell>
          <table:table-cell table:formula="of:=AVERAGE([.A50:.J50])" office:value-type="float" office:value="12.193088" calcext:value-type="float">
            <text:p>12.193088</text:p>
          </table:table-cell>
          <table:table-cell table:number-columns-repeated="10"/>
        </table:table-row>
        <table:table-row table:style-name="ro1">
          <table:table-cell office:value-type="float" office:value="11.92908" calcext:value-type="float">
            <text:p>11.92908</text:p>
          </table:table-cell>
          <table:table-cell office:value-type="float" office:value="10.43844" calcext:value-type="float">
            <text:p>10.43844</text:p>
          </table:table-cell>
          <table:table-cell office:value-type="float" office:value="14.10736" calcext:value-type="float">
            <text:p>14.10736</text:p>
          </table:table-cell>
          <table:table-cell office:value-type="float" office:value="10.4388" calcext:value-type="float">
            <text:p>10.4388</text:p>
          </table:table-cell>
          <table:table-cell office:value-type="float" office:value="12.46676" calcext:value-type="float">
            <text:p>12.46676</text:p>
          </table:table-cell>
          <table:table-cell office:value-type="float" office:value="12.47292" calcext:value-type="float">
            <text:p>12.47292</text:p>
          </table:table-cell>
          <table:table-cell office:value-type="float" office:value="10.44312" calcext:value-type="float">
            <text:p>10.44312</text:p>
          </table:table-cell>
          <table:table-cell office:value-type="float" office:value="10.4386" calcext:value-type="float">
            <text:p>10.4386</text:p>
          </table:table-cell>
          <table:table-cell office:value-type="float" office:value="11.17016" calcext:value-type="float">
            <text:p>11.17016</text:p>
          </table:table-cell>
          <table:table-cell office:value-type="float" office:value="12.97008" calcext:value-type="float">
            <text:p>12.97008</text:p>
          </table:table-cell>
          <table:table-cell table:formula="of:=AVERAGE([.A51:.J51])" office:value-type="float" office:value="11.687532" calcext:value-type="float">
            <text:p>11.687532</text:p>
          </table:table-cell>
          <table:table-cell table:number-columns-repeated="10"/>
        </table:table-row>
        <table:table-row table:style-name="ro1">
          <table:table-cell office:value-type="float" office:value="11.87036" calcext:value-type="float">
            <text:p>11.87036</text:p>
          </table:table-cell>
          <table:table-cell office:value-type="float" office:value="10.43888" calcext:value-type="float">
            <text:p>10.43888</text:p>
          </table:table-cell>
          <table:table-cell office:value-type="float" office:value="12.97056" calcext:value-type="float">
            <text:p>12.97056</text:p>
          </table:table-cell>
          <table:table-cell office:value-type="float" office:value="11.20436" calcext:value-type="float">
            <text:p>11.20436</text:p>
          </table:table-cell>
          <table:table-cell office:value-type="float" office:value="12.4674" calcext:value-type="float">
            <text:p>12.4674</text:p>
          </table:table-cell>
          <table:table-cell office:value-type="float" office:value="12.469" calcext:value-type="float">
            <text:p>12.469</text:p>
          </table:table-cell>
          <table:table-cell office:value-type="float" office:value="10.43864" calcext:value-type="float">
            <text:p>10.43864</text:p>
          </table:table-cell>
          <table:table-cell office:value-type="float" office:value="10.44388" calcext:value-type="float">
            <text:p>10.44388</text:p>
          </table:table-cell>
          <table:table-cell office:value-type="float" office:value="11.16616" calcext:value-type="float">
            <text:p>11.16616</text:p>
          </table:table-cell>
          <table:table-cell office:value-type="float" office:value="13.75064" calcext:value-type="float">
            <text:p>13.75064</text:p>
          </table:table-cell>
          <table:table-cell table:formula="of:=AVERAGE([.A52:.J52])" office:value-type="float" office:value="11.721988" calcext:value-type="float">
            <text:p>11.721988</text:p>
          </table:table-cell>
          <table:table-cell table:number-columns-repeated="10"/>
        </table:table-row>
        <table:table-row table:style-name="ro1">
          <table:table-cell office:value-type="float" office:value="11.72232" calcext:value-type="float">
            <text:p>11.72232</text:p>
          </table:table-cell>
          <table:table-cell office:value-type="float" office:value="10.43932" calcext:value-type="float">
            <text:p>10.43932</text:p>
          </table:table-cell>
          <table:table-cell office:value-type="float" office:value="10.7564" calcext:value-type="float">
            <text:p>10.7564</text:p>
          </table:table-cell>
          <table:table-cell office:value-type="float" office:value="10.44352" calcext:value-type="float">
            <text:p>10.44352</text:p>
          </table:table-cell>
          <table:table-cell office:value-type="float" office:value="10.44324" calcext:value-type="float">
            <text:p>10.44324</text:p>
          </table:table-cell>
          <table:table-cell office:value-type="float" office:value="12.46672" calcext:value-type="float">
            <text:p>12.46672</text:p>
          </table:table-cell>
          <table:table-cell office:value-type="float" office:value="10.4398" calcext:value-type="float">
            <text:p>10.4398</text:p>
          </table:table-cell>
          <table:table-cell office:value-type="float" office:value="10.44028" calcext:value-type="float">
            <text:p>10.44028</text:p>
          </table:table-cell>
          <table:table-cell office:value-type="float" office:value="11.16856" calcext:value-type="float">
            <text:p>11.16856</text:p>
          </table:table-cell>
          <table:table-cell office:value-type="float" office:value="10.44292" calcext:value-type="float">
            <text:p>10.44292</text:p>
          </table:table-cell>
          <table:table-cell table:formula="of:=AVERAGE([.A53:.J53])" office:value-type="float" office:value="10.876308" calcext:value-type="float">
            <text:p>10.876308</text:p>
          </table:table-cell>
          <table:table-cell table:number-columns-repeated="10"/>
        </table:table-row>
        <table:table-row table:style-name="ro1">
          <table:table-cell office:value-type="float" office:value="11.8046" calcext:value-type="float">
            <text:p>11.8046</text:p>
          </table:table-cell>
          <table:table-cell office:value-type="float" office:value="10.44476" calcext:value-type="float">
            <text:p>10.44476</text:p>
          </table:table-cell>
          <table:table-cell office:value-type="float" office:value="10.44364" calcext:value-type="float">
            <text:p>10.44364</text:p>
          </table:table-cell>
          <table:table-cell office:value-type="float" office:value="10.4386" calcext:value-type="float">
            <text:p>10.4386</text:p>
          </table:table-cell>
          <table:table-cell office:value-type="float" office:value="10.44" calcext:value-type="float">
            <text:p>10.44</text:p>
          </table:table-cell>
          <table:table-cell office:value-type="float" office:value="10.439" calcext:value-type="float">
            <text:p>10.439</text:p>
          </table:table-cell>
          <table:table-cell office:value-type="float" office:value="10.43896" calcext:value-type="float">
            <text:p>10.43896</text:p>
          </table:table-cell>
          <table:table-cell office:value-type="float" office:value="10.43788" calcext:value-type="float">
            <text:p>10.43788</text:p>
          </table:table-cell>
          <table:table-cell office:value-type="float" office:value="11.16564" calcext:value-type="float">
            <text:p>11.16564</text:p>
          </table:table-cell>
          <table:table-cell office:value-type="float" office:value="10.4404" calcext:value-type="float">
            <text:p>10.4404</text:p>
          </table:table-cell>
          <table:table-cell table:formula="of:=AVERAGE([.A54:.J54])" office:value-type="float" office:value="10.649348" calcext:value-type="float">
            <text:p>10.649348</text:p>
          </table:table-cell>
          <table:table-cell table:number-columns-repeated="10"/>
        </table:table-row>
        <table:table-row table:style-name="ro1">
          <table:table-cell office:value-type="float" office:value="10.44404" calcext:value-type="float">
            <text:p>10.44404</text:p>
          </table:table-cell>
          <table:table-cell office:value-type="float" office:value="10.4386" calcext:value-type="float">
            <text:p>10.4386</text:p>
          </table:table-cell>
          <table:table-cell office:value-type="float" office:value="10.4382" calcext:value-type="float">
            <text:p>10.4382</text:p>
          </table:table-cell>
          <table:table-cell table:number-columns-repeated="2" office:value-type="float" office:value="10.43928" calcext:value-type="float">
            <text:p>10.43928</text:p>
          </table:table-cell>
          <table:table-cell office:value-type="float" office:value="10.4436" calcext:value-type="float">
            <text:p>10.4436</text:p>
          </table:table-cell>
          <table:table-cell office:value-type="float" office:value="11.7708" calcext:value-type="float">
            <text:p>11.7708</text:p>
          </table:table-cell>
          <table:table-cell office:value-type="float" office:value="10.43848" calcext:value-type="float">
            <text:p>10.43848</text:p>
          </table:table-cell>
          <table:table-cell office:value-type="float" office:value="10.44364" calcext:value-type="float">
            <text:p>10.44364</text:p>
          </table:table-cell>
          <table:table-cell office:value-type="float" office:value="10.4394" calcext:value-type="float">
            <text:p>10.4394</text:p>
          </table:table-cell>
          <table:table-cell table:formula="of:=AVERAGE([.A55:.J55])" office:value-type="float" office:value="10.573532" calcext:value-type="float">
            <text:p>10.573532</text:p>
          </table:table-cell>
          <table:table-cell table:number-columns-repeated="10"/>
        </table:table-row>
        <table:table-row table:style-name="ro1">
          <table:table-cell office:value-type="float" office:value="11.80588" calcext:value-type="float">
            <text:p>11.80588</text:p>
          </table:table-cell>
          <table:table-cell office:value-type="float" office:value="10.4394" calcext:value-type="float">
            <text:p>10.4394</text:p>
          </table:table-cell>
          <table:table-cell office:value-type="float" office:value="10.43912" calcext:value-type="float">
            <text:p>10.43912</text:p>
          </table:table-cell>
          <table:table-cell office:value-type="float" office:value="13.12548" calcext:value-type="float">
            <text:p>13.12548</text:p>
          </table:table-cell>
          <table:table-cell office:value-type="float" office:value="10.43904" calcext:value-type="float">
            <text:p>10.43904</text:p>
          </table:table-cell>
          <table:table-cell office:value-type="float" office:value="10.4424" calcext:value-type="float">
            <text:p>10.4424</text:p>
          </table:table-cell>
          <table:table-cell office:value-type="float" office:value="10.44404" calcext:value-type="float">
            <text:p>10.44404</text:p>
          </table:table-cell>
          <table:table-cell office:value-type="float" office:value="10.439" calcext:value-type="float">
            <text:p>10.439</text:p>
          </table:table-cell>
          <table:table-cell office:value-type="float" office:value="12.14764" calcext:value-type="float">
            <text:p>12.14764</text:p>
          </table:table-cell>
          <table:table-cell office:value-type="float" office:value="10.43976" calcext:value-type="float">
            <text:p>10.43976</text:p>
          </table:table-cell>
          <table:table-cell table:formula="of:=AVERAGE([.A56:.J56])" office:value-type="float" office:value="11.016176" calcext:value-type="float">
            <text:p>11.016176</text:p>
          </table:table-cell>
          <table:table-cell table:number-columns-repeated="10"/>
        </table:table-row>
        <table:table-row table:style-name="ro1">
          <table:table-cell office:value-type="float" office:value="37.708801" calcext:value-type="float">
            <text:p>37.708801</text:p>
          </table:table-cell>
          <table:table-cell office:value-type="float" office:value="34.02108" calcext:value-type="float">
            <text:p>34.02108</text:p>
          </table:table-cell>
          <table:table-cell office:value-type="float" office:value="29.19928" calcext:value-type="float">
            <text:p>29.19928</text:p>
          </table:table-cell>
          <table:table-cell office:value-type="float" office:value="30.016159" calcext:value-type="float">
            <text:p>30.016159</text:p>
          </table:table-cell>
          <table:table-cell office:value-type="float" office:value="29.5166" calcext:value-type="float">
            <text:p>29.5166</text:p>
          </table:table-cell>
          <table:table-cell office:value-type="float" office:value="32.60564" calcext:value-type="float">
            <text:p>32.60564</text:p>
          </table:table-cell>
          <table:table-cell office:value-type="float" office:value="29.032721" calcext:value-type="float">
            <text:p>29.032721</text:p>
          </table:table-cell>
          <table:table-cell office:value-type="float" office:value="21.28792" calcext:value-type="float">
            <text:p>21.28792</text:p>
          </table:table-cell>
          <table:table-cell office:value-type="float" office:value="23.13044" calcext:value-type="float">
            <text:p>23.13044</text:p>
          </table:table-cell>
          <table:table-cell office:value-type="float" office:value="31.73436" calcext:value-type="float">
            <text:p>31.73436</text:p>
          </table:table-cell>
          <table:table-cell table:formula="of:=AVERAGE([.A57:.J57])" office:value-type="float" office:value="29.8253001" calcext:value-type="float">
            <text:p>29.8253001</text:p>
          </table:table-cell>
          <table:table-cell table:number-columns-repeated="10"/>
        </table:table-row>
        <table:table-row table:style-name="ro1">
          <table:table-cell office:value-type="float" office:value="36.792919" calcext:value-type="float">
            <text:p>36.792919</text:p>
          </table:table-cell>
          <table:table-cell office:value-type="float" office:value="35.785961" calcext:value-type="float">
            <text:p>35.785961</text:p>
          </table:table-cell>
          <table:table-cell office:value-type="float" office:value="34.768959" calcext:value-type="float">
            <text:p>34.768959</text:p>
          </table:table-cell>
          <table:table-cell office:value-type="float" office:value="34.020359" calcext:value-type="float">
            <text:p>34.020359</text:p>
          </table:table-cell>
          <table:table-cell office:value-type="float" office:value="34.5284" calcext:value-type="float">
            <text:p>34.5284</text:p>
          </table:table-cell>
          <table:table-cell office:value-type="float" office:value="34.020279" calcext:value-type="float">
            <text:p>34.020279</text:p>
          </table:table-cell>
          <table:table-cell office:value-type="float" office:value="32.02956" calcext:value-type="float">
            <text:p>32.02956</text:p>
          </table:table-cell>
          <table:table-cell office:value-type="float" office:value="37.339161" calcext:value-type="float">
            <text:p>37.339161</text:p>
          </table:table-cell>
          <table:table-cell office:value-type="float" office:value="36.641479" calcext:value-type="float">
            <text:p>36.641479</text:p>
          </table:table-cell>
          <table:table-cell office:value-type="float" office:value="34.646679" calcext:value-type="float">
            <text:p>34.646679</text:p>
          </table:table-cell>
          <table:table-cell table:formula="of:=AVERAGE([.A58:.J58])" office:value-type="float" office:value="35.0573756" calcext:value-type="float">
            <text:p>35.0573756</text:p>
          </table:table-cell>
          <table:table-cell table:number-columns-repeated="10"/>
        </table:table-row>
        <table:table-row table:style-name="ro1">
          <table:table-cell office:value-type="float" office:value="85.359398" calcext:value-type="float">
            <text:p>85.359398</text:p>
          </table:table-cell>
          <table:table-cell office:value-type="float" office:value="73.872757" calcext:value-type="float">
            <text:p>73.872757</text:p>
          </table:table-cell>
          <table:table-cell office:value-type="float" office:value="34.594559" calcext:value-type="float">
            <text:p>34.594559</text:p>
          </table:table-cell>
          <table:table-cell office:value-type="float" office:value="34.87664" calcext:value-type="float">
            <text:p>34.87664</text:p>
          </table:table-cell>
          <table:table-cell office:value-type="float" office:value="34.691761" calcext:value-type="float">
            <text:p>34.691761</text:p>
          </table:table-cell>
          <table:table-cell office:value-type="float" office:value="38.942719" calcext:value-type="float">
            <text:p>38.942719</text:p>
          </table:table-cell>
          <table:table-cell office:value-type="float" office:value="37.751282" calcext:value-type="float">
            <text:p>37.751282</text:p>
          </table:table-cell>
          <table:table-cell office:value-type="float" office:value="34.341438" calcext:value-type="float">
            <text:p>34.341438</text:p>
          </table:table-cell>
          <table:table-cell office:value-type="float" office:value="34.210999" calcext:value-type="float">
            <text:p>34.210999</text:p>
          </table:table-cell>
          <table:table-cell office:value-type="float" office:value="36.100842" calcext:value-type="float">
            <text:p>36.100842</text:p>
          </table:table-cell>
          <table:table-cell table:formula="of:=AVERAGE([.A59:.J59])" office:value-type="float" office:value="44.4742395" calcext:value-type="float">
            <text:p>44.4742395</text:p>
          </table:table-cell>
          <table:table-cell table:number-columns-repeated="10"/>
        </table:table-row>
        <table:table-row table:style-name="ro1">
          <table:table-cell office:value-type="float" office:value="52.410118" calcext:value-type="float">
            <text:p>52.410118</text:p>
          </table:table-cell>
          <table:table-cell office:value-type="float" office:value="103.218719" calcext:value-type="float">
            <text:p>103.218719</text:p>
          </table:table-cell>
          <table:table-cell office:value-type="float" office:value="36.33968" calcext:value-type="float">
            <text:p>36.33968</text:p>
          </table:table-cell>
          <table:table-cell office:value-type="float" office:value="36.554119" calcext:value-type="float">
            <text:p>36.554119</text:p>
          </table:table-cell>
          <table:table-cell office:value-type="float" office:value="36.320042" calcext:value-type="float">
            <text:p>36.320042</text:p>
          </table:table-cell>
          <table:table-cell office:value-type="float" office:value="35.79348" calcext:value-type="float">
            <text:p>35.79348</text:p>
          </table:table-cell>
          <table:table-cell office:value-type="float" office:value="36.982201" calcext:value-type="float">
            <text:p>36.982201</text:p>
          </table:table-cell>
          <table:table-cell office:value-type="float" office:value="36.606201" calcext:value-type="float">
            <text:p>36.606201</text:p>
          </table:table-cell>
          <table:table-cell office:value-type="float" office:value="37.2822" calcext:value-type="float">
            <text:p>37.2822</text:p>
          </table:table-cell>
          <table:table-cell office:value-type="float" office:value="37.6982" calcext:value-type="float">
            <text:p>37.6982</text:p>
          </table:table-cell>
          <table:table-cell table:formula="of:=AVERAGE([.A60:.J60])" office:value-type="float" office:value="44.920496" calcext:value-type="float">
            <text:p>44.920496</text:p>
          </table:table-cell>
          <table:table-cell table:number-columns-repeated="10"/>
        </table:table-row>
        <table:table-row table:style-name="ro1">
          <table:table-cell office:value-type="float" office:value="146.502594" calcext:value-type="float">
            <text:p>146.502594</text:p>
          </table:table-cell>
          <table:table-cell office:value-type="float" office:value="124.183479" calcext:value-type="float">
            <text:p>124.183479</text:p>
          </table:table-cell>
          <table:table-cell office:value-type="float" office:value="148.774246" calcext:value-type="float">
            <text:p>148.774246</text:p>
          </table:table-cell>
          <table:table-cell office:value-type="float" office:value="146.218277" calcext:value-type="float">
            <text:p>146.218277</text:p>
          </table:table-cell>
          <table:table-cell office:value-type="float" office:value="142.932755" calcext:value-type="float">
            <text:p>142.932755</text:p>
          </table:table-cell>
          <table:table-cell office:value-type="float" office:value="153.999405" calcext:value-type="float">
            <text:p>153.999405</text:p>
          </table:table-cell>
          <table:table-cell office:value-type="float" office:value="134.123444" calcext:value-type="float">
            <text:p>134.123444</text:p>
          </table:table-cell>
          <table:table-cell office:value-type="float" office:value="151.863403" calcext:value-type="float">
            <text:p>151.863403</text:p>
          </table:table-cell>
          <table:table-cell office:value-type="float" office:value="161.745285" calcext:value-type="float">
            <text:p>161.745285</text:p>
          </table:table-cell>
          <table:table-cell office:value-type="float" office:value="159.991241" calcext:value-type="float">
            <text:p>159.991241</text:p>
          </table:table-cell>
          <table:table-cell table:formula="of:=AVERAGE([.A61:.J61])" office:value-type="float" office:value="147.0334129" calcext:value-type="float">
            <text:p>147.0334129</text:p>
          </table:table-cell>
          <table:table-cell table:number-columns-repeated="10"/>
        </table:table-row>
        <table:table-row table:style-name="ro1">
          <table:table-cell office:value-type="float" office:value="148.211716" calcext:value-type="float">
            <text:p>148.211716</text:p>
          </table:table-cell>
          <table:table-cell office:value-type="float" office:value="163.521805" calcext:value-type="float">
            <text:p>163.521805</text:p>
          </table:table-cell>
          <table:table-cell office:value-type="float" office:value="163.340363" calcext:value-type="float">
            <text:p>163.340363</text:p>
          </table:table-cell>
          <table:table-cell office:value-type="float" office:value="163.839081" calcext:value-type="float">
            <text:p>163.839081</text:p>
          </table:table-cell>
          <table:table-cell office:value-type="float" office:value="153.404602" calcext:value-type="float">
            <text:p>153.404602</text:p>
          </table:table-cell>
          <table:table-cell office:value-type="float" office:value="170.908875" calcext:value-type="float">
            <text:p>170.908875</text:p>
          </table:table-cell>
          <table:table-cell office:value-type="float" office:value="173.077438" calcext:value-type="float">
            <text:p>173.077438</text:p>
          </table:table-cell>
          <table:table-cell office:value-type="float" office:value="166.107193" calcext:value-type="float">
            <text:p>166.107193</text:p>
          </table:table-cell>
          <table:table-cell office:value-type="float" office:value="154.55304" calcext:value-type="float">
            <text:p>154.55304</text:p>
          </table:table-cell>
          <table:table-cell office:value-type="float" office:value="167.090561" calcext:value-type="float">
            <text:p>167.090561</text:p>
          </table:table-cell>
          <table:table-cell table:formula="of:=AVERAGE([.A62:.J62])" office:value-type="float" office:value="162.4054674" calcext:value-type="float">
            <text:p>162.4054674</text:p>
          </table:table-cell>
          <table:table-cell table:number-columns-repeated="10"/>
        </table:table-row>
        <table:table-row table:style-name="ro1">
          <table:table-cell office:value-type="float" office:value="167.548233" calcext:value-type="float">
            <text:p>167.548233</text:p>
          </table:table-cell>
          <table:table-cell office:value-type="float" office:value="174.015045" calcext:value-type="float">
            <text:p>174.015045</text:p>
          </table:table-cell>
          <table:table-cell office:value-type="float" office:value="172.301407" calcext:value-type="float">
            <text:p>172.301407</text:p>
          </table:table-cell>
          <table:table-cell office:value-type="float" office:value="175.125565" calcext:value-type="float">
            <text:p>175.125565</text:p>
          </table:table-cell>
          <table:table-cell office:value-type="float" office:value="177.265884" calcext:value-type="float">
            <text:p>177.265884</text:p>
          </table:table-cell>
          <table:table-cell office:value-type="float" office:value="179.646194" calcext:value-type="float">
            <text:p>179.646194</text:p>
          </table:table-cell>
          <table:table-cell office:value-type="float" office:value="174.0392" calcext:value-type="float">
            <text:p>174.0392</text:p>
          </table:table-cell>
          <table:table-cell office:value-type="float" office:value="176.468918" calcext:value-type="float">
            <text:p>176.468918</text:p>
          </table:table-cell>
          <table:table-cell office:value-type="float" office:value="176.48468" calcext:value-type="float">
            <text:p>176.48468</text:p>
          </table:table-cell>
          <table:table-cell office:value-type="float" office:value="175.385284" calcext:value-type="float">
            <text:p>175.385284</text:p>
          </table:table-cell>
          <table:table-cell table:formula="of:=AVERAGE([.A63:.J63])" office:value-type="float" office:value="174.828041" calcext:value-type="float">
            <text:p>174.828041</text:p>
          </table:table-cell>
          <table:table-cell table:number-columns-repeated="10"/>
        </table:table-row>
        <table:table-row table:style-name="ro1">
          <table:table-cell office:value-type="float" office:value="167.008606" calcext:value-type="float">
            <text:p>167.008606</text:p>
          </table:table-cell>
          <table:table-cell office:value-type="float" office:value="176.008606" calcext:value-type="float">
            <text:p>176.008606</text:p>
          </table:table-cell>
          <table:table-cell office:value-type="float" office:value="177.16272" calcext:value-type="float">
            <text:p>177.16272</text:p>
          </table:table-cell>
          <table:table-cell office:value-type="float" office:value="177.786362" calcext:value-type="float">
            <text:p>177.786362</text:p>
          </table:table-cell>
          <table:table-cell office:value-type="float" office:value="181.278915" calcext:value-type="float">
            <text:p>181.278915</text:p>
          </table:table-cell>
          <table:table-cell office:value-type="float" office:value="178.427765" calcext:value-type="float">
            <text:p>178.427765</text:p>
          </table:table-cell>
          <table:table-cell office:value-type="float" office:value="172.092712" calcext:value-type="float">
            <text:p>172.092712</text:p>
          </table:table-cell>
          <table:table-cell office:value-type="float" office:value="168.249359" calcext:value-type="float">
            <text:p>168.249359</text:p>
          </table:table-cell>
          <table:table-cell office:value-type="float" office:value="184.205673" calcext:value-type="float">
            <text:p>184.205673</text:p>
          </table:table-cell>
          <table:table-cell office:value-type="float" office:value="179.854324" calcext:value-type="float">
            <text:p>179.854324</text:p>
          </table:table-cell>
          <table:table-cell table:formula="of:=AVERAGE([.A64:.J64])" office:value-type="float" office:value="176.2075042" calcext:value-type="float">
            <text:p>176.2075042</text:p>
          </table:table-cell>
          <table:table-cell table:number-columns-repeated="10"/>
        </table:table-row>
        <table:table-row table:style-name="ro1">
          <table:table-cell table:number-columns-repeated="10" office:value-type="string" calcext:value-type="string">
            <text:p>For Stride4</text:p>
          </table:table-cell>
          <table:table-cell table:formula="of:=AVERAGE([.A65:.J65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float" office:value="11.81824" calcext:value-type="float">
            <text:p>11.81824</text:p>
          </table:table-cell>
          <table:table-cell office:value-type="float" office:value="11.7388" calcext:value-type="float">
            <text:p>11.7388</text:p>
          </table:table-cell>
          <table:table-cell office:value-type="float" office:value="12.9704" calcext:value-type="float">
            <text:p>12.9704</text:p>
          </table:table-cell>
          <table:table-cell office:value-type="float" office:value="12.46708" calcext:value-type="float">
            <text:p>12.46708</text:p>
          </table:table-cell>
          <table:table-cell office:value-type="float" office:value="11.1658" calcext:value-type="float">
            <text:p>11.1658</text:p>
          </table:table-cell>
          <table:table-cell office:value-type="float" office:value="12.3604" calcext:value-type="float">
            <text:p>12.3604</text:p>
          </table:table-cell>
          <table:table-cell office:value-type="float" office:value="11.86096" calcext:value-type="float">
            <text:p>11.86096</text:p>
          </table:table-cell>
          <table:table-cell office:value-type="float" office:value="11.85292" calcext:value-type="float">
            <text:p>11.85292</text:p>
          </table:table-cell>
          <table:table-cell office:value-type="float" office:value="12.47204" calcext:value-type="float">
            <text:p>12.47204</text:p>
          </table:table-cell>
          <table:table-cell office:value-type="float" office:value="12.46692" calcext:value-type="float">
            <text:p>12.46692</text:p>
          </table:table-cell>
          <table:table-cell table:formula="of:=AVERAGE([.A66:.J66])" office:value-type="float" office:value="12.117356" calcext:value-type="float">
            <text:p>12.117356</text:p>
          </table:table-cell>
          <table:table-cell table:number-columns-repeated="10"/>
        </table:table-row>
        <table:table-row table:style-name="ro1">
          <table:table-cell office:value-type="float" office:value="11.9244" calcext:value-type="float">
            <text:p>11.9244</text:p>
          </table:table-cell>
          <table:table-cell office:value-type="float" office:value="10.43904" calcext:value-type="float">
            <text:p>10.43904</text:p>
          </table:table-cell>
          <table:table-cell office:value-type="float" office:value="12.97056" calcext:value-type="float">
            <text:p>12.97056</text:p>
          </table:table-cell>
          <table:table-cell office:value-type="float" office:value="12.46672" calcext:value-type="float">
            <text:p>12.46672</text:p>
          </table:table-cell>
          <table:table-cell office:value-type="float" office:value="12.24368" calcext:value-type="float">
            <text:p>12.24368</text:p>
          </table:table-cell>
          <table:table-cell office:value-type="float" office:value="10.43832" calcext:value-type="float">
            <text:p>10.43832</text:p>
          </table:table-cell>
          <table:table-cell office:value-type="float" office:value="10.43816" calcext:value-type="float">
            <text:p>10.43816</text:p>
          </table:table-cell>
          <table:table-cell office:value-type="float" office:value="11.92268" calcext:value-type="float">
            <text:p>11.92268</text:p>
          </table:table-cell>
          <table:table-cell office:value-type="float" office:value="12.46812" calcext:value-type="float">
            <text:p>12.46812</text:p>
          </table:table-cell>
          <table:table-cell office:value-type="float" office:value="12.46708" calcext:value-type="float">
            <text:p>12.46708</text:p>
          </table:table-cell>
          <table:table-cell table:formula="of:=AVERAGE([.A67:.J67])" office:value-type="float" office:value="11.777876" calcext:value-type="float">
            <text:p>11.777876</text:p>
          </table:table-cell>
          <table:table-cell table:number-columns-repeated="10"/>
        </table:table-row>
        <table:table-row table:style-name="ro1">
          <table:table-cell office:value-type="float" office:value="11.86692" calcext:value-type="float">
            <text:p>11.86692</text:p>
          </table:table-cell>
          <table:table-cell office:value-type="float" office:value="11.91104" calcext:value-type="float">
            <text:p>11.91104</text:p>
          </table:table-cell>
          <table:table-cell office:value-type="float" office:value="10.43852" calcext:value-type="float">
            <text:p>10.43852</text:p>
          </table:table-cell>
          <table:table-cell office:value-type="float" office:value="12.47196" calcext:value-type="float">
            <text:p>12.47196</text:p>
          </table:table-cell>
          <table:table-cell office:value-type="float" office:value="10.4424" calcext:value-type="float">
            <text:p>10.4424</text:p>
          </table:table-cell>
          <table:table-cell office:value-type="float" office:value="10.55336" calcext:value-type="float">
            <text:p>10.55336</text:p>
          </table:table-cell>
          <table:table-cell office:value-type="float" office:value="10.43784" calcext:value-type="float">
            <text:p>10.43784</text:p>
          </table:table-cell>
          <table:table-cell office:value-type="float" office:value="11.86076" calcext:value-type="float">
            <text:p>11.86076</text:p>
          </table:table-cell>
          <table:table-cell office:value-type="float" office:value="12.46784" calcext:value-type="float">
            <text:p>12.46784</text:p>
          </table:table-cell>
          <table:table-cell office:value-type="float" office:value="13.19536" calcext:value-type="float">
            <text:p>13.19536</text:p>
          </table:table-cell>
          <table:table-cell table:formula="of:=AVERAGE([.A68:.J68])" office:value-type="float" office:value="11.5646" calcext:value-type="float">
            <text:p>11.5646</text:p>
          </table:table-cell>
          <table:table-cell table:number-columns-repeated="10"/>
        </table:table-row>
        <table:table-row table:style-name="ro1">
          <table:table-cell office:value-type="float" office:value="11.71236" calcext:value-type="float">
            <text:p>11.71236</text:p>
          </table:table-cell>
          <table:table-cell office:value-type="float" office:value="11.17204" calcext:value-type="float">
            <text:p>11.17204</text:p>
          </table:table-cell>
          <table:table-cell office:value-type="float" office:value="10.44328" calcext:value-type="float">
            <text:p>10.44328</text:p>
          </table:table-cell>
          <table:table-cell table:number-columns-repeated="2" office:value-type="float" office:value="10.43928" calcext:value-type="float">
            <text:p>10.43928</text:p>
          </table:table-cell>
          <table:table-cell office:value-type="float" office:value="10.4396" calcext:value-type="float">
            <text:p>10.4396</text:p>
          </table:table-cell>
          <table:table-cell office:value-type="float" office:value="10.43836" calcext:value-type="float">
            <text:p>10.43836</text:p>
          </table:table-cell>
          <table:table-cell office:value-type="float" office:value="11.76964" calcext:value-type="float">
            <text:p>11.76964</text:p>
          </table:table-cell>
          <table:table-cell office:value-type="float" office:value="12.00436" calcext:value-type="float">
            <text:p>12.00436</text:p>
          </table:table-cell>
          <table:table-cell office:value-type="float" office:value="11.72228" calcext:value-type="float">
            <text:p>11.72228</text:p>
          </table:table-cell>
          <table:table-cell table:formula="of:=AVERAGE([.A69:.J69])" office:value-type="float" office:value="11.058048" calcext:value-type="float">
            <text:p>11.058048</text:p>
          </table:table-cell>
          <table:table-cell table:number-columns-repeated="10"/>
        </table:table-row>
        <table:table-row table:style-name="ro1">
          <table:table-cell office:value-type="float" office:value="10.44304" calcext:value-type="float">
            <text:p>10.44304</text:p>
          </table:table-cell>
          <table:table-cell office:value-type="float" office:value="11.16628" calcext:value-type="float">
            <text:p>11.16628</text:p>
          </table:table-cell>
          <table:table-cell table:number-columns-repeated="2" office:value-type="float" office:value="10.43952" calcext:value-type="float">
            <text:p>10.43952</text:p>
          </table:table-cell>
          <table:table-cell office:value-type="float" office:value="10.43892" calcext:value-type="float">
            <text:p>10.43892</text:p>
          </table:table-cell>
          <table:table-cell office:value-type="float" office:value="12.09556" calcext:value-type="float">
            <text:p>12.09556</text:p>
          </table:table-cell>
          <table:table-cell office:value-type="float" office:value="10.44328" calcext:value-type="float">
            <text:p>10.44328</text:p>
          </table:table-cell>
          <table:table-cell office:value-type="float" office:value="10.43888" calcext:value-type="float">
            <text:p>10.43888</text:p>
          </table:table-cell>
          <table:table-cell office:value-type="float" office:value="10.44364" calcext:value-type="float">
            <text:p>10.44364</text:p>
          </table:table-cell>
          <table:table-cell office:value-type="float" office:value="13.96036" calcext:value-type="float">
            <text:p>13.96036</text:p>
          </table:table-cell>
          <table:table-cell table:formula="of:=AVERAGE([.A70:.J70])" office:value-type="float" office:value="11.0309" calcext:value-type="float">
            <text:p>11.0309</text:p>
          </table:table-cell>
          <table:table-cell table:number-columns-repeated="10"/>
        </table:table-row>
        <table:table-row table:style-name="ro1">
          <table:table-cell office:value-type="float" office:value="12.19668" calcext:value-type="float">
            <text:p>12.19668</text:p>
          </table:table-cell>
          <table:table-cell office:value-type="float" office:value="11.16744" calcext:value-type="float">
            <text:p>11.16744</text:p>
          </table:table-cell>
          <table:table-cell office:value-type="float" office:value="10.43864" calcext:value-type="float">
            <text:p>10.43864</text:p>
          </table:table-cell>
          <table:table-cell office:value-type="float" office:value="10.43964" calcext:value-type="float">
            <text:p>10.43964</text:p>
          </table:table-cell>
          <table:table-cell office:value-type="float" office:value="10.43956" calcext:value-type="float">
            <text:p>10.43956</text:p>
          </table:table-cell>
          <table:table-cell office:value-type="float" office:value="10.44072" calcext:value-type="float">
            <text:p>10.44072</text:p>
          </table:table-cell>
          <table:table-cell office:value-type="float" office:value="10.43844" calcext:value-type="float">
            <text:p>10.43844</text:p>
          </table:table-cell>
          <table:table-cell office:value-type="float" office:value="12.31664" calcext:value-type="float">
            <text:p>12.31664</text:p>
          </table:table-cell>
          <table:table-cell office:value-type="float" office:value="10.43992" calcext:value-type="float">
            <text:p>10.43992</text:p>
          </table:table-cell>
          <table:table-cell office:value-type="float" office:value="10.43808" calcext:value-type="float">
            <text:p>10.43808</text:p>
          </table:table-cell>
          <table:table-cell table:formula="of:=AVERAGE([.A71:.J71])" office:value-type="float" office:value="10.875576" calcext:value-type="float">
            <text:p>10.875576</text:p>
          </table:table-cell>
          <table:table-cell table:number-columns-repeated="10"/>
        </table:table-row>
        <table:table-row table:style-name="ro1">
          <table:table-cell office:value-type="float" office:value="11.17064" calcext:value-type="float">
            <text:p>11.17064</text:p>
          </table:table-cell>
          <table:table-cell office:value-type="float" office:value="10.43988" calcext:value-type="float">
            <text:p>10.43988</text:p>
          </table:table-cell>
          <table:table-cell office:value-type="float" office:value="14.40692" calcext:value-type="float">
            <text:p>14.40692</text:p>
          </table:table-cell>
          <table:table-cell office:value-type="float" office:value="10.43964" calcext:value-type="float">
            <text:p>10.43964</text:p>
          </table:table-cell>
          <table:table-cell office:value-type="float" office:value="10.43904" calcext:value-type="float">
            <text:p>10.43904</text:p>
          </table:table-cell>
          <table:table-cell office:value-type="float" office:value="10.44364" calcext:value-type="float">
            <text:p>10.44364</text:p>
          </table:table-cell>
          <table:table-cell office:value-type="float" office:value="10.44352" calcext:value-type="float">
            <text:p>10.44352</text:p>
          </table:table-cell>
          <table:table-cell office:value-type="float" office:value="11.16716" calcext:value-type="float">
            <text:p>11.16716</text:p>
          </table:table-cell>
          <table:table-cell office:value-type="float" office:value="10.44392" calcext:value-type="float">
            <text:p>10.44392</text:p>
          </table:table-cell>
          <table:table-cell office:value-type="float" office:value="10.43916" calcext:value-type="float">
            <text:p>10.43916</text:p>
          </table:table-cell>
          <table:table-cell table:formula="of:=AVERAGE([.A72:.J72])" office:value-type="float" office:value="10.983352" calcext:value-type="float">
            <text:p>10.983352</text:p>
          </table:table-cell>
          <table:table-cell table:number-columns-repeated="10"/>
        </table:table-row>
        <table:table-row table:style-name="ro1">
          <table:table-cell office:value-type="float" office:value="17.18232" calcext:value-type="float">
            <text:p>17.18232</text:p>
          </table:table-cell>
          <table:table-cell office:value-type="float" office:value="16.069481" calcext:value-type="float">
            <text:p>16.069481</text:p>
          </table:table-cell>
          <table:table-cell office:value-type="float" office:value="16.069599" calcext:value-type="float">
            <text:p>16.069599</text:p>
          </table:table-cell>
          <table:table-cell office:value-type="float" office:value="16.33296" calcext:value-type="float">
            <text:p>16.33296</text:p>
          </table:table-cell>
          <table:table-cell office:value-type="float" office:value="16.350361" calcext:value-type="float">
            <text:p>16.350361</text:p>
          </table:table-cell>
          <table:table-cell office:value-type="float" office:value="19.73044" calcext:value-type="float">
            <text:p>19.73044</text:p>
          </table:table-cell>
          <table:table-cell office:value-type="float" office:value="17.64356" calcext:value-type="float">
            <text:p>17.64356</text:p>
          </table:table-cell>
          <table:table-cell office:value-type="float" office:value="17.37468" calcext:value-type="float">
            <text:p>17.37468</text:p>
          </table:table-cell>
          <table:table-cell office:value-type="float" office:value="18.12484" calcext:value-type="float">
            <text:p>18.12484</text:p>
          </table:table-cell>
          <table:table-cell office:value-type="float" office:value="17.185961" calcext:value-type="float">
            <text:p>17.185961</text:p>
          </table:table-cell>
          <table:table-cell table:formula="of:=AVERAGE([.A73:.J73])" office:value-type="float" office:value="17.2064202" calcext:value-type="float">
            <text:p>17.2064202</text:p>
          </table:table-cell>
          <table:table-cell table:number-columns-repeated="10"/>
        </table:table-row>
        <table:table-row table:style-name="ro1">
          <table:table-cell office:value-type="float" office:value="36.690441" calcext:value-type="float">
            <text:p>36.690441</text:p>
          </table:table-cell>
          <table:table-cell office:value-type="float" office:value="34.314159" calcext:value-type="float">
            <text:p>34.314159</text:p>
          </table:table-cell>
          <table:table-cell office:value-type="float" office:value="31.061081" calcext:value-type="float">
            <text:p>31.061081</text:p>
          </table:table-cell>
          <table:table-cell office:value-type="float" office:value="34.816601" calcext:value-type="float">
            <text:p>34.816601</text:p>
          </table:table-cell>
          <table:table-cell office:value-type="float" office:value="39.70776" calcext:value-type="float">
            <text:p>39.70776</text:p>
          </table:table-cell>
          <table:table-cell office:value-type="float" office:value="39.822681" calcext:value-type="float">
            <text:p>39.822681</text:p>
          </table:table-cell>
          <table:table-cell office:value-type="float" office:value="37.0312" calcext:value-type="float">
            <text:p>37.0312</text:p>
          </table:table-cell>
          <table:table-cell office:value-type="float" office:value="36.533199" calcext:value-type="float">
            <text:p>36.533199</text:p>
          </table:table-cell>
          <table:table-cell office:value-type="float" office:value="36.425678" calcext:value-type="float">
            <text:p>36.425678</text:p>
          </table:table-cell>
          <table:table-cell office:value-type="float" office:value="36.967121" calcext:value-type="float">
            <text:p>36.967121</text:p>
          </table:table-cell>
          <table:table-cell table:formula="of:=AVERAGE([.A74:.J74])" office:value-type="float" office:value="36.3369921" calcext:value-type="float">
            <text:p>36.3369921</text:p>
          </table:table-cell>
          <table:table-cell table:number-columns-repeated="10"/>
        </table:table-row>
        <table:table-row table:style-name="ro1">
          <table:table-cell office:value-type="float" office:value="34.063881" calcext:value-type="float">
            <text:p>34.063881</text:p>
          </table:table-cell>
          <table:table-cell office:value-type="float" office:value="31.309719" calcext:value-type="float">
            <text:p>31.309719</text:p>
          </table:table-cell>
          <table:table-cell office:value-type="float" office:value="34.316841" calcext:value-type="float">
            <text:p>34.316841</text:p>
          </table:table-cell>
          <table:table-cell office:value-type="float" office:value="34.5728" calcext:value-type="float">
            <text:p>34.5728</text:p>
          </table:table-cell>
          <table:table-cell office:value-type="float" office:value="34.319038" calcext:value-type="float">
            <text:p>34.319038</text:p>
          </table:table-cell>
          <table:table-cell office:value-type="float" office:value="38.231201" calcext:value-type="float">
            <text:p>38.231201</text:p>
          </table:table-cell>
          <table:table-cell office:value-type="float" office:value="36.005798" calcext:value-type="float">
            <text:p>36.005798</text:p>
          </table:table-cell>
          <table:table-cell office:value-type="float" office:value="34.191879" calcext:value-type="float">
            <text:p>34.191879</text:p>
          </table:table-cell>
          <table:table-cell office:value-type="float" office:value="39.059921" calcext:value-type="float">
            <text:p>39.059921</text:p>
          </table:table-cell>
          <table:table-cell office:value-type="float" office:value="35.065842" calcext:value-type="float">
            <text:p>35.065842</text:p>
          </table:table-cell>
          <table:table-cell table:formula="of:=AVERAGE([.A75:.J75])" office:value-type="float" office:value="35.113692" calcext:value-type="float">
            <text:p>35.113692</text:p>
          </table:table-cell>
          <table:table-cell table:number-columns-repeated="10"/>
        </table:table-row>
        <table:table-row table:style-name="ro1">
          <table:table-cell office:value-type="float" office:value="35.552639" calcext:value-type="float">
            <text:p>35.552639</text:p>
          </table:table-cell>
          <table:table-cell office:value-type="float" office:value="34.563" calcext:value-type="float">
            <text:p>34.563</text:p>
          </table:table-cell>
          <table:table-cell office:value-type="float" office:value="38.46064" calcext:value-type="float">
            <text:p>38.46064</text:p>
          </table:table-cell>
          <table:table-cell office:value-type="float" office:value="33.319679" calcext:value-type="float">
            <text:p>33.319679</text:p>
          </table:table-cell>
          <table:table-cell office:value-type="float" office:value="36.197559" calcext:value-type="float">
            <text:p>36.197559</text:p>
          </table:table-cell>
          <table:table-cell office:value-type="float" office:value="38.308521" calcext:value-type="float">
            <text:p>38.308521</text:p>
          </table:table-cell>
          <table:table-cell office:value-type="float" office:value="36.299679" calcext:value-type="float">
            <text:p>36.299679</text:p>
          </table:table-cell>
          <table:table-cell office:value-type="float" office:value="34.480438" calcext:value-type="float">
            <text:p>34.480438</text:p>
          </table:table-cell>
          <table:table-cell office:value-type="float" office:value="36.774761" calcext:value-type="float">
            <text:p>36.774761</text:p>
          </table:table-cell>
          <table:table-cell office:value-type="float" office:value="36.738361" calcext:value-type="float">
            <text:p>36.738361</text:p>
          </table:table-cell>
          <table:table-cell table:formula="of:=AVERAGE([.A76:.J76])" office:value-type="float" office:value="36.0695277" calcext:value-type="float">
            <text:p>36.0695277</text:p>
          </table:table-cell>
          <table:table-cell table:number-columns-repeated="10"/>
        </table:table-row>
        <table:table-row table:style-name="ro1">
          <table:table-cell office:value-type="float" office:value="119.074043" calcext:value-type="float">
            <text:p>119.074043</text:p>
          </table:table-cell>
          <table:table-cell office:value-type="float" office:value="143.299438" calcext:value-type="float">
            <text:p>143.299438</text:p>
          </table:table-cell>
          <table:table-cell office:value-type="float" office:value="138.643234" calcext:value-type="float">
            <text:p>138.643234</text:p>
          </table:table-cell>
          <table:table-cell office:value-type="float" office:value="134.492081" calcext:value-type="float">
            <text:p>134.492081</text:p>
          </table:table-cell>
          <table:table-cell office:value-type="float" office:value="112.519836" calcext:value-type="float">
            <text:p>112.519836</text:p>
          </table:table-cell>
          <table:table-cell office:value-type="float" office:value="134.243439" calcext:value-type="float">
            <text:p>134.243439</text:p>
          </table:table-cell>
          <table:table-cell office:value-type="float" office:value="136.319199" calcext:value-type="float">
            <text:p>136.319199</text:p>
          </table:table-cell>
          <table:table-cell office:value-type="float" office:value="202.687241" calcext:value-type="float">
            <text:p>202.687241</text:p>
          </table:table-cell>
          <table:table-cell office:value-type="float" office:value="167.774124" calcext:value-type="float">
            <text:p>167.774124</text:p>
          </table:table-cell>
          <table:table-cell office:value-type="float" office:value="136.109634" calcext:value-type="float">
            <text:p>136.109634</text:p>
          </table:table-cell>
          <table:table-cell table:formula="of:=AVERAGE([.A77:.J77])" office:value-type="float" office:value="142.5162269" calcext:value-type="float">
            <text:p>142.5162269</text:p>
          </table:table-cell>
          <table:table-cell table:number-columns-repeated="10"/>
        </table:table-row>
        <table:table-row table:style-name="ro1">
          <table:table-cell office:value-type="float" office:value="148.086884" calcext:value-type="float">
            <text:p>148.086884</text:p>
          </table:table-cell>
          <table:table-cell office:value-type="float" office:value="153.101685" calcext:value-type="float">
            <text:p>153.101685</text:p>
          </table:table-cell>
          <table:table-cell office:value-type="float" office:value="142.223038" calcext:value-type="float">
            <text:p>142.223038</text:p>
          </table:table-cell>
          <table:table-cell office:value-type="float" office:value="156.317596" calcext:value-type="float">
            <text:p>156.317596</text:p>
          </table:table-cell>
          <table:table-cell office:value-type="float" office:value="151.496201" calcext:value-type="float">
            <text:p>151.496201</text:p>
          </table:table-cell>
          <table:table-cell office:value-type="float" office:value="153.223755" calcext:value-type="float">
            <text:p>153.223755</text:p>
          </table:table-cell>
          <table:table-cell office:value-type="float" office:value="146.429565" calcext:value-type="float">
            <text:p>146.429565</text:p>
          </table:table-cell>
          <table:table-cell office:value-type="float" office:value="182.645325" calcext:value-type="float">
            <text:p>182.645325</text:p>
          </table:table-cell>
          <table:table-cell office:value-type="float" office:value="164.944687" calcext:value-type="float">
            <text:p>164.944687</text:p>
          </table:table-cell>
          <table:table-cell office:value-type="float" office:value="150.466248" calcext:value-type="float">
            <text:p>150.466248</text:p>
          </table:table-cell>
          <table:table-cell table:formula="of:=AVERAGE([.A78:.J78])" office:value-type="float" office:value="154.8934984" calcext:value-type="float">
            <text:p>154.8934984</text:p>
          </table:table-cell>
          <table:table-cell table:number-columns-repeated="10"/>
        </table:table-row>
        <table:table-row table:style-name="ro1">
          <table:table-cell office:value-type="float" office:value="159.943207" calcext:value-type="float">
            <text:p>159.943207</text:p>
          </table:table-cell>
          <table:table-cell office:value-type="float" office:value="167.107727" calcext:value-type="float">
            <text:p>167.107727</text:p>
          </table:table-cell>
          <table:table-cell office:value-type="float" office:value="160.548523" calcext:value-type="float">
            <text:p>160.548523</text:p>
          </table:table-cell>
          <table:table-cell office:value-type="float" office:value="157.084274" calcext:value-type="float">
            <text:p>157.084274</text:p>
          </table:table-cell>
          <table:table-cell office:value-type="float" office:value="159.270004" calcext:value-type="float">
            <text:p>159.270004</text:p>
          </table:table-cell>
          <table:table-cell office:value-type="float" office:value="162.578247" calcext:value-type="float">
            <text:p>162.578247</text:p>
          </table:table-cell>
          <table:table-cell office:value-type="float" office:value="157.841476" calcext:value-type="float">
            <text:p>157.841476</text:p>
          </table:table-cell>
          <table:table-cell office:value-type="float" office:value="165.288116" calcext:value-type="float">
            <text:p>165.288116</text:p>
          </table:table-cell>
          <table:table-cell office:value-type="float" office:value="159.665161" calcext:value-type="float">
            <text:p>159.665161</text:p>
          </table:table-cell>
          <table:table-cell office:value-type="float" office:value="163.780243" calcext:value-type="float">
            <text:p>163.780243</text:p>
          </table:table-cell>
          <table:table-cell table:formula="of:=AVERAGE([.A79:.J79])" office:value-type="float" office:value="161.3106978" calcext:value-type="float">
            <text:p>161.3106978</text:p>
          </table:table-cell>
          <table:table-cell table:number-columns-repeated="10"/>
        </table:table-row>
        <table:table-row table:style-name="ro1">
          <table:table-cell office:value-type="float" office:value="157.061554" calcext:value-type="float">
            <text:p>157.061554</text:p>
          </table:table-cell>
          <table:table-cell office:value-type="float" office:value="160.868805" calcext:value-type="float">
            <text:p>160.868805</text:p>
          </table:table-cell>
          <table:table-cell office:value-type="float" office:value="164.704361" calcext:value-type="float">
            <text:p>164.704361</text:p>
          </table:table-cell>
          <table:table-cell office:value-type="float" office:value="171.289642" calcext:value-type="float">
            <text:p>171.289642</text:p>
          </table:table-cell>
          <table:table-cell office:value-type="float" office:value="163.640244" calcext:value-type="float">
            <text:p>163.640244</text:p>
          </table:table-cell>
          <table:table-cell office:value-type="float" office:value="166.31044" calcext:value-type="float">
            <text:p>166.31044</text:p>
          </table:table-cell>
          <table:table-cell office:value-type="float" office:value="158.970444" calcext:value-type="float">
            <text:p>158.970444</text:p>
          </table:table-cell>
          <table:table-cell office:value-type="float" office:value="161.682877" calcext:value-type="float">
            <text:p>161.682877</text:p>
          </table:table-cell>
          <table:table-cell office:value-type="float" office:value="165.781754" calcext:value-type="float">
            <text:p>165.781754</text:p>
          </table:table-cell>
          <table:table-cell office:value-type="float" office:value="164.304123" calcext:value-type="float">
            <text:p>164.304123</text:p>
          </table:table-cell>
          <table:table-cell table:formula="of:=AVERAGE([.A80:.J80])" office:value-type="float" office:value="163.4614244" calcext:value-type="float">
            <text:p>163.4614244</text:p>
          </table:table-cell>
          <table:table-cell table:number-columns-repeated="10"/>
        </table:table-row>
        <table:table-row table:style-name="ro1">
          <table:table-cell table:number-columns-repeated="10" office:value-type="string" calcext:value-type="string">
            <text:p>For Stride5</text:p>
          </table:table-cell>
          <table:table-cell table:formula="of:=AVERAGE([.A81:.J81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float" office:value="11.80428" calcext:value-type="float">
            <text:p>11.80428</text:p>
          </table:table-cell>
          <table:table-cell office:value-type="float" office:value="11.74444" calcext:value-type="float">
            <text:p>11.74444</text:p>
          </table:table-cell>
          <table:table-cell office:value-type="float" office:value="13.35128" calcext:value-type="float">
            <text:p>13.35128</text:p>
          </table:table-cell>
          <table:table-cell office:value-type="float" office:value="13.89504" calcext:value-type="float">
            <text:p>13.89504</text:p>
          </table:table-cell>
          <table:table-cell office:value-type="float" office:value="12.47396" calcext:value-type="float">
            <text:p>12.47396</text:p>
          </table:table-cell>
          <table:table-cell office:value-type="float" office:value="12.4664" calcext:value-type="float">
            <text:p>12.4664</text:p>
          </table:table-cell>
          <table:table-cell office:value-type="float" office:value="11.94708" calcext:value-type="float">
            <text:p>11.94708</text:p>
          </table:table-cell>
          <table:table-cell office:value-type="float" office:value="11.8358" calcext:value-type="float">
            <text:p>11.8358</text:p>
          </table:table-cell>
          <table:table-cell office:value-type="float" office:value="12.46716" calcext:value-type="float">
            <text:p>12.46716</text:p>
          </table:table-cell>
          <table:table-cell office:value-type="float" office:value="13.2082" calcext:value-type="float">
            <text:p>13.2082</text:p>
          </table:table-cell>
          <table:table-cell table:formula="of:=AVERAGE([.A82:.J82])" office:value-type="float" office:value="12.519364" calcext:value-type="float">
            <text:p>12.519364</text:p>
          </table:table-cell>
          <table:table-cell table:number-columns-repeated="10"/>
        </table:table-row>
        <table:table-row table:style-name="ro1">
          <table:table-cell office:value-type="float" office:value="11.87852" calcext:value-type="float">
            <text:p>11.87852</text:p>
          </table:table-cell>
          <table:table-cell office:value-type="float" office:value="10.44288" calcext:value-type="float">
            <text:p>10.44288</text:p>
          </table:table-cell>
          <table:table-cell office:value-type="float" office:value="10.44352" calcext:value-type="float">
            <text:p>10.44352</text:p>
          </table:table-cell>
          <table:table-cell office:value-type="float" office:value="11.16784" calcext:value-type="float">
            <text:p>11.16784</text:p>
          </table:table-cell>
          <table:table-cell office:value-type="float" office:value="12.46732" calcext:value-type="float">
            <text:p>12.46732</text:p>
          </table:table-cell>
          <table:table-cell office:value-type="float" office:value="12.46696" calcext:value-type="float">
            <text:p>12.46696</text:p>
          </table:table-cell>
          <table:table-cell office:value-type="float" office:value="11.93848" calcext:value-type="float">
            <text:p>11.93848</text:p>
          </table:table-cell>
          <table:table-cell office:value-type="float" office:value="10.44084" calcext:value-type="float">
            <text:p>10.44084</text:p>
          </table:table-cell>
          <table:table-cell office:value-type="float" office:value="12.46628" calcext:value-type="float">
            <text:p>12.46628</text:p>
          </table:table-cell>
          <table:table-cell office:value-type="float" office:value="13.43936" calcext:value-type="float">
            <text:p>13.43936</text:p>
          </table:table-cell>
          <table:table-cell table:formula="of:=AVERAGE([.A83:.J83])" office:value-type="float" office:value="11.7152" calcext:value-type="float">
            <text:p>11.7152</text:p>
          </table:table-cell>
          <table:table-cell table:number-columns-repeated="10"/>
        </table:table-row>
        <table:table-row table:style-name="ro1">
          <table:table-cell office:value-type="float" office:value="11.87044" calcext:value-type="float">
            <text:p>11.87044</text:p>
          </table:table-cell>
          <table:table-cell office:value-type="float" office:value="10.43892" calcext:value-type="float">
            <text:p>10.43892</text:p>
          </table:table-cell>
          <table:table-cell office:value-type="float" office:value="10.43828" calcext:value-type="float">
            <text:p>10.43828</text:p>
          </table:table-cell>
          <table:table-cell office:value-type="float" office:value="11.232" calcext:value-type="float">
            <text:p>11.232</text:p>
          </table:table-cell>
          <table:table-cell office:value-type="float" office:value="12.46764" calcext:value-type="float">
            <text:p>12.46764</text:p>
          </table:table-cell>
          <table:table-cell office:value-type="float" office:value="12.47288" calcext:value-type="float">
            <text:p>12.47288</text:p>
          </table:table-cell>
          <table:table-cell office:value-type="float" office:value="11.8698" calcext:value-type="float">
            <text:p>11.8698</text:p>
          </table:table-cell>
          <table:table-cell office:value-type="float" office:value="10.82732" calcext:value-type="float">
            <text:p>10.82732</text:p>
          </table:table-cell>
          <table:table-cell office:value-type="float" office:value="12.47236" calcext:value-type="float">
            <text:p>12.47236</text:p>
          </table:table-cell>
          <table:table-cell office:value-type="float" office:value="11.8546" calcext:value-type="float">
            <text:p>11.8546</text:p>
          </table:table-cell>
          <table:table-cell table:formula="of:=AVERAGE([.A84:.J84])" office:value-type="float" office:value="11.594424" calcext:value-type="float">
            <text:p>11.594424</text:p>
          </table:table-cell>
          <table:table-cell table:number-columns-repeated="10"/>
        </table:table-row>
        <table:table-row table:style-name="ro1">
          <table:table-cell office:value-type="float" office:value="11.73772" calcext:value-type="float">
            <text:p>11.73772</text:p>
          </table:table-cell>
          <table:table-cell office:value-type="float" office:value="10.43928" calcext:value-type="float">
            <text:p>10.43928</text:p>
          </table:table-cell>
          <table:table-cell office:value-type="float" office:value="10.43952" calcext:value-type="float">
            <text:p>10.43952</text:p>
          </table:table-cell>
          <table:table-cell office:value-type="float" office:value="11.16696" calcext:value-type="float">
            <text:p>11.16696</text:p>
          </table:table-cell>
          <table:table-cell office:value-type="float" office:value="12.46704" calcext:value-type="float">
            <text:p>12.46704</text:p>
          </table:table-cell>
          <table:table-cell office:value-type="float" office:value="12.51704" calcext:value-type="float">
            <text:p>12.51704</text:p>
          </table:table-cell>
          <table:table-cell office:value-type="float" office:value="11.72568" calcext:value-type="float">
            <text:p>11.72568</text:p>
          </table:table-cell>
          <table:table-cell office:value-type="float" office:value="10.44416" calcext:value-type="float">
            <text:p>10.44416</text:p>
          </table:table-cell>
          <table:table-cell office:value-type="float" office:value="12.4666" calcext:value-type="float">
            <text:p>12.4666</text:p>
          </table:table-cell>
          <table:table-cell office:value-type="float" office:value="11.72228" calcext:value-type="float">
            <text:p>11.72228</text:p>
          </table:table-cell>
          <table:table-cell table:formula="of:=AVERAGE([.A85:.J85])" office:value-type="float" office:value="11.512628" calcext:value-type="float">
            <text:p>11.512628</text:p>
          </table:table-cell>
          <table:table-cell table:number-columns-repeated="10"/>
        </table:table-row>
        <table:table-row table:style-name="ro1">
          <table:table-cell office:value-type="float" office:value="10.44076" calcext:value-type="float">
            <text:p>10.44076</text:p>
          </table:table-cell>
          <table:table-cell office:value-type="float" office:value="10.4396" calcext:value-type="float">
            <text:p>10.4396</text:p>
          </table:table-cell>
          <table:table-cell office:value-type="float" office:value="10.43812" calcext:value-type="float">
            <text:p>10.43812</text:p>
          </table:table-cell>
          <table:table-cell office:value-type="float" office:value="11.18336" calcext:value-type="float">
            <text:p>11.18336</text:p>
          </table:table-cell>
          <table:table-cell office:value-type="float" office:value="12.13472" calcext:value-type="float">
            <text:p>12.13472</text:p>
          </table:table-cell>
          <table:table-cell office:value-type="float" office:value="10.43916" calcext:value-type="float">
            <text:p>10.43916</text:p>
          </table:table-cell>
          <table:table-cell office:value-type="float" office:value="10.43868" calcext:value-type="float">
            <text:p>10.43868</text:p>
          </table:table-cell>
          <table:table-cell table:number-columns-repeated="2" office:value-type="float" office:value="10.44004" calcext:value-type="float">
            <text:p>10.44004</text:p>
          </table:table-cell>
          <table:table-cell office:value-type="float" office:value="10.44276" calcext:value-type="float">
            <text:p>10.44276</text:p>
          </table:table-cell>
          <table:table-cell table:formula="of:=AVERAGE([.A86:.J86])" office:value-type="float" office:value="10.683724" calcext:value-type="float">
            <text:p>10.683724</text:p>
          </table:table-cell>
          <table:table-cell table:number-columns-repeated="10"/>
        </table:table-row>
        <table:table-row table:style-name="ro1">
          <table:table-cell office:value-type="float" office:value="10.4434" calcext:value-type="float">
            <text:p>10.4434</text:p>
          </table:table-cell>
          <table:table-cell office:value-type="float" office:value="10.43856" calcext:value-type="float">
            <text:p>10.43856</text:p>
          </table:table-cell>
          <table:table-cell office:value-type="float" office:value="10.439" calcext:value-type="float">
            <text:p>10.439</text:p>
          </table:table-cell>
          <table:table-cell office:value-type="float" office:value="11.29492" calcext:value-type="float">
            <text:p>11.29492</text:p>
          </table:table-cell>
          <table:table-cell office:value-type="float" office:value="10.4394" calcext:value-type="float">
            <text:p>10.4394</text:p>
          </table:table-cell>
          <table:table-cell office:value-type="float" office:value="10.44268" calcext:value-type="float">
            <text:p>10.44268</text:p>
          </table:table-cell>
          <table:table-cell office:value-type="float" office:value="10.44376" calcext:value-type="float">
            <text:p>10.44376</text:p>
          </table:table-cell>
          <table:table-cell office:value-type="float" office:value="10.4394" calcext:value-type="float">
            <text:p>10.4394</text:p>
          </table:table-cell>
          <table:table-cell office:value-type="float" office:value="10.44464" calcext:value-type="float">
            <text:p>10.44464</text:p>
          </table:table-cell>
          <table:table-cell office:value-type="float" office:value="10.44" calcext:value-type="float">
            <text:p>10.44</text:p>
          </table:table-cell>
          <table:table-cell table:formula="of:=AVERAGE([.A87:.J87])" office:value-type="float" office:value="10.526576" calcext:value-type="float">
            <text:p>10.526576</text:p>
          </table:table-cell>
          <table:table-cell table:number-columns-repeated="10"/>
        </table:table-row>
        <table:table-row table:style-name="ro1">
          <table:table-cell office:value-type="float" office:value="12.17288" calcext:value-type="float">
            <text:p>12.17288</text:p>
          </table:table-cell>
          <table:table-cell office:value-type="float" office:value="10.4384" calcext:value-type="float">
            <text:p>10.4384</text:p>
          </table:table-cell>
          <table:table-cell office:value-type="float" office:value="10.43992" calcext:value-type="float">
            <text:p>10.43992</text:p>
          </table:table-cell>
          <table:table-cell office:value-type="float" office:value="11.84704" calcext:value-type="float">
            <text:p>11.84704</text:p>
          </table:table-cell>
          <table:table-cell office:value-type="float" office:value="10.43992" calcext:value-type="float">
            <text:p>10.43992</text:p>
          </table:table-cell>
          <table:table-cell office:value-type="float" office:value="10.44252" calcext:value-type="float">
            <text:p>10.44252</text:p>
          </table:table-cell>
          <table:table-cell office:value-type="float" office:value="10.44376" calcext:value-type="float">
            <text:p>10.44376</text:p>
          </table:table-cell>
          <table:table-cell office:value-type="float" office:value="11.25676" calcext:value-type="float">
            <text:p>11.25676</text:p>
          </table:table-cell>
          <table:table-cell office:value-type="float" office:value="10.44352" calcext:value-type="float">
            <text:p>10.44352</text:p>
          </table:table-cell>
          <table:table-cell office:value-type="float" office:value="11.1666" calcext:value-type="float">
            <text:p>11.1666</text:p>
          </table:table-cell>
          <table:table-cell table:formula="of:=AVERAGE([.A88:.J88])" office:value-type="float" office:value="10.909132" calcext:value-type="float">
            <text:p>10.909132</text:p>
          </table:table-cell>
          <table:table-cell table:number-columns-repeated="10"/>
        </table:table-row>
        <table:table-row table:style-name="ro1">
          <table:table-cell office:value-type="float" office:value="11.35032" calcext:value-type="float">
            <text:p>11.35032</text:p>
          </table:table-cell>
          <table:table-cell office:value-type="float" office:value="10.43848" calcext:value-type="float">
            <text:p>10.43848</text:p>
          </table:table-cell>
          <table:table-cell office:value-type="float" office:value="10.4388" calcext:value-type="float">
            <text:p>10.4388</text:p>
          </table:table-cell>
          <table:table-cell office:value-type="float" office:value="10.47712" calcext:value-type="float">
            <text:p>10.47712</text:p>
          </table:table-cell>
          <table:table-cell office:value-type="float" office:value="10.43916" calcext:value-type="float">
            <text:p>10.43916</text:p>
          </table:table-cell>
          <table:table-cell office:value-type="float" office:value="12.238" calcext:value-type="float">
            <text:p>12.238</text:p>
          </table:table-cell>
          <table:table-cell office:value-type="float" office:value="11.17144" calcext:value-type="float">
            <text:p>11.17144</text:p>
          </table:table-cell>
          <table:table-cell office:value-type="float" office:value="11.34396" calcext:value-type="float">
            <text:p>11.34396</text:p>
          </table:table-cell>
          <table:table-cell office:value-type="float" office:value="15.94216" calcext:value-type="float">
            <text:p>15.94216</text:p>
          </table:table-cell>
          <table:table-cell office:value-type="float" office:value="11.16644" calcext:value-type="float">
            <text:p>11.16644</text:p>
          </table:table-cell>
          <table:table-cell table:formula="of:=AVERAGE([.A89:.J89])" office:value-type="float" office:value="11.500588" calcext:value-type="float">
            <text:p>11.500588</text:p>
          </table:table-cell>
          <table:table-cell table:number-columns-repeated="10"/>
        </table:table-row>
        <table:table-row table:style-name="ro1">
          <table:table-cell office:value-type="float" office:value="17.183161" calcext:value-type="float">
            <text:p>17.183161</text:p>
          </table:table-cell>
          <table:table-cell office:value-type="float" office:value="16.07012" calcext:value-type="float">
            <text:p>16.07012</text:p>
          </table:table-cell>
          <table:table-cell office:value-type="float" office:value="16.069839" calcext:value-type="float">
            <text:p>16.069839</text:p>
          </table:table-cell>
          <table:table-cell office:value-type="float" office:value="16.069321" calcext:value-type="float">
            <text:p>16.069321</text:p>
          </table:table-cell>
          <table:table-cell office:value-type="float" office:value="15.36376" calcext:value-type="float">
            <text:p>15.36376</text:p>
          </table:table-cell>
          <table:table-cell office:value-type="float" office:value="17.182159" calcext:value-type="float">
            <text:p>17.182159</text:p>
          </table:table-cell>
          <table:table-cell office:value-type="float" office:value="17.183161" calcext:value-type="float">
            <text:p>17.183161</text:p>
          </table:table-cell>
          <table:table-cell office:value-type="float" office:value="17.186359" calcext:value-type="float">
            <text:p>17.186359</text:p>
          </table:table-cell>
          <table:table-cell office:value-type="float" office:value="16.06764" calcext:value-type="float">
            <text:p>16.06764</text:p>
          </table:table-cell>
          <table:table-cell office:value-type="float" office:value="17.1866" calcext:value-type="float">
            <text:p>17.1866</text:p>
          </table:table-cell>
          <table:table-cell table:formula="of:=AVERAGE([.A90:.J90])" office:value-type="float" office:value="16.556212" calcext:value-type="float">
            <text:p>16.556212</text:p>
          </table:table-cell>
          <table:table-cell table:number-columns-repeated="10"/>
        </table:table-row>
        <table:table-row table:style-name="ro1">
          <table:table-cell office:value-type="float" office:value="37.482441" calcext:value-type="float">
            <text:p>37.482441</text:p>
          </table:table-cell>
          <table:table-cell office:value-type="float" office:value="34.063641" calcext:value-type="float">
            <text:p>34.063641</text:p>
          </table:table-cell>
          <table:table-cell office:value-type="float" office:value="34.56752" calcext:value-type="float">
            <text:p>34.56752</text:p>
          </table:table-cell>
          <table:table-cell office:value-type="float" office:value="37.240318" calcext:value-type="float">
            <text:p>37.240318</text:p>
          </table:table-cell>
          <table:table-cell office:value-type="float" office:value="34.319321" calcext:value-type="float">
            <text:p>34.319321</text:p>
          </table:table-cell>
          <table:table-cell office:value-type="float" office:value="34.577202" calcext:value-type="float">
            <text:p>34.577202</text:p>
          </table:table-cell>
          <table:table-cell office:value-type="float" office:value="34.316238" calcext:value-type="float">
            <text:p>34.316238</text:p>
          </table:table-cell>
          <table:table-cell office:value-type="float" office:value="35.80584" calcext:value-type="float">
            <text:p>35.80584</text:p>
          </table:table-cell>
          <table:table-cell office:value-type="float" office:value="34.3158" calcext:value-type="float">
            <text:p>34.3158</text:p>
          </table:table-cell>
          <table:table-cell office:value-type="float" office:value="34.081081" calcext:value-type="float">
            <text:p>34.081081</text:p>
          </table:table-cell>
          <table:table-cell table:formula="of:=AVERAGE([.A91:.J91])" office:value-type="float" office:value="35.0769402" calcext:value-type="float">
            <text:p>35.0769402</text:p>
          </table:table-cell>
          <table:table-cell table:number-columns-repeated="10"/>
        </table:table-row>
        <table:table-row table:style-name="ro1">
          <table:table-cell office:value-type="float" office:value="35.951" calcext:value-type="float">
            <text:p>35.951</text:p>
          </table:table-cell>
          <table:table-cell office:value-type="float" office:value="185.297195" calcext:value-type="float">
            <text:p>185.297195</text:p>
          </table:table-cell>
          <table:table-cell office:value-type="float" office:value="34.760921" calcext:value-type="float">
            <text:p>34.760921</text:p>
          </table:table-cell>
          <table:table-cell office:value-type="float" office:value="32.932522" calcext:value-type="float">
            <text:p>32.932522</text:p>
          </table:table-cell>
          <table:table-cell office:value-type="float" office:value="34.347961" calcext:value-type="float">
            <text:p>34.347961</text:p>
          </table:table-cell>
          <table:table-cell office:value-type="float" office:value="37.00396" calcext:value-type="float">
            <text:p>37.00396</text:p>
          </table:table-cell>
          <table:table-cell office:value-type="float" office:value="35.001678" calcext:value-type="float">
            <text:p>35.001678</text:p>
          </table:table-cell>
          <table:table-cell office:value-type="float" office:value="35.949841" calcext:value-type="float">
            <text:p>35.949841</text:p>
          </table:table-cell>
          <table:table-cell office:value-type="float" office:value="36.136162" calcext:value-type="float">
            <text:p>36.136162</text:p>
          </table:table-cell>
          <table:table-cell office:value-type="float" office:value="36.971161" calcext:value-type="float">
            <text:p>36.971161</text:p>
          </table:table-cell>
          <table:table-cell table:formula="of:=AVERAGE([.A92:.J92])" office:value-type="float" office:value="50.4352401" calcext:value-type="float">
            <text:p>50.4352401</text:p>
          </table:table-cell>
          <table:table-cell table:number-columns-repeated="10"/>
        </table:table-row>
        <table:table-row table:style-name="ro1">
          <table:table-cell office:value-type="float" office:value="132.796844" calcext:value-type="float">
            <text:p>132.796844</text:p>
          </table:table-cell>
          <table:table-cell office:value-type="float" office:value="128.217361" calcext:value-type="float">
            <text:p>128.217361</text:p>
          </table:table-cell>
          <table:table-cell office:value-type="float" office:value="142.965759" calcext:value-type="float">
            <text:p>142.965759</text:p>
          </table:table-cell>
          <table:table-cell office:value-type="float" office:value="143.761398" calcext:value-type="float">
            <text:p>143.761398</text:p>
          </table:table-cell>
          <table:table-cell office:value-type="float" office:value="137.140518" calcext:value-type="float">
            <text:p>137.140518</text:p>
          </table:table-cell>
          <table:table-cell office:value-type="float" office:value="142.709793" calcext:value-type="float">
            <text:p>142.709793</text:p>
          </table:table-cell>
          <table:table-cell office:value-type="float" office:value="141.733475" calcext:value-type="float">
            <text:p>141.733475</text:p>
          </table:table-cell>
          <table:table-cell office:value-type="float" office:value="198.092484" calcext:value-type="float">
            <text:p>198.092484</text:p>
          </table:table-cell>
          <table:table-cell office:value-type="float" office:value="128.956482" calcext:value-type="float">
            <text:p>128.956482</text:p>
          </table:table-cell>
          <table:table-cell office:value-type="float" office:value="148.821518" calcext:value-type="float">
            <text:p>148.821518</text:p>
          </table:table-cell>
          <table:table-cell table:formula="of:=AVERAGE([.A93:.J93])" office:value-type="float" office:value="144.5195632" calcext:value-type="float">
            <text:p>144.5195632</text:p>
          </table:table-cell>
          <table:table-cell table:number-columns-repeated="10"/>
        </table:table-row>
        <table:table-row table:style-name="ro1">
          <table:table-cell office:value-type="float" office:value="147.288284" calcext:value-type="float">
            <text:p>147.288284</text:p>
          </table:table-cell>
          <table:table-cell office:value-type="float" office:value="148.736801" calcext:value-type="float">
            <text:p>148.736801</text:p>
          </table:table-cell>
          <table:table-cell office:value-type="float" office:value="151.342041" calcext:value-type="float">
            <text:p>151.342041</text:p>
          </table:table-cell>
          <table:table-cell office:value-type="float" office:value="159.424606" calcext:value-type="float">
            <text:p>159.424606</text:p>
          </table:table-cell>
          <table:table-cell office:value-type="float" office:value="151.555801" calcext:value-type="float">
            <text:p>151.555801</text:p>
          </table:table-cell>
          <table:table-cell office:value-type="float" office:value="153.375793" calcext:value-type="float">
            <text:p>153.375793</text:p>
          </table:table-cell>
          <table:table-cell office:value-type="float" office:value="157.123642" calcext:value-type="float">
            <text:p>157.123642</text:p>
          </table:table-cell>
          <table:table-cell office:value-type="float" office:value="147.598602" calcext:value-type="float">
            <text:p>147.598602</text:p>
          </table:table-cell>
          <table:table-cell office:value-type="float" office:value="151.771713" calcext:value-type="float">
            <text:p>151.771713</text:p>
          </table:table-cell>
          <table:table-cell office:value-type="float" office:value="151.914352" calcext:value-type="float">
            <text:p>151.914352</text:p>
          </table:table-cell>
          <table:table-cell table:formula="of:=AVERAGE([.A94:.J94])" office:value-type="float" office:value="152.0131635" calcext:value-type="float">
            <text:p>152.0131635</text:p>
          </table:table-cell>
          <table:table-cell table:number-columns-repeated="10"/>
        </table:table-row>
        <table:table-row table:style-name="ro1">
          <table:table-cell office:value-type="float" office:value="151.547485" calcext:value-type="float">
            <text:p>151.547485</text:p>
          </table:table-cell>
          <table:table-cell office:value-type="float" office:value="154.965515" calcext:value-type="float">
            <text:p>154.965515</text:p>
          </table:table-cell>
          <table:table-cell office:value-type="float" office:value="171.169952" calcext:value-type="float">
            <text:p>171.169952</text:p>
          </table:table-cell>
          <table:table-cell office:value-type="float" office:value="167.240082" calcext:value-type="float">
            <text:p>167.240082</text:p>
          </table:table-cell>
          <table:table-cell office:value-type="float" office:value="165.412445" calcext:value-type="float">
            <text:p>165.412445</text:p>
          </table:table-cell>
          <table:table-cell office:value-type="float" office:value="162.616806" calcext:value-type="float">
            <text:p>162.616806</text:p>
          </table:table-cell>
          <table:table-cell office:value-type="float" office:value="165.1082" calcext:value-type="float">
            <text:p>165.1082</text:p>
          </table:table-cell>
          <table:table-cell office:value-type="float" office:value="161.760605" calcext:value-type="float">
            <text:p>161.760605</text:p>
          </table:table-cell>
          <table:table-cell office:value-type="float" office:value="161.352402" calcext:value-type="float">
            <text:p>161.352402</text:p>
          </table:table-cell>
          <table:table-cell office:value-type="float" office:value="160.934647" calcext:value-type="float">
            <text:p>160.934647</text:p>
          </table:table-cell>
          <table:table-cell table:formula="of:=AVERAGE([.A95:.J95])" office:value-type="float" office:value="162.2108139" calcext:value-type="float">
            <text:p>162.2108139</text:p>
          </table:table-cell>
          <table:table-cell table:number-columns-repeated="10"/>
        </table:table-row>
        <table:table-row table:style-name="ro1">
          <table:table-cell office:value-type="float" office:value="160.417999" calcext:value-type="float">
            <text:p>160.417999</text:p>
          </table:table-cell>
          <table:table-cell office:value-type="float" office:value="163.988678" calcext:value-type="float">
            <text:p>163.988678</text:p>
          </table:table-cell>
          <table:table-cell office:value-type="float" office:value="166.572205" calcext:value-type="float">
            <text:p>166.572205</text:p>
          </table:table-cell>
          <table:table-cell office:value-type="float" office:value="170.744522" calcext:value-type="float">
            <text:p>170.744522</text:p>
          </table:table-cell>
          <table:table-cell office:value-type="float" office:value="175.250153" calcext:value-type="float">
            <text:p>175.250153</text:p>
          </table:table-cell>
          <table:table-cell office:value-type="float" office:value="166.847473" calcext:value-type="float">
            <text:p>166.847473</text:p>
          </table:table-cell>
          <table:table-cell office:value-type="float" office:value="165.371399" calcext:value-type="float">
            <text:p>165.371399</text:p>
          </table:table-cell>
          <table:table-cell office:value-type="float" office:value="164.393845" calcext:value-type="float">
            <text:p>164.393845</text:p>
          </table:table-cell>
          <table:table-cell office:value-type="float" office:value="166.348083" calcext:value-type="float">
            <text:p>166.348083</text:p>
          </table:table-cell>
          <table:table-cell office:value-type="float" office:value="166.539841" calcext:value-type="float">
            <text:p>166.539841</text:p>
          </table:table-cell>
          <table:table-cell table:formula="of:=AVERAGE([.A96:.J96])" office:value-type="float" office:value="166.6474198" calcext:value-type="float">
            <text:p>166.6474198</text:p>
          </table:table-cell>
          <table:table-cell table:number-columns-repeated="10"/>
        </table:table-row>
        <table:table-row table:style-name="ro1">
          <table:table-cell table:number-columns-repeated="10" office:value-type="string" calcext:value-type="string">
            <text:p>For Stride6</text:p>
          </table:table-cell>
          <table:table-cell table:formula="of:=AVERAGE([.A97:.J97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float" office:value="11.7542" calcext:value-type="float">
            <text:p>11.7542</text:p>
          </table:table-cell>
          <table:table-cell office:value-type="float" office:value="11.7324" calcext:value-type="float">
            <text:p>11.7324</text:p>
          </table:table-cell>
          <table:table-cell office:value-type="float" office:value="13.70852" calcext:value-type="float">
            <text:p>13.70852</text:p>
          </table:table-cell>
          <table:table-cell office:value-type="float" office:value="11.16808" calcext:value-type="float">
            <text:p>11.16808</text:p>
          </table:table-cell>
          <table:table-cell office:value-type="float" office:value="11.55384" calcext:value-type="float">
            <text:p>11.55384</text:p>
          </table:table-cell>
          <table:table-cell office:value-type="float" office:value="12.46772" calcext:value-type="float">
            <text:p>12.46772</text:p>
          </table:table-cell>
          <table:table-cell office:value-type="float" office:value="11.9712" calcext:value-type="float">
            <text:p>11.9712</text:p>
          </table:table-cell>
          <table:table-cell office:value-type="float" office:value="11.894" calcext:value-type="float">
            <text:p>11.894</text:p>
          </table:table-cell>
          <table:table-cell office:value-type="float" office:value="12.46652" calcext:value-type="float">
            <text:p>12.46652</text:p>
          </table:table-cell>
          <table:table-cell office:value-type="float" office:value="12.4664" calcext:value-type="float">
            <text:p>12.4664</text:p>
          </table:table-cell>
          <table:table-cell table:formula="of:=AVERAGE([.A98:.J98])" office:value-type="float" office:value="12.118288" calcext:value-type="float">
            <text:p>12.118288</text:p>
          </table:table-cell>
          <table:table-cell table:number-columns-repeated="10"/>
        </table:table-row>
        <table:table-row table:style-name="ro1">
          <table:table-cell office:value-type="float" office:value="11.9032" calcext:value-type="float">
            <text:p>11.9032</text:p>
          </table:table-cell>
          <table:table-cell office:value-type="float" office:value="11.71476" calcext:value-type="float">
            <text:p>11.71476</text:p>
          </table:table-cell>
          <table:table-cell office:value-type="float" office:value="10.43892" calcext:value-type="float">
            <text:p>10.43892</text:p>
          </table:table-cell>
          <table:table-cell office:value-type="float" office:value="11.16556" calcext:value-type="float">
            <text:p>11.16556</text:p>
          </table:table-cell>
          <table:table-cell office:value-type="float" office:value="11.60096" calcext:value-type="float">
            <text:p>11.60096</text:p>
          </table:table-cell>
          <table:table-cell office:value-type="float" office:value="11.88408" calcext:value-type="float">
            <text:p>11.88408</text:p>
          </table:table-cell>
          <table:table-cell office:value-type="float" office:value="11.92644" calcext:value-type="float">
            <text:p>11.92644</text:p>
          </table:table-cell>
          <table:table-cell office:value-type="float" office:value="11.91152" calcext:value-type="float">
            <text:p>11.91152</text:p>
          </table:table-cell>
          <table:table-cell office:value-type="float" office:value="12.47204" calcext:value-type="float">
            <text:p>12.47204</text:p>
          </table:table-cell>
          <table:table-cell office:value-type="float" office:value="12.46776" calcext:value-type="float">
            <text:p>12.46776</text:p>
          </table:table-cell>
          <table:table-cell table:formula="of:=AVERAGE([.A99:.J99])" office:value-type="float" office:value="11.748524" calcext:value-type="float">
            <text:p>11.748524</text:p>
          </table:table-cell>
          <table:table-cell table:number-columns-repeated="10"/>
        </table:table-row>
        <table:table-row table:style-name="ro1">
          <table:table-cell office:value-type="float" office:value="11.87344" calcext:value-type="float">
            <text:p>11.87344</text:p>
          </table:table-cell>
          <table:table-cell office:value-type="float" office:value="10.43908" calcext:value-type="float">
            <text:p>10.43908</text:p>
          </table:table-cell>
          <table:table-cell office:value-type="float" office:value="10.44516" calcext:value-type="float">
            <text:p>10.44516</text:p>
          </table:table-cell>
          <table:table-cell office:value-type="float" office:value="11.16556" calcext:value-type="float">
            <text:p>11.16556</text:p>
          </table:table-cell>
          <table:table-cell office:value-type="float" office:value="11.55704" calcext:value-type="float">
            <text:p>11.55704</text:p>
          </table:table-cell>
          <table:table-cell office:value-type="float" office:value="11.856" calcext:value-type="float">
            <text:p>11.856</text:p>
          </table:table-cell>
          <table:table-cell office:value-type="float" office:value="11.87308" calcext:value-type="float">
            <text:p>11.87308</text:p>
          </table:table-cell>
          <table:table-cell office:value-type="float" office:value="10.65984" calcext:value-type="float">
            <text:p>10.65984</text:p>
          </table:table-cell>
          <table:table-cell office:value-type="float" office:value="12.4666" calcext:value-type="float">
            <text:p>12.4666</text:p>
          </table:table-cell>
          <table:table-cell office:value-type="float" office:value="12.68976" calcext:value-type="float">
            <text:p>12.68976</text:p>
          </table:table-cell>
          <table:table-cell table:formula="of:=AVERAGE([.A100:.J100])" office:value-type="float" office:value="11.502556" calcext:value-type="float">
            <text:p>11.502556</text:p>
          </table:table-cell>
          <table:table-cell table:number-columns-repeated="10"/>
        </table:table-row>
        <table:table-row table:style-name="ro1">
          <table:table-cell office:value-type="float" office:value="11.72172" calcext:value-type="float">
            <text:p>11.72172</text:p>
          </table:table-cell>
          <table:table-cell office:value-type="float" office:value="10.43976" calcext:value-type="float">
            <text:p>10.43976</text:p>
          </table:table-cell>
          <table:table-cell office:value-type="float" office:value="10.43948" calcext:value-type="float">
            <text:p>10.43948</text:p>
          </table:table-cell>
          <table:table-cell office:value-type="float" office:value="11.16992" calcext:value-type="float">
            <text:p>11.16992</text:p>
          </table:table-cell>
          <table:table-cell office:value-type="float" office:value="12.50052" calcext:value-type="float">
            <text:p>12.50052</text:p>
          </table:table-cell>
          <table:table-cell office:value-type="float" office:value="11.72976" calcext:value-type="float">
            <text:p>11.72976</text:p>
          </table:table-cell>
          <table:table-cell office:value-type="float" office:value="11.73956" calcext:value-type="float">
            <text:p>11.73956</text:p>
          </table:table-cell>
          <table:table-cell office:value-type="float" office:value="11.71556" calcext:value-type="float">
            <text:p>11.71556</text:p>
          </table:table-cell>
          <table:table-cell office:value-type="float" office:value="11.39392" calcext:value-type="float">
            <text:p>11.39392</text:p>
          </table:table-cell>
          <table:table-cell office:value-type="float" office:value="10.44252" calcext:value-type="float">
            <text:p>10.44252</text:p>
          </table:table-cell>
          <table:table-cell table:formula="of:=AVERAGE([.A101:.J101])" office:value-type="float" office:value="11.329272" calcext:value-type="float">
            <text:p>11.329272</text:p>
          </table:table-cell>
          <table:table-cell table:number-columns-repeated="10"/>
        </table:table-row>
        <table:table-row table:style-name="ro1">
          <table:table-cell office:value-type="float" office:value="10.4388" calcext:value-type="float">
            <text:p>10.4388</text:p>
          </table:table-cell>
          <table:table-cell office:value-type="float" office:value="10.44484" calcext:value-type="float">
            <text:p>10.44484</text:p>
          </table:table-cell>
          <table:table-cell office:value-type="float" office:value="13.30004" calcext:value-type="float">
            <text:p>13.30004</text:p>
          </table:table-cell>
          <table:table-cell office:value-type="float" office:value="11.16808" calcext:value-type="float">
            <text:p>11.16808</text:p>
          </table:table-cell>
          <table:table-cell office:value-type="float" office:value="10.89916" calcext:value-type="float">
            <text:p>10.89916</text:p>
          </table:table-cell>
          <table:table-cell office:value-type="float" office:value="10.43916" calcext:value-type="float">
            <text:p>10.43916</text:p>
          </table:table-cell>
          <table:table-cell office:value-type="float" office:value="13.19204" calcext:value-type="float">
            <text:p>13.19204</text:p>
          </table:table-cell>
          <table:table-cell office:value-type="float" office:value="10.43848" calcext:value-type="float">
            <text:p>10.43848</text:p>
          </table:table-cell>
          <table:table-cell office:value-type="float" office:value="10.43928" calcext:value-type="float">
            <text:p>10.43928</text:p>
          </table:table-cell>
          <table:table-cell office:value-type="float" office:value="10.4392" calcext:value-type="float">
            <text:p>10.4392</text:p>
          </table:table-cell>
          <table:table-cell table:formula="of:=AVERAGE([.A102:.J102])" office:value-type="float" office:value="11.119908" calcext:value-type="float">
            <text:p>11.119908</text:p>
          </table:table-cell>
          <table:table-cell table:number-columns-repeated="10"/>
        </table:table-row>
        <table:table-row table:style-name="ro1">
          <table:table-cell office:value-type="float" office:value="12.32788" calcext:value-type="float">
            <text:p>12.32788</text:p>
          </table:table-cell>
          <table:table-cell office:value-type="float" office:value="10.4376" calcext:value-type="float">
            <text:p>10.4376</text:p>
          </table:table-cell>
          <table:table-cell office:value-type="float" office:value="10.43928" calcext:value-type="float">
            <text:p>10.43928</text:p>
          </table:table-cell>
          <table:table-cell office:value-type="float" office:value="10.43768" calcext:value-type="float">
            <text:p>10.43768</text:p>
          </table:table-cell>
          <table:table-cell office:value-type="float" office:value="10.97684" calcext:value-type="float">
            <text:p>10.97684</text:p>
          </table:table-cell>
          <table:table-cell office:value-type="float" office:value="10.44272" calcext:value-type="float">
            <text:p>10.44272</text:p>
          </table:table-cell>
          <table:table-cell office:value-type="float" office:value="10.44324" calcext:value-type="float">
            <text:p>10.44324</text:p>
          </table:table-cell>
          <table:table-cell office:value-type="float" office:value="10.439" calcext:value-type="float">
            <text:p>10.439</text:p>
          </table:table-cell>
          <table:table-cell office:value-type="float" office:value="10.44296" calcext:value-type="float">
            <text:p>10.44296</text:p>
          </table:table-cell>
          <table:table-cell office:value-type="float" office:value="12.38256" calcext:value-type="float">
            <text:p>12.38256</text:p>
          </table:table-cell>
          <table:table-cell table:formula="of:=AVERAGE([.A103:.J103])" office:value-type="float" office:value="10.876976" calcext:value-type="float">
            <text:p>10.876976</text:p>
          </table:table-cell>
          <table:table-cell table:number-columns-repeated="10"/>
        </table:table-row>
        <table:table-row table:style-name="ro1">
          <table:table-cell office:value-type="float" office:value="11.17016" calcext:value-type="float">
            <text:p>11.17016</text:p>
          </table:table-cell>
          <table:table-cell office:value-type="float" office:value="10.43928" calcext:value-type="float">
            <text:p>10.43928</text:p>
          </table:table-cell>
          <table:table-cell office:value-type="float" office:value="10.43956" calcext:value-type="float">
            <text:p>10.43956</text:p>
          </table:table-cell>
          <table:table-cell office:value-type="float" office:value="10.43988" calcext:value-type="float">
            <text:p>10.43988</text:p>
          </table:table-cell>
          <table:table-cell office:value-type="float" office:value="11.79232" calcext:value-type="float">
            <text:p>11.79232</text:p>
          </table:table-cell>
          <table:table-cell office:value-type="float" office:value="11.1718" calcext:value-type="float">
            <text:p>11.1718</text:p>
          </table:table-cell>
          <table:table-cell office:value-type="float" office:value="10.44316" calcext:value-type="float">
            <text:p>10.44316</text:p>
          </table:table-cell>
          <table:table-cell office:value-type="float" office:value="12.35856" calcext:value-type="float">
            <text:p>12.35856</text:p>
          </table:table-cell>
          <table:table-cell office:value-type="float" office:value="10.444" calcext:value-type="float">
            <text:p>10.444</text:p>
          </table:table-cell>
          <table:table-cell office:value-type="float" office:value="10.43948" calcext:value-type="float">
            <text:p>10.43948</text:p>
          </table:table-cell>
          <table:table-cell table:formula="of:=AVERAGE([.A104:.J104])" office:value-type="float" office:value="10.91382" calcext:value-type="float">
            <text:p>10.91382</text:p>
          </table:table-cell>
          <table:table-cell table:number-columns-repeated="10"/>
        </table:table-row>
        <table:table-row table:style-name="ro1">
          <table:table-cell office:value-type="float" office:value="11.17192" calcext:value-type="float">
            <text:p>11.17192</text:p>
          </table:table-cell>
          <table:table-cell office:value-type="float" office:value="10.43888" calcext:value-type="float">
            <text:p>10.43888</text:p>
          </table:table-cell>
          <table:table-cell office:value-type="float" office:value="10.44016" calcext:value-type="float">
            <text:p>10.44016</text:p>
          </table:table-cell>
          <table:table-cell office:value-type="float" office:value="11.69748" calcext:value-type="float">
            <text:p>11.69748</text:p>
          </table:table-cell>
          <table:table-cell office:value-type="float" office:value="11.35324" calcext:value-type="float">
            <text:p>11.35324</text:p>
          </table:table-cell>
          <table:table-cell office:value-type="float" office:value="11.17024" calcext:value-type="float">
            <text:p>11.17024</text:p>
          </table:table-cell>
          <table:table-cell office:value-type="float" office:value="12.05412" calcext:value-type="float">
            <text:p>12.05412</text:p>
          </table:table-cell>
          <table:table-cell office:value-type="float" office:value="11.16592" calcext:value-type="float">
            <text:p>11.16592</text:p>
          </table:table-cell>
          <table:table-cell office:value-type="float" office:value="10.44352" calcext:value-type="float">
            <text:p>10.44352</text:p>
          </table:table-cell>
          <table:table-cell office:value-type="float" office:value="10.43948" calcext:value-type="float">
            <text:p>10.43948</text:p>
          </table:table-cell>
          <table:table-cell table:formula="of:=AVERAGE([.A105:.J105])" office:value-type="float" office:value="11.037496" calcext:value-type="float">
            <text:p>11.037496</text:p>
          </table:table-cell>
          <table:table-cell table:number-columns-repeated="10"/>
        </table:table-row>
        <table:table-row table:style-name="ro1">
          <table:table-cell office:value-type="float" office:value="11.17084" calcext:value-type="float">
            <text:p>11.17084</text:p>
          </table:table-cell>
          <table:table-cell office:value-type="float" office:value="10.43868" calcext:value-type="float">
            <text:p>10.43868</text:p>
          </table:table-cell>
          <table:table-cell office:value-type="float" office:value="10.4394" calcext:value-type="float">
            <text:p>10.4394</text:p>
          </table:table-cell>
          <table:table-cell office:value-type="float" office:value="10.43944" calcext:value-type="float">
            <text:p>10.43944</text:p>
          </table:table-cell>
          <table:table-cell office:value-type="float" office:value="11.1676" calcext:value-type="float">
            <text:p>11.1676</text:p>
          </table:table-cell>
          <table:table-cell office:value-type="float" office:value="11.35384" calcext:value-type="float">
            <text:p>11.35384</text:p>
          </table:table-cell>
          <table:table-cell office:value-type="float" office:value="11.171" calcext:value-type="float">
            <text:p>11.171</text:p>
          </table:table-cell>
          <table:table-cell office:value-type="float" office:value="11.16572" calcext:value-type="float">
            <text:p>11.16572</text:p>
          </table:table-cell>
          <table:table-cell office:value-type="float" office:value="10.44312" calcext:value-type="float">
            <text:p>10.44312</text:p>
          </table:table-cell>
          <table:table-cell office:value-type="float" office:value="10.43972" calcext:value-type="float">
            <text:p>10.43972</text:p>
          </table:table-cell>
          <table:table-cell table:formula="of:=AVERAGE([.A106:.J106])" office:value-type="float" office:value="10.822936" calcext:value-type="float">
            <text:p>10.822936</text:p>
          </table:table-cell>
          <table:table-cell table:number-columns-repeated="10"/>
        </table:table-row>
        <table:table-row table:style-name="ro1">
          <table:table-cell office:value-type="float" office:value="16.06736" calcext:value-type="float">
            <text:p>16.06736</text:p>
          </table:table-cell>
          <table:table-cell office:value-type="float" office:value="16.31708" calcext:value-type="float">
            <text:p>16.31708</text:p>
          </table:table-cell>
          <table:table-cell office:value-type="float" office:value="16.06996" calcext:value-type="float">
            <text:p>16.06996</text:p>
          </table:table-cell>
          <table:table-cell office:value-type="float" office:value="19.726601" calcext:value-type="float">
            <text:p>19.726601</text:p>
          </table:table-cell>
          <table:table-cell office:value-type="float" office:value="16.070681" calcext:value-type="float">
            <text:p>16.070681</text:p>
          </table:table-cell>
          <table:table-cell office:value-type="float" office:value="16.06768" calcext:value-type="float">
            <text:p>16.06768</text:p>
          </table:table-cell>
          <table:table-cell office:value-type="float" office:value="16.068041" calcext:value-type="float">
            <text:p>16.068041</text:p>
          </table:table-cell>
          <table:table-cell office:value-type="float" office:value="16.07004" calcext:value-type="float">
            <text:p>16.07004</text:p>
          </table:table-cell>
          <table:table-cell office:value-type="float" office:value="16.0676" calcext:value-type="float">
            <text:p>16.0676</text:p>
          </table:table-cell>
          <table:table-cell office:value-type="float" office:value="16.070721" calcext:value-type="float">
            <text:p>16.070721</text:p>
          </table:table-cell>
          <table:table-cell table:formula="of:=AVERAGE([.A107:.J107])" office:value-type="float" office:value="16.4595764" calcext:value-type="float">
            <text:p>16.4595764</text:p>
          </table:table-cell>
          <table:table-cell table:number-columns-repeated="10"/>
        </table:table-row>
        <table:table-row table:style-name="ro1">
          <table:table-cell office:value-type="float" office:value="23.222521" calcext:value-type="float">
            <text:p>23.222521</text:p>
          </table:table-cell>
          <table:table-cell office:value-type="float" office:value="21.79048" calcext:value-type="float">
            <text:p>21.79048</text:p>
          </table:table-cell>
          <table:table-cell office:value-type="float" office:value="21.415279" calcext:value-type="float">
            <text:p>21.415279</text:p>
          </table:table-cell>
          <table:table-cell office:value-type="float" office:value="20.16608" calcext:value-type="float">
            <text:p>20.16608</text:p>
          </table:table-cell>
          <table:table-cell office:value-type="float" office:value="20.149599" calcext:value-type="float">
            <text:p>20.149599</text:p>
          </table:table-cell>
          <table:table-cell office:value-type="float" office:value="31.5392" calcext:value-type="float">
            <text:p>31.5392</text:p>
          </table:table-cell>
          <table:table-cell office:value-type="float" office:value="37.750561" calcext:value-type="float">
            <text:p>37.750561</text:p>
          </table:table-cell>
          <table:table-cell office:value-type="float" office:value="21.770321" calcext:value-type="float">
            <text:p>21.770321</text:p>
          </table:table-cell>
          <table:table-cell office:value-type="float" office:value="21.87672" calcext:value-type="float">
            <text:p>21.87672</text:p>
          </table:table-cell>
          <table:table-cell office:value-type="float" office:value="34.88448" calcext:value-type="float">
            <text:p>34.88448</text:p>
          </table:table-cell>
          <table:table-cell table:formula="of:=AVERAGE([.A108:.J108])" office:value-type="float" office:value="25.4565241" calcext:value-type="float">
            <text:p>25.4565241</text:p>
          </table:table-cell>
          <table:table-cell table:number-columns-repeated="10"/>
        </table:table-row>
        <table:table-row table:style-name="ro1">
          <table:table-cell office:value-type="float" office:value="171.305557" calcext:value-type="float">
            <text:p>171.305557</text:p>
          </table:table-cell>
          <table:table-cell office:value-type="float" office:value="88.402122" calcext:value-type="float">
            <text:p>88.402122</text:p>
          </table:table-cell>
          <table:table-cell office:value-type="float" office:value="159.791199" calcext:value-type="float">
            <text:p>159.791199</text:p>
          </table:table-cell>
          <table:table-cell office:value-type="float" office:value="90.675041" calcext:value-type="float">
            <text:p>90.675041</text:p>
          </table:table-cell>
          <table:table-cell office:value-type="float" office:value="91.37204" calcext:value-type="float">
            <text:p>91.37204</text:p>
          </table:table-cell>
          <table:table-cell office:value-type="float" office:value="86.776718" calcext:value-type="float">
            <text:p>86.776718</text:p>
          </table:table-cell>
          <table:table-cell office:value-type="float" office:value="88.712799" calcext:value-type="float">
            <text:p>88.712799</text:p>
          </table:table-cell>
          <table:table-cell office:value-type="float" office:value="167.960999" calcext:value-type="float">
            <text:p>167.960999</text:p>
          </table:table-cell>
          <table:table-cell office:value-type="float" office:value="37.406078" calcext:value-type="float">
            <text:p>37.406078</text:p>
          </table:table-cell>
          <table:table-cell office:value-type="float" office:value="87.885277" calcext:value-type="float">
            <text:p>87.885277</text:p>
          </table:table-cell>
          <table:table-cell table:formula="of:=AVERAGE([.A109:.J109])" office:value-type="float" office:value="107.028783" calcext:value-type="float">
            <text:p>107.028783</text:p>
          </table:table-cell>
          <table:table-cell table:number-columns-repeated="10"/>
        </table:table-row>
        <table:table-row table:style-name="ro1">
          <table:table-cell office:value-type="float" office:value="153.386322" calcext:value-type="float">
            <text:p>153.386322</text:p>
          </table:table-cell>
          <table:table-cell office:value-type="float" office:value="155.249634" calcext:value-type="float">
            <text:p>155.249634</text:p>
          </table:table-cell>
          <table:table-cell office:value-type="float" office:value="161.479996" calcext:value-type="float">
            <text:p>161.479996</text:p>
          </table:table-cell>
          <table:table-cell office:value-type="float" office:value="160.239243" calcext:value-type="float">
            <text:p>160.239243</text:p>
          </table:table-cell>
          <table:table-cell office:value-type="float" office:value="156.330124" calcext:value-type="float">
            <text:p>156.330124</text:p>
          </table:table-cell>
          <table:table-cell office:value-type="float" office:value="157.279678" calcext:value-type="float">
            <text:p>157.279678</text:p>
          </table:table-cell>
          <table:table-cell office:value-type="float" office:value="155.728836" calcext:value-type="float">
            <text:p>155.728836</text:p>
          </table:table-cell>
          <table:table-cell office:value-type="float" office:value="152.885239" calcext:value-type="float">
            <text:p>152.885239</text:p>
          </table:table-cell>
          <table:table-cell office:value-type="float" office:value="155.114761" calcext:value-type="float">
            <text:p>155.114761</text:p>
          </table:table-cell>
          <table:table-cell office:value-type="float" office:value="157.776199" calcext:value-type="float">
            <text:p>157.776199</text:p>
          </table:table-cell>
          <table:table-cell table:formula="of:=AVERAGE([.A110:.J110])" office:value-type="float" office:value="156.5470032" calcext:value-type="float">
            <text:p>156.5470032</text:p>
          </table:table-cell>
          <table:table-cell table:number-columns-repeated="10"/>
        </table:table-row>
        <table:table-row table:style-name="ro1">
          <table:table-cell office:value-type="float" office:value="176.372833" calcext:value-type="float">
            <text:p>176.372833</text:p>
          </table:table-cell>
          <table:table-cell office:value-type="float" office:value="162.696564" calcext:value-type="float">
            <text:p>162.696564</text:p>
          </table:table-cell>
          <table:table-cell office:value-type="float" office:value="166.440353" calcext:value-type="float">
            <text:p>166.440353</text:p>
          </table:table-cell>
          <table:table-cell office:value-type="float" office:value="169.190002" calcext:value-type="float">
            <text:p>169.190002</text:p>
          </table:table-cell>
          <table:table-cell office:value-type="float" office:value="170.81456" calcext:value-type="float">
            <text:p>170.81456</text:p>
          </table:table-cell>
          <table:table-cell office:value-type="float" office:value="148.503403" calcext:value-type="float">
            <text:p>148.503403</text:p>
          </table:table-cell>
          <table:table-cell office:value-type="float" office:value="162.865005" calcext:value-type="float">
            <text:p>162.865005</text:p>
          </table:table-cell>
          <table:table-cell office:value-type="float" office:value="171.252075" calcext:value-type="float">
            <text:p>171.252075</text:p>
          </table:table-cell>
          <table:table-cell office:value-type="float" office:value="166.621567" calcext:value-type="float">
            <text:p>166.621567</text:p>
          </table:table-cell>
          <table:table-cell office:value-type="float" office:value="168.707687" calcext:value-type="float">
            <text:p>168.707687</text:p>
          </table:table-cell>
          <table:table-cell table:formula="of:=AVERAGE([.A111:.J111])" office:value-type="float" office:value="166.3464049" calcext:value-type="float">
            <text:p>166.3464049</text:p>
          </table:table-cell>
          <table:table-cell table:number-columns-repeated="10"/>
        </table:table-row>
        <table:table-row table:style-name="ro1">
          <table:table-cell office:value-type="float" office:value="168.462158" calcext:value-type="float">
            <text:p>168.462158</text:p>
          </table:table-cell>
          <table:table-cell office:value-type="float" office:value="167.850037" calcext:value-type="float">
            <text:p>167.850037</text:p>
          </table:table-cell>
          <table:table-cell office:value-type="float" office:value="170.875076" calcext:value-type="float">
            <text:p>170.875076</text:p>
          </table:table-cell>
          <table:table-cell office:value-type="float" office:value="173.881165" calcext:value-type="float">
            <text:p>173.881165</text:p>
          </table:table-cell>
          <table:table-cell office:value-type="float" office:value="171.901566" calcext:value-type="float">
            <text:p>171.901566</text:p>
          </table:table-cell>
          <table:table-cell office:value-type="float" office:value="173.68544" calcext:value-type="float">
            <text:p>173.68544</text:p>
          </table:table-cell>
          <table:table-cell office:value-type="float" office:value="166.711639" calcext:value-type="float">
            <text:p>166.711639</text:p>
          </table:table-cell>
          <table:table-cell office:value-type="float" office:value="175.373566" calcext:value-type="float">
            <text:p>175.373566</text:p>
          </table:table-cell>
          <table:table-cell office:value-type="float" office:value="172.465164" calcext:value-type="float">
            <text:p>172.465164</text:p>
          </table:table-cell>
          <table:table-cell office:value-type="float" office:value="166.655167" calcext:value-type="float">
            <text:p>166.655167</text:p>
          </table:table-cell>
          <table:table-cell table:formula="of:=AVERAGE([.A112:.J112])" office:value-type="float" office:value="170.7860978" calcext:value-type="float">
            <text:p>170.7860978</text:p>
          </table:table-cell>
          <table:table-cell table:number-columns-repeated="10"/>
        </table:table-row>
        <table:table-row table:style-name="ro1">
          <table:table-cell table:number-columns-repeated="10" office:value-type="string" calcext:value-type="string">
            <text:p>For Stride7</text:p>
          </table:table-cell>
          <table:table-cell table:formula="of:=AVERAGE([.A113:.J113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float" office:value="11.80904" calcext:value-type="float">
            <text:p>11.80904</text:p>
          </table:table-cell>
          <table:table-cell office:value-type="float" office:value="11.76956" calcext:value-type="float">
            <text:p>11.76956</text:p>
          </table:table-cell>
          <table:table-cell office:value-type="float" office:value="12.46764" calcext:value-type="float">
            <text:p>12.46764</text:p>
          </table:table-cell>
          <table:table-cell office:value-type="float" office:value="12.46832" calcext:value-type="float">
            <text:p>12.46832</text:p>
          </table:table-cell>
          <table:table-cell office:value-type="float" office:value="12.46708" calcext:value-type="float">
            <text:p>12.46708</text:p>
          </table:table-cell>
          <table:table-cell office:value-type="float" office:value="12.97504" calcext:value-type="float">
            <text:p>12.97504</text:p>
          </table:table-cell>
          <table:table-cell office:value-type="float" office:value="11.9474" calcext:value-type="float">
            <text:p>11.9474</text:p>
          </table:table-cell>
          <table:table-cell office:value-type="float" office:value="11.8458" calcext:value-type="float">
            <text:p>11.8458</text:p>
          </table:table-cell>
          <table:table-cell office:value-type="float" office:value="12.47304" calcext:value-type="float">
            <text:p>12.47304</text:p>
          </table:table-cell>
          <table:table-cell office:value-type="float" office:value="12.467" calcext:value-type="float">
            <text:p>12.467</text:p>
          </table:table-cell>
          <table:table-cell table:formula="of:=AVERAGE([.A114:.J114])" office:value-type="float" office:value="12.268992" calcext:value-type="float">
            <text:p>12.268992</text:p>
          </table:table-cell>
          <table:table-cell table:number-columns-repeated="10"/>
        </table:table-row>
        <table:table-row table:style-name="ro1">
          <table:table-cell office:value-type="float" office:value="11.918" calcext:value-type="float">
            <text:p>11.918</text:p>
          </table:table-cell>
          <table:table-cell office:value-type="float" office:value="10.43908" calcext:value-type="float">
            <text:p>10.43908</text:p>
          </table:table-cell>
          <table:table-cell office:value-type="float" office:value="10.43912" calcext:value-type="float">
            <text:p>10.43912</text:p>
          </table:table-cell>
          <table:table-cell office:value-type="float" office:value="12.46776" calcext:value-type="float">
            <text:p>12.46776</text:p>
          </table:table-cell>
          <table:table-cell office:value-type="float" office:value="12.46716" calcext:value-type="float">
            <text:p>12.46716</text:p>
          </table:table-cell>
          <table:table-cell office:value-type="float" office:value="12.97056" calcext:value-type="float">
            <text:p>12.97056</text:p>
          </table:table-cell>
          <table:table-cell office:value-type="float" office:value="11.92956" calcext:value-type="float">
            <text:p>11.92956</text:p>
          </table:table-cell>
          <table:table-cell office:value-type="float" office:value="12.19432" calcext:value-type="float">
            <text:p>12.19432</text:p>
          </table:table-cell>
          <table:table-cell office:value-type="float" office:value="12.46728" calcext:value-type="float">
            <text:p>12.46728</text:p>
          </table:table-cell>
          <table:table-cell office:value-type="float" office:value="12.4682" calcext:value-type="float">
            <text:p>12.4682</text:p>
          </table:table-cell>
          <table:table-cell table:formula="of:=AVERAGE([.A115:.J115])" office:value-type="float" office:value="11.976104" calcext:value-type="float">
            <text:p>11.976104</text:p>
          </table:table-cell>
          <table:table-cell table:number-columns-repeated="10"/>
        </table:table-row>
        <table:table-row table:style-name="ro1">
          <table:table-cell office:value-type="float" office:value="11.84824" calcext:value-type="float">
            <text:p>11.84824</text:p>
          </table:table-cell>
          <table:table-cell office:value-type="float" office:value="10.4392" calcext:value-type="float">
            <text:p>10.4392</text:p>
          </table:table-cell>
          <table:table-cell office:value-type="float" office:value="12.67404" calcext:value-type="float">
            <text:p>12.67404</text:p>
          </table:table-cell>
          <table:table-cell office:value-type="float" office:value="13.683" calcext:value-type="float">
            <text:p>13.683</text:p>
          </table:table-cell>
          <table:table-cell office:value-type="float" office:value="12.51204" calcext:value-type="float">
            <text:p>12.51204</text:p>
          </table:table-cell>
          <table:table-cell office:value-type="float" office:value="13.84476" calcext:value-type="float">
            <text:p>13.84476</text:p>
          </table:table-cell>
          <table:table-cell office:value-type="float" office:value="15.69688" calcext:value-type="float">
            <text:p>15.69688</text:p>
          </table:table-cell>
          <table:table-cell office:value-type="float" office:value="11.16552" calcext:value-type="float">
            <text:p>11.16552</text:p>
          </table:table-cell>
          <table:table-cell office:value-type="float" office:value="12.02004" calcext:value-type="float">
            <text:p>12.02004</text:p>
          </table:table-cell>
          <table:table-cell office:value-type="float" office:value="12.07348" calcext:value-type="float">
            <text:p>12.07348</text:p>
          </table:table-cell>
          <table:table-cell table:formula="of:=AVERAGE([.A116:.J116])" office:value-type="float" office:value="12.59572" calcext:value-type="float">
            <text:p>12.59572</text:p>
          </table:table-cell>
          <table:table-cell table:number-columns-repeated="10"/>
        </table:table-row>
        <table:table-row table:style-name="ro1">
          <table:table-cell office:value-type="float" office:value="11.7308" calcext:value-type="float">
            <text:p>11.7308</text:p>
          </table:table-cell>
          <table:table-cell office:value-type="float" office:value="11.171" calcext:value-type="float">
            <text:p>11.171</text:p>
          </table:table-cell>
          <table:table-cell office:value-type="float" office:value="10.443" calcext:value-type="float">
            <text:p>10.443</text:p>
          </table:table-cell>
          <table:table-cell office:value-type="float" office:value="11.6976" calcext:value-type="float">
            <text:p>11.6976</text:p>
          </table:table-cell>
          <table:table-cell office:value-type="float" office:value="11.1668" calcext:value-type="float">
            <text:p>11.1668</text:p>
          </table:table-cell>
          <table:table-cell office:value-type="float" office:value="11.73148" calcext:value-type="float">
            <text:p>11.73148</text:p>
          </table:table-cell>
          <table:table-cell office:value-type="float" office:value="11.70888" calcext:value-type="float">
            <text:p>11.70888</text:p>
          </table:table-cell>
          <table:table-cell office:value-type="float" office:value="11.1658" calcext:value-type="float">
            <text:p>11.1658</text:p>
          </table:table-cell>
          <table:table-cell office:value-type="float" office:value="10.43964" calcext:value-type="float">
            <text:p>10.43964</text:p>
          </table:table-cell>
          <table:table-cell office:value-type="float" office:value="10.43892" calcext:value-type="float">
            <text:p>10.43892</text:p>
          </table:table-cell>
          <table:table-cell table:formula="of:=AVERAGE([.A117:.J117])" office:value-type="float" office:value="11.169392" calcext:value-type="float">
            <text:p>11.169392</text:p>
          </table:table-cell>
          <table:table-cell table:number-columns-repeated="10"/>
        </table:table-row>
        <table:table-row table:style-name="ro1">
          <table:table-cell office:value-type="float" office:value="10.444" calcext:value-type="float">
            <text:p>10.444</text:p>
          </table:table-cell>
          <table:table-cell office:value-type="float" office:value="11.16652" calcext:value-type="float">
            <text:p>11.16652</text:p>
          </table:table-cell>
          <table:table-cell office:value-type="float" office:value="13.4688" calcext:value-type="float">
            <text:p>13.4688</text:p>
          </table:table-cell>
          <table:table-cell office:value-type="float" office:value="10.439" calcext:value-type="float">
            <text:p>10.439</text:p>
          </table:table-cell>
          <table:table-cell office:value-type="float" office:value="11.16668" calcext:value-type="float">
            <text:p>11.16668</text:p>
          </table:table-cell>
          <table:table-cell office:value-type="float" office:value="14.0832" calcext:value-type="float">
            <text:p>14.0832</text:p>
          </table:table-cell>
          <table:table-cell office:value-type="float" office:value="10.4436" calcext:value-type="float">
            <text:p>10.4436</text:p>
          </table:table-cell>
          <table:table-cell office:value-type="float" office:value="11.2566" calcext:value-type="float">
            <text:p>11.2566</text:p>
          </table:table-cell>
          <table:table-cell office:value-type="float" office:value="10.44392" calcext:value-type="float">
            <text:p>10.44392</text:p>
          </table:table-cell>
          <table:table-cell office:value-type="float" office:value="10.43832" calcext:value-type="float">
            <text:p>10.43832</text:p>
          </table:table-cell>
          <table:table-cell table:formula="of:=AVERAGE([.A118:.J118])" office:value-type="float" office:value="11.335064" calcext:value-type="float">
            <text:p>11.335064</text:p>
          </table:table-cell>
          <table:table-cell table:number-columns-repeated="10"/>
        </table:table-row>
        <table:table-row table:style-name="ro1">
          <table:table-cell office:value-type="float" office:value="11.17064" calcext:value-type="float">
            <text:p>11.17064</text:p>
          </table:table-cell>
          <table:table-cell office:value-type="float" office:value="11.35152" calcext:value-type="float">
            <text:p>11.35152</text:p>
          </table:table-cell>
          <table:table-cell office:value-type="float" office:value="10.43916" calcext:value-type="float">
            <text:p>10.43916</text:p>
          </table:table-cell>
          <table:table-cell office:value-type="float" office:value="11.16568" calcext:value-type="float">
            <text:p>11.16568</text:p>
          </table:table-cell>
          <table:table-cell office:value-type="float" office:value="11.16716" calcext:value-type="float">
            <text:p>11.16716</text:p>
          </table:table-cell>
          <table:table-cell office:value-type="float" office:value="11.17" calcext:value-type="float">
            <text:p>11.17</text:p>
          </table:table-cell>
          <table:table-cell office:value-type="float" office:value="10.44376" calcext:value-type="float">
            <text:p>10.44376</text:p>
          </table:table-cell>
          <table:table-cell office:value-type="float" office:value="12.03064" calcext:value-type="float">
            <text:p>12.03064</text:p>
          </table:table-cell>
          <table:table-cell office:value-type="float" office:value="10.4432" calcext:value-type="float">
            <text:p>10.4432</text:p>
          </table:table-cell>
          <table:table-cell office:value-type="float" office:value="10.43904" calcext:value-type="float">
            <text:p>10.43904</text:p>
          </table:table-cell>
          <table:table-cell table:formula="of:=AVERAGE([.A119:.J119])" office:value-type="float" office:value="10.98208" calcext:value-type="float">
            <text:p>10.98208</text:p>
          </table:table-cell>
          <table:table-cell table:number-columns-repeated="10"/>
        </table:table-row>
        <table:table-row table:style-name="ro1">
          <table:table-cell office:value-type="float" office:value="11.1706" calcext:value-type="float">
            <text:p>11.1706</text:p>
          </table:table-cell>
          <table:table-cell office:value-type="float" office:value="10.43892" calcext:value-type="float">
            <text:p>10.43892</text:p>
          </table:table-cell>
          <table:table-cell office:value-type="float" office:value="10.4384" calcext:value-type="float">
            <text:p>10.4384</text:p>
          </table:table-cell>
          <table:table-cell office:value-type="float" office:value="11.29556" calcext:value-type="float">
            <text:p>11.29556</text:p>
          </table:table-cell>
          <table:table-cell office:value-type="float" office:value="10.43936" calcext:value-type="float">
            <text:p>10.43936</text:p>
          </table:table-cell>
          <table:table-cell office:value-type="float" office:value="11.1724" calcext:value-type="float">
            <text:p>11.1724</text:p>
          </table:table-cell>
          <table:table-cell office:value-type="float" office:value="11.99856" calcext:value-type="float">
            <text:p>11.99856</text:p>
          </table:table-cell>
          <table:table-cell office:value-type="float" office:value="10.43944" calcext:value-type="float">
            <text:p>10.43944</text:p>
          </table:table-cell>
          <table:table-cell office:value-type="float" office:value="10.44236" calcext:value-type="float">
            <text:p>10.44236</text:p>
          </table:table-cell>
          <table:table-cell office:value-type="float" office:value="10.4394" calcext:value-type="float">
            <text:p>10.4394</text:p>
          </table:table-cell>
          <table:table-cell table:formula="of:=AVERAGE([.A120:.J120])" office:value-type="float" office:value="10.8275" calcext:value-type="float">
            <text:p>10.8275</text:p>
          </table:table-cell>
          <table:table-cell table:number-columns-repeated="10"/>
        </table:table-row>
        <table:table-row table:style-name="ro1">
          <table:table-cell office:value-type="float" office:value="11.17128" calcext:value-type="float">
            <text:p>11.17128</text:p>
          </table:table-cell>
          <table:table-cell office:value-type="float" office:value="10.439" calcext:value-type="float">
            <text:p>10.439</text:p>
          </table:table-cell>
          <table:table-cell office:value-type="float" office:value="10.43976" calcext:value-type="float">
            <text:p>10.43976</text:p>
          </table:table-cell>
          <table:table-cell office:value-type="float" office:value="11.16692" calcext:value-type="float">
            <text:p>11.16692</text:p>
          </table:table-cell>
          <table:table-cell office:value-type="float" office:value="10.44032" calcext:value-type="float">
            <text:p>10.44032</text:p>
          </table:table-cell>
          <table:table-cell office:value-type="float" office:value="11.17052" calcext:value-type="float">
            <text:p>11.17052</text:p>
          </table:table-cell>
          <table:table-cell office:value-type="float" office:value="11.1718" calcext:value-type="float">
            <text:p>11.1718</text:p>
          </table:table-cell>
          <table:table-cell office:value-type="float" office:value="10.43904" calcext:value-type="float">
            <text:p>10.43904</text:p>
          </table:table-cell>
          <table:table-cell office:value-type="float" office:value="10.44392" calcext:value-type="float">
            <text:p>10.44392</text:p>
          </table:table-cell>
          <table:table-cell office:value-type="float" office:value="10.43928" calcext:value-type="float">
            <text:p>10.43928</text:p>
          </table:table-cell>
          <table:table-cell table:formula="of:=AVERAGE([.A121:.J121])" office:value-type="float" office:value="10.732184" calcext:value-type="float">
            <text:p>10.732184</text:p>
          </table:table-cell>
          <table:table-cell table:number-columns-repeated="10"/>
        </table:table-row>
        <table:table-row table:style-name="ro1">
          <table:table-cell office:value-type="float" office:value="11.17048" calcext:value-type="float">
            <text:p>11.17048</text:p>
          </table:table-cell>
          <table:table-cell office:value-type="float" office:value="10.4398" calcext:value-type="float">
            <text:p>10.4398</text:p>
          </table:table-cell>
          <table:table-cell office:value-type="float" office:value="10.89276" calcext:value-type="float">
            <text:p>10.89276</text:p>
          </table:table-cell>
          <table:table-cell office:value-type="float" office:value="11.16628" calcext:value-type="float">
            <text:p>11.16628</text:p>
          </table:table-cell>
          <table:table-cell office:value-type="float" office:value="10.43816" calcext:value-type="float">
            <text:p>10.43816</text:p>
          </table:table-cell>
          <table:table-cell office:value-type="float" office:value="11.17256" calcext:value-type="float">
            <text:p>11.17256</text:p>
          </table:table-cell>
          <table:table-cell office:value-type="float" office:value="11.17052" calcext:value-type="float">
            <text:p>11.17052</text:p>
          </table:table-cell>
          <table:table-cell office:value-type="float" office:value="10.43956" calcext:value-type="float">
            <text:p>10.43956</text:p>
          </table:table-cell>
          <table:table-cell office:value-type="float" office:value="10.44312" calcext:value-type="float">
            <text:p>10.44312</text:p>
          </table:table-cell>
          <table:table-cell office:value-type="float" office:value="10.43944" calcext:value-type="float">
            <text:p>10.43944</text:p>
          </table:table-cell>
          <table:table-cell table:formula="of:=AVERAGE([.A122:.J122])" office:value-type="float" office:value="10.777268" calcext:value-type="float">
            <text:p>10.777268</text:p>
          </table:table-cell>
          <table:table-cell table:number-columns-repeated="10"/>
        </table:table-row>
        <table:table-row table:style-name="ro1">
          <table:table-cell office:value-type="float" office:value="10.44384" calcext:value-type="float">
            <text:p>10.44384</text:p>
          </table:table-cell>
          <table:table-cell office:value-type="float" office:value="10.439" calcext:value-type="float">
            <text:p>10.439</text:p>
          </table:table-cell>
          <table:table-cell office:value-type="float" office:value="10.43976" calcext:value-type="float">
            <text:p>10.43976</text:p>
          </table:table-cell>
          <table:table-cell office:value-type="float" office:value="12.07328" calcext:value-type="float">
            <text:p>12.07328</text:p>
          </table:table-cell>
          <table:table-cell office:value-type="float" office:value="10.43988" calcext:value-type="float">
            <text:p>10.43988</text:p>
          </table:table-cell>
          <table:table-cell office:value-type="float" office:value="10.44268" calcext:value-type="float">
            <text:p>10.44268</text:p>
          </table:table-cell>
          <table:table-cell office:value-type="float" office:value="10.44412" calcext:value-type="float">
            <text:p>10.44412</text:p>
          </table:table-cell>
          <table:table-cell office:value-type="float" office:value="11.82448" calcext:value-type="float">
            <text:p>11.82448</text:p>
          </table:table-cell>
          <table:table-cell office:value-type="float" office:value="10.44276" calcext:value-type="float">
            <text:p>10.44276</text:p>
          </table:table-cell>
          <table:table-cell office:value-type="float" office:value="10.43836" calcext:value-type="float">
            <text:p>10.43836</text:p>
          </table:table-cell>
          <table:table-cell table:formula="of:=AVERAGE([.A123:.J123])" office:value-type="float" office:value="10.742816" calcext:value-type="float">
            <text:p>10.742816</text:p>
          </table:table-cell>
          <table:table-cell table:number-columns-repeated="10"/>
        </table:table-row>
        <table:table-row table:style-name="ro1">
          <table:table-cell office:value-type="float" office:value="11.37984" calcext:value-type="float">
            <text:p>11.37984</text:p>
          </table:table-cell>
          <table:table-cell office:value-type="float" office:value="13.03124" calcext:value-type="float">
            <text:p>13.03124</text:p>
          </table:table-cell>
          <table:table-cell office:value-type="float" office:value="12.66396" calcext:value-type="float">
            <text:p>12.66396</text:p>
          </table:table-cell>
          <table:table-cell office:value-type="float" office:value="11.16792" calcext:value-type="float">
            <text:p>11.16792</text:p>
          </table:table-cell>
          <table:table-cell office:value-type="float" office:value="14.085" calcext:value-type="float">
            <text:p>14.085</text:p>
          </table:table-cell>
          <table:table-cell office:value-type="float" office:value="13.98644" calcext:value-type="float">
            <text:p>13.98644</text:p>
          </table:table-cell>
          <table:table-cell office:value-type="float" office:value="11.19652" calcext:value-type="float">
            <text:p>11.19652</text:p>
          </table:table-cell>
          <table:table-cell office:value-type="float" office:value="10.4392" calcext:value-type="float">
            <text:p>10.4392</text:p>
          </table:table-cell>
          <table:table-cell office:value-type="float" office:value="12.78168" calcext:value-type="float">
            <text:p>12.78168</text:p>
          </table:table-cell>
          <table:table-cell office:value-type="float" office:value="14.13464" calcext:value-type="float">
            <text:p>14.13464</text:p>
          </table:table-cell>
          <table:table-cell table:formula="of:=AVERAGE([.A124:.J124])" office:value-type="float" office:value="12.486644" calcext:value-type="float">
            <text:p>12.486644</text:p>
          </table:table-cell>
          <table:table-cell table:number-columns-repeated="10"/>
        </table:table-row>
        <table:table-row table:style-name="ro1">
          <table:table-cell office:value-type="float" office:value="26.01804" calcext:value-type="float">
            <text:p>26.01804</text:p>
          </table:table-cell>
          <table:table-cell office:value-type="float" office:value="30.848761" calcext:value-type="float">
            <text:p>30.848761</text:p>
          </table:table-cell>
          <table:table-cell office:value-type="float" office:value="26.01796" calcext:value-type="float">
            <text:p>26.01796</text:p>
          </table:table-cell>
          <table:table-cell office:value-type="float" office:value="30.60504" calcext:value-type="float">
            <text:p>30.60504</text:p>
          </table:table-cell>
          <table:table-cell office:value-type="float" office:value="26.021761" calcext:value-type="float">
            <text:p>26.021761</text:p>
          </table:table-cell>
          <table:table-cell office:value-type="float" office:value="28.420361" calcext:value-type="float">
            <text:p>28.420361</text:p>
          </table:table-cell>
          <table:table-cell office:value-type="float" office:value="29.86396" calcext:value-type="float">
            <text:p>29.86396</text:p>
          </table:table-cell>
          <table:table-cell office:value-type="float" office:value="30.68668" calcext:value-type="float">
            <text:p>30.68668</text:p>
          </table:table-cell>
          <table:table-cell office:value-type="float" office:value="26.019159" calcext:value-type="float">
            <text:p>26.019159</text:p>
          </table:table-cell>
          <table:table-cell office:value-type="float" office:value="28.19264" calcext:value-type="float">
            <text:p>28.19264</text:p>
          </table:table-cell>
          <table:table-cell table:formula="of:=AVERAGE([.A125:.J125])" office:value-type="float" office:value="28.2694362" calcext:value-type="float">
            <text:p>28.2694362</text:p>
          </table:table-cell>
          <table:table-cell table:number-columns-repeated="10"/>
        </table:table-row>
        <table:table-row table:style-name="ro1">
          <table:table-cell office:value-type="float" office:value="164.37532" calcext:value-type="float">
            <text:p>164.37532</text:p>
          </table:table-cell>
          <table:table-cell office:value-type="float" office:value="182.837875" calcext:value-type="float">
            <text:p>182.837875</text:p>
          </table:table-cell>
          <table:table-cell office:value-type="float" office:value="159.513763" calcext:value-type="float">
            <text:p>159.513763</text:p>
          </table:table-cell>
          <table:table-cell office:value-type="float" office:value="162.464645" calcext:value-type="float">
            <text:p>162.464645</text:p>
          </table:table-cell>
          <table:table-cell office:value-type="float" office:value="160.849487" calcext:value-type="float">
            <text:p>160.849487</text:p>
          </table:table-cell>
          <table:table-cell office:value-type="float" office:value="162.396957" calcext:value-type="float">
            <text:p>162.396957</text:p>
          </table:table-cell>
          <table:table-cell office:value-type="float" office:value="224.274567" calcext:value-type="float">
            <text:p>224.274567</text:p>
          </table:table-cell>
          <table:table-cell office:value-type="float" office:value="166.041443" calcext:value-type="float">
            <text:p>166.041443</text:p>
          </table:table-cell>
          <table:table-cell office:value-type="float" office:value="160.605164" calcext:value-type="float">
            <text:p>160.605164</text:p>
          </table:table-cell>
          <table:table-cell office:value-type="float" office:value="180.476395" calcext:value-type="float">
            <text:p>180.476395</text:p>
          </table:table-cell>
          <table:table-cell table:formula="of:=AVERAGE([.A126:.J126])" office:value-type="float" office:value="172.3835616" calcext:value-type="float">
            <text:p>172.3835616</text:p>
          </table:table-cell>
          <table:table-cell table:number-columns-repeated="10"/>
        </table:table-row>
        <table:table-row table:style-name="ro1">
          <table:table-cell office:value-type="float" office:value="169.746796" calcext:value-type="float">
            <text:p>169.746796</text:p>
          </table:table-cell>
          <table:table-cell office:value-type="float" office:value="169.388397" calcext:value-type="float">
            <text:p>169.388397</text:p>
          </table:table-cell>
          <table:table-cell office:value-type="float" office:value="173.316879" calcext:value-type="float">
            <text:p>173.316879</text:p>
          </table:table-cell>
          <table:table-cell office:value-type="float" office:value="174.529282" calcext:value-type="float">
            <text:p>174.529282</text:p>
          </table:table-cell>
          <table:table-cell office:value-type="float" office:value="175.128799" calcext:value-type="float">
            <text:p>175.128799</text:p>
          </table:table-cell>
          <table:table-cell office:value-type="float" office:value="174.530365" calcext:value-type="float">
            <text:p>174.530365</text:p>
          </table:table-cell>
          <table:table-cell office:value-type="float" office:value="174.018555" calcext:value-type="float">
            <text:p>174.018555</text:p>
          </table:table-cell>
          <table:table-cell office:value-type="float" office:value="236.849594" calcext:value-type="float">
            <text:p>236.849594</text:p>
          </table:table-cell>
          <table:table-cell office:value-type="float" office:value="182.916321" calcext:value-type="float">
            <text:p>182.916321</text:p>
          </table:table-cell>
          <table:table-cell office:value-type="float" office:value="178.136475" calcext:value-type="float">
            <text:p>178.136475</text:p>
          </table:table-cell>
          <table:table-cell table:formula="of:=AVERAGE([.A127:.J127])" office:value-type="float" office:value="180.8561463" calcext:value-type="float">
            <text:p>180.8561463</text:p>
          </table:table-cell>
          <table:table-cell table:number-columns-repeated="10"/>
        </table:table-row>
        <table:table-row table:style-name="ro1">
          <table:table-cell office:value-type="float" office:value="175.854034" calcext:value-type="float">
            <text:p>175.854034</text:p>
          </table:table-cell>
          <table:table-cell office:value-type="float" office:value="191.789597" calcext:value-type="float">
            <text:p>191.789597</text:p>
          </table:table-cell>
          <table:table-cell office:value-type="float" office:value="160.307846" calcext:value-type="float">
            <text:p>160.307846</text:p>
          </table:table-cell>
          <table:table-cell office:value-type="float" office:value="262.013153" calcext:value-type="float">
            <text:p>262.013153</text:p>
          </table:table-cell>
          <table:table-cell office:value-type="float" office:value="190.229446" calcext:value-type="float">
            <text:p>190.229446</text:p>
          </table:table-cell>
          <table:table-cell office:value-type="float" office:value="190.961166" calcext:value-type="float">
            <text:p>190.961166</text:p>
          </table:table-cell>
          <table:table-cell office:value-type="float" office:value="178.079285" calcext:value-type="float">
            <text:p>178.079285</text:p>
          </table:table-cell>
          <table:table-cell office:value-type="float" office:value="163.198837" calcext:value-type="float">
            <text:p>163.198837</text:p>
          </table:table-cell>
          <table:table-cell office:value-type="float" office:value="179.039764" calcext:value-type="float">
            <text:p>179.039764</text:p>
          </table:table-cell>
          <table:table-cell office:value-type="float" office:value="175.973846" calcext:value-type="float">
            <text:p>175.973846</text:p>
          </table:table-cell>
          <table:table-cell table:formula="of:=AVERAGE([.A128:.J128])" office:value-type="float" office:value="186.7446974" calcext:value-type="float">
            <text:p>186.7446974</text:p>
          </table:table-cell>
          <table:table-cell table:number-columns-repeated="10"/>
        </table:table-row>
        <table:table-row table:style-name="ro1">
          <table:table-cell table:number-columns-repeated="10" office:value-type="string" calcext:value-type="string">
            <text:p>For Stride8</text:p>
          </table:table-cell>
          <table:table-cell table:formula="of:=AVERAGE([.A129:.J129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float" office:value="11.84116" calcext:value-type="float">
            <text:p>11.84116</text:p>
          </table:table-cell>
          <table:table-cell office:value-type="float" office:value="11.58752" calcext:value-type="float">
            <text:p>11.58752</text:p>
          </table:table-cell>
          <table:table-cell office:value-type="float" office:value="11.16632" calcext:value-type="float">
            <text:p>11.16632</text:p>
          </table:table-cell>
          <table:table-cell office:value-type="float" office:value="11.16552" calcext:value-type="float">
            <text:p>11.16552</text:p>
          </table:table-cell>
          <table:table-cell office:value-type="float" office:value="13.22432" calcext:value-type="float">
            <text:p>13.22432</text:p>
          </table:table-cell>
          <table:table-cell office:value-type="float" office:value="11.1764" calcext:value-type="float">
            <text:p>11.1764</text:p>
          </table:table-cell>
          <table:table-cell office:value-type="float" office:value="11.1672" calcext:value-type="float">
            <text:p>11.1672</text:p>
          </table:table-cell>
          <table:table-cell office:value-type="float" office:value="10.8158" calcext:value-type="float">
            <text:p>10.8158</text:p>
          </table:table-cell>
          <table:table-cell office:value-type="float" office:value="12.97072" calcext:value-type="float">
            <text:p>12.97072</text:p>
          </table:table-cell>
          <table:table-cell office:value-type="float" office:value="11.17304" calcext:value-type="float">
            <text:p>11.17304</text:p>
          </table:table-cell>
          <table:table-cell table:formula="of:=AVERAGE([.A130:.J130])" office:value-type="float" office:value="11.6288" calcext:value-type="float">
            <text:p>11.6288</text:p>
          </table:table-cell>
          <table:table-cell table:number-columns-repeated="10"/>
        </table:table-row>
        <table:table-row table:style-name="ro1">
          <table:table-cell office:value-type="float" office:value="11.72768" calcext:value-type="float">
            <text:p>11.72768</text:p>
          </table:table-cell>
          <table:table-cell office:value-type="float" office:value="11.42872" calcext:value-type="float">
            <text:p>11.42872</text:p>
          </table:table-cell>
          <table:table-cell office:value-type="float" office:value="11.16744" calcext:value-type="float">
            <text:p>11.16744</text:p>
          </table:table-cell>
          <table:table-cell office:value-type="float" office:value="11.1712" calcext:value-type="float">
            <text:p>11.1712</text:p>
          </table:table-cell>
          <table:table-cell office:value-type="float" office:value="11.64772" calcext:value-type="float">
            <text:p>11.64772</text:p>
          </table:table-cell>
          <table:table-cell office:value-type="float" office:value="11.34548" calcext:value-type="float">
            <text:p>11.34548</text:p>
          </table:table-cell>
          <table:table-cell office:value-type="float" office:value="11.16676" calcext:value-type="float">
            <text:p>11.16676</text:p>
          </table:table-cell>
          <table:table-cell office:value-type="float" office:value="12.19264" calcext:value-type="float">
            <text:p>12.19264</text:p>
          </table:table-cell>
          <table:table-cell office:value-type="float" office:value="12.97072" calcext:value-type="float">
            <text:p>12.97072</text:p>
          </table:table-cell>
          <table:table-cell office:value-type="float" office:value="11.174" calcext:value-type="float">
            <text:p>11.174</text:p>
          </table:table-cell>
          <table:table-cell table:formula="of:=AVERAGE([.A131:.J131])" office:value-type="float" office:value="11.599236" calcext:value-type="float">
            <text:p>11.599236</text:p>
          </table:table-cell>
          <table:table-cell table:number-columns-repeated="10"/>
        </table:table-row>
        <table:table-row table:style-name="ro1">
          <table:table-cell office:value-type="float" office:value="13.1792" calcext:value-type="float">
            <text:p>13.1792</text:p>
          </table:table-cell>
          <table:table-cell office:value-type="float" office:value="10.77332" calcext:value-type="float">
            <text:p>10.77332</text:p>
          </table:table-cell>
          <table:table-cell office:value-type="float" office:value="11.16724" calcext:value-type="float">
            <text:p>11.16724</text:p>
          </table:table-cell>
          <table:table-cell office:value-type="float" office:value="11.16752" calcext:value-type="float">
            <text:p>11.16752</text:p>
          </table:table-cell>
          <table:table-cell office:value-type="float" office:value="11.59072" calcext:value-type="float">
            <text:p>11.59072</text:p>
          </table:table-cell>
          <table:table-cell office:value-type="float" office:value="11.18168" calcext:value-type="float">
            <text:p>11.18168</text:p>
          </table:table-cell>
          <table:table-cell office:value-type="float" office:value="11.17676" calcext:value-type="float">
            <text:p>11.17676</text:p>
          </table:table-cell>
          <table:table-cell office:value-type="float" office:value="12.05548" calcext:value-type="float">
            <text:p>12.05548</text:p>
          </table:table-cell>
          <table:table-cell office:value-type="float" office:value="10.43992" calcext:value-type="float">
            <text:p>10.43992</text:p>
          </table:table-cell>
          <table:table-cell office:value-type="float" office:value="11.1666" calcext:value-type="float">
            <text:p>11.1666</text:p>
          </table:table-cell>
          <table:table-cell table:formula="of:=AVERAGE([.A132:.J132])" office:value-type="float" office:value="11.389844" calcext:value-type="float">
            <text:p>11.389844</text:p>
          </table:table-cell>
          <table:table-cell table:number-columns-repeated="10"/>
        </table:table-row>
        <table:table-row table:style-name="ro1">
          <table:table-cell office:value-type="float" office:value="10.44324" calcext:value-type="float">
            <text:p>10.44324</text:p>
          </table:table-cell>
          <table:table-cell office:value-type="float" office:value="13.26164" calcext:value-type="float">
            <text:p>13.26164</text:p>
          </table:table-cell>
          <table:table-cell office:value-type="float" office:value="11.16712" calcext:value-type="float">
            <text:p>11.16712</text:p>
          </table:table-cell>
          <table:table-cell office:value-type="float" office:value="11.17548" calcext:value-type="float">
            <text:p>11.17548</text:p>
          </table:table-cell>
          <table:table-cell office:value-type="float" office:value="11.5086" calcext:value-type="float">
            <text:p>11.5086</text:p>
          </table:table-cell>
          <table:table-cell office:value-type="float" office:value="11.19216" calcext:value-type="float">
            <text:p>11.19216</text:p>
          </table:table-cell>
          <table:table-cell office:value-type="float" office:value="11.17536" calcext:value-type="float">
            <text:p>11.17536</text:p>
          </table:table-cell>
          <table:table-cell office:value-type="float" office:value="10.8088" calcext:value-type="float">
            <text:p>10.8088</text:p>
          </table:table-cell>
          <table:table-cell office:value-type="float" office:value="10.44448" calcext:value-type="float">
            <text:p>10.44448</text:p>
          </table:table-cell>
          <table:table-cell office:value-type="float" office:value="11.19232" calcext:value-type="float">
            <text:p>11.19232</text:p>
          </table:table-cell>
          <table:table-cell table:formula="of:=AVERAGE([.A133:.J133])" office:value-type="float" office:value="11.23692" calcext:value-type="float">
            <text:p>11.23692</text:p>
          </table:table-cell>
          <table:table-cell table:number-columns-repeated="10"/>
        </table:table-row>
        <table:table-row table:style-name="ro1">
          <table:table-cell office:value-type="float" office:value="10.43924" calcext:value-type="float">
            <text:p>10.43924</text:p>
          </table:table-cell>
          <table:table-cell office:value-type="float" office:value="10.65496" calcext:value-type="float">
            <text:p>10.65496</text:p>
          </table:table-cell>
          <table:table-cell office:value-type="float" office:value="11.16528" calcext:value-type="float">
            <text:p>11.16528</text:p>
          </table:table-cell>
          <table:table-cell office:value-type="float" office:value="11.16652" calcext:value-type="float">
            <text:p>11.16652</text:p>
          </table:table-cell>
          <table:table-cell office:value-type="float" office:value="11.56148" calcext:value-type="float">
            <text:p>11.56148</text:p>
          </table:table-cell>
          <table:table-cell office:value-type="float" office:value="11.16732" calcext:value-type="float">
            <text:p>11.16732</text:p>
          </table:table-cell>
          <table:table-cell office:value-type="float" office:value="11.18228" calcext:value-type="float">
            <text:p>11.18228</text:p>
          </table:table-cell>
          <table:table-cell office:value-type="float" office:value="10.8386" calcext:value-type="float">
            <text:p>10.8386</text:p>
          </table:table-cell>
          <table:table-cell office:value-type="float" office:value="10.43904" calcext:value-type="float">
            <text:p>10.43904</text:p>
          </table:table-cell>
          <table:table-cell office:value-type="float" office:value="12.61696" calcext:value-type="float">
            <text:p>12.61696</text:p>
          </table:table-cell>
          <table:table-cell table:formula="of:=AVERAGE([.A134:.J134])" office:value-type="float" office:value="11.123168" calcext:value-type="float">
            <text:p>11.123168</text:p>
          </table:table-cell>
          <table:table-cell table:number-columns-repeated="10"/>
        </table:table-row>
        <table:table-row table:style-name="ro1">
          <table:table-cell office:value-type="float" office:value="11.17152" calcext:value-type="float">
            <text:p>11.17152</text:p>
          </table:table-cell>
          <table:table-cell office:value-type="float" office:value="11.5264" calcext:value-type="float">
            <text:p>11.5264</text:p>
          </table:table-cell>
          <table:table-cell office:value-type="float" office:value="11.16604" calcext:value-type="float">
            <text:p>11.16604</text:p>
          </table:table-cell>
          <table:table-cell office:value-type="float" office:value="11.16668" calcext:value-type="float">
            <text:p>11.16668</text:p>
          </table:table-cell>
          <table:table-cell office:value-type="float" office:value="11.69252" calcext:value-type="float">
            <text:p>11.69252</text:p>
          </table:table-cell>
          <table:table-cell office:value-type="float" office:value="11.17376" calcext:value-type="float">
            <text:p>11.17376</text:p>
          </table:table-cell>
          <table:table-cell office:value-type="float" office:value="11.17576" calcext:value-type="float">
            <text:p>11.17576</text:p>
          </table:table-cell>
          <table:table-cell office:value-type="float" office:value="11.6008" calcext:value-type="float">
            <text:p>11.6008</text:p>
          </table:table-cell>
          <table:table-cell office:value-type="float" office:value="10.44584" calcext:value-type="float">
            <text:p>10.44584</text:p>
          </table:table-cell>
          <table:table-cell office:value-type="float" office:value="11.60416" calcext:value-type="float">
            <text:p>11.60416</text:p>
          </table:table-cell>
          <table:table-cell table:formula="of:=AVERAGE([.A135:.J135])" office:value-type="float" office:value="11.272348" calcext:value-type="float">
            <text:p>11.272348</text:p>
          </table:table-cell>
          <table:table-cell table:number-columns-repeated="10"/>
        </table:table-row>
        <table:table-row table:style-name="ro1">
          <table:table-cell office:value-type="float" office:value="11.17024" calcext:value-type="float">
            <text:p>11.17024</text:p>
          </table:table-cell>
          <table:table-cell office:value-type="float" office:value="11.51664" calcext:value-type="float">
            <text:p>11.51664</text:p>
          </table:table-cell>
          <table:table-cell office:value-type="float" office:value="11.24644" calcext:value-type="float">
            <text:p>11.24644</text:p>
          </table:table-cell>
          <table:table-cell office:value-type="float" office:value="11.1674" calcext:value-type="float">
            <text:p>11.1674</text:p>
          </table:table-cell>
          <table:table-cell office:value-type="float" office:value="10.93736" calcext:value-type="float">
            <text:p>10.93736</text:p>
          </table:table-cell>
          <table:table-cell office:value-type="float" office:value="12.58068" calcext:value-type="float">
            <text:p>12.58068</text:p>
          </table:table-cell>
          <table:table-cell office:value-type="float" office:value="11.2148" calcext:value-type="float">
            <text:p>11.2148</text:p>
          </table:table-cell>
          <table:table-cell office:value-type="float" office:value="11.59792" calcext:value-type="float">
            <text:p>11.59792</text:p>
          </table:table-cell>
          <table:table-cell office:value-type="float" office:value="10.44256" calcext:value-type="float">
            <text:p>10.44256</text:p>
          </table:table-cell>
          <table:table-cell office:value-type="float" office:value="11.16764" calcext:value-type="float">
            <text:p>11.16764</text:p>
          </table:table-cell>
          <table:table-cell table:formula="of:=AVERAGE([.A136:.J136])" office:value-type="float" office:value="11.304168" calcext:value-type="float">
            <text:p>11.304168</text:p>
          </table:table-cell>
          <table:table-cell table:number-columns-repeated="10"/>
        </table:table-row>
        <table:table-row table:style-name="ro1">
          <table:table-cell office:value-type="float" office:value="11.593" calcext:value-type="float">
            <text:p>11.593</text:p>
          </table:table-cell>
          <table:table-cell office:value-type="float" office:value="11.59992" calcext:value-type="float">
            <text:p>11.59992</text:p>
          </table:table-cell>
          <table:table-cell office:value-type="float" office:value="12.00628" calcext:value-type="float">
            <text:p>12.00628</text:p>
          </table:table-cell>
          <table:table-cell office:value-type="float" office:value="10.4386" calcext:value-type="float">
            <text:p>10.4386</text:p>
          </table:table-cell>
          <table:table-cell office:value-type="float" office:value="10.43988" calcext:value-type="float">
            <text:p>10.43988</text:p>
          </table:table-cell>
          <table:table-cell office:value-type="float" office:value="11.38396" calcext:value-type="float">
            <text:p>11.38396</text:p>
          </table:table-cell>
          <table:table-cell office:value-type="float" office:value="11.23344" calcext:value-type="float">
            <text:p>11.23344</text:p>
          </table:table-cell>
          <table:table-cell office:value-type="float" office:value="11.55564" calcext:value-type="float">
            <text:p>11.55564</text:p>
          </table:table-cell>
          <table:table-cell office:value-type="float" office:value="10.44268" calcext:value-type="float">
            <text:p>10.44268</text:p>
          </table:table-cell>
          <table:table-cell office:value-type="float" office:value="11.17092" calcext:value-type="float">
            <text:p>11.17092</text:p>
          </table:table-cell>
          <table:table-cell table:formula="of:=AVERAGE([.A137:.J137])" office:value-type="float" office:value="11.186432" calcext:value-type="float">
            <text:p>11.186432</text:p>
          </table:table-cell>
          <table:table-cell table:number-columns-repeated="10"/>
        </table:table-row>
        <table:table-row table:style-name="ro1">
          <table:table-cell office:value-type="float" office:value="11.17016" calcext:value-type="float">
            <text:p>11.17016</text:p>
          </table:table-cell>
          <table:table-cell office:value-type="float" office:value="11.42908" calcext:value-type="float">
            <text:p>11.42908</text:p>
          </table:table-cell>
          <table:table-cell office:value-type="float" office:value="11.16464" calcext:value-type="float">
            <text:p>11.16464</text:p>
          </table:table-cell>
          <table:table-cell office:value-type="float" office:value="10.43928" calcext:value-type="float">
            <text:p>10.43928</text:p>
          </table:table-cell>
          <table:table-cell office:value-type="float" office:value="10.43888" calcext:value-type="float">
            <text:p>10.43888</text:p>
          </table:table-cell>
          <table:table-cell office:value-type="float" office:value="11.51316" calcext:value-type="float">
            <text:p>11.51316</text:p>
          </table:table-cell>
          <table:table-cell office:value-type="float" office:value="11.19732" calcext:value-type="float">
            <text:p>11.19732</text:p>
          </table:table-cell>
          <table:table-cell office:value-type="float" office:value="11.56096" calcext:value-type="float">
            <text:p>11.56096</text:p>
          </table:table-cell>
          <table:table-cell office:value-type="float" office:value="10.4446" calcext:value-type="float">
            <text:p>10.4446</text:p>
          </table:table-cell>
          <table:table-cell office:value-type="float" office:value="12.8948" calcext:value-type="float">
            <text:p>12.8948</text:p>
          </table:table-cell>
          <table:table-cell table:formula="of:=AVERAGE([.A138:.J138])" office:value-type="float" office:value="11.225288" calcext:value-type="float">
            <text:p>11.225288</text:p>
          </table:table-cell>
          <table:table-cell table:number-columns-repeated="10"/>
        </table:table-row>
        <table:table-row table:style-name="ro1">
          <table:table-cell office:value-type="float" office:value="11.16988" calcext:value-type="float">
            <text:p>11.16988</text:p>
          </table:table-cell>
          <table:table-cell office:value-type="float" office:value="11.19448" calcext:value-type="float">
            <text:p>11.19448</text:p>
          </table:table-cell>
          <table:table-cell office:value-type="float" office:value="11.44092" calcext:value-type="float">
            <text:p>11.44092</text:p>
          </table:table-cell>
          <table:table-cell office:value-type="float" office:value="10.43908" calcext:value-type="float">
            <text:p>10.43908</text:p>
          </table:table-cell>
          <table:table-cell office:value-type="float" office:value="10.43864" calcext:value-type="float">
            <text:p>10.43864</text:p>
          </table:table-cell>
          <table:table-cell office:value-type="float" office:value="11.17076" calcext:value-type="float">
            <text:p>11.17076</text:p>
          </table:table-cell>
          <table:table-cell office:value-type="float" office:value="11.54696" calcext:value-type="float">
            <text:p>11.54696</text:p>
          </table:table-cell>
          <table:table-cell office:value-type="float" office:value="11.492" calcext:value-type="float">
            <text:p>11.492</text:p>
          </table:table-cell>
          <table:table-cell office:value-type="float" office:value="11.17592" calcext:value-type="float">
            <text:p>11.17592</text:p>
          </table:table-cell>
          <table:table-cell office:value-type="float" office:value="11.66552" calcext:value-type="float">
            <text:p>11.66552</text:p>
          </table:table-cell>
          <table:table-cell table:formula="of:=AVERAGE([.A139:.J139])" office:value-type="float" office:value="11.173416" calcext:value-type="float">
            <text:p>11.173416</text:p>
          </table:table-cell>
          <table:table-cell table:number-columns-repeated="10"/>
        </table:table-row>
        <table:table-row table:style-name="ro1">
          <table:table-cell office:value-type="float" office:value="11.28224" calcext:value-type="float">
            <text:p>11.28224</text:p>
          </table:table-cell>
          <table:table-cell office:value-type="float" office:value="14.88944" calcext:value-type="float">
            <text:p>14.88944</text:p>
          </table:table-cell>
          <table:table-cell office:value-type="float" office:value="11.52744" calcext:value-type="float">
            <text:p>11.52744</text:p>
          </table:table-cell>
          <table:table-cell office:value-type="float" office:value="10.43968" calcext:value-type="float">
            <text:p>10.43968</text:p>
          </table:table-cell>
          <table:table-cell office:value-type="float" office:value="10.43924" calcext:value-type="float">
            <text:p>10.43924</text:p>
          </table:table-cell>
          <table:table-cell office:value-type="float" office:value="10.44252" calcext:value-type="float">
            <text:p>10.44252</text:p>
          </table:table-cell>
          <table:table-cell office:value-type="float" office:value="11.20544" calcext:value-type="float">
            <text:p>11.20544</text:p>
          </table:table-cell>
          <table:table-cell office:value-type="float" office:value="11.16668" calcext:value-type="float">
            <text:p>11.16668</text:p>
          </table:table-cell>
          <table:table-cell office:value-type="float" office:value="11.1722" calcext:value-type="float">
            <text:p>11.1722</text:p>
          </table:table-cell>
          <table:table-cell office:value-type="float" office:value="11.16612" calcext:value-type="float">
            <text:p>11.16612</text:p>
          </table:table-cell>
          <table:table-cell table:formula="of:=AVERAGE([.A140:.J140])" office:value-type="float" office:value="11.3731" calcext:value-type="float">
            <text:p>11.3731</text:p>
          </table:table-cell>
          <table:table-cell table:number-columns-repeated="10"/>
        </table:table-row>
        <table:table-row table:style-name="ro1">
          <table:table-cell office:value-type="float" office:value="10.44264" calcext:value-type="float">
            <text:p>10.44264</text:p>
          </table:table-cell>
          <table:table-cell office:value-type="float" office:value="10.43908" calcext:value-type="float">
            <text:p>10.43908</text:p>
          </table:table-cell>
          <table:table-cell office:value-type="float" office:value="10.44012" calcext:value-type="float">
            <text:p>10.44012</text:p>
          </table:table-cell>
          <table:table-cell office:value-type="float" office:value="10.439" calcext:value-type="float">
            <text:p>10.439</text:p>
          </table:table-cell>
          <table:table-cell office:value-type="float" office:value="10.43872" calcext:value-type="float">
            <text:p>10.43872</text:p>
          </table:table-cell>
          <table:table-cell office:value-type="float" office:value="10.44264" calcext:value-type="float">
            <text:p>10.44264</text:p>
          </table:table-cell>
          <table:table-cell office:value-type="float" office:value="10.44276" calcext:value-type="float">
            <text:p>10.44276</text:p>
          </table:table-cell>
          <table:table-cell office:value-type="float" office:value="11.76876" calcext:value-type="float">
            <text:p>11.76876</text:p>
          </table:table-cell>
          <table:table-cell office:value-type="float" office:value="11.25108" calcext:value-type="float">
            <text:p>11.25108</text:p>
          </table:table-cell>
          <table:table-cell office:value-type="float" office:value="10.43928" calcext:value-type="float">
            <text:p>10.43928</text:p>
          </table:table-cell>
          <table:table-cell table:formula="of:=AVERAGE([.A141:.J141])" office:value-type="float" office:value="10.654408" calcext:value-type="float">
            <text:p>10.654408</text:p>
          </table:table-cell>
          <table:table-cell table:number-columns-repeated="10"/>
        </table:table-row>
        <table:table-row table:style-name="ro1">
          <table:table-cell office:value-type="float" office:value="27.521879" calcext:value-type="float">
            <text:p>27.521879</text:p>
          </table:table-cell>
          <table:table-cell office:value-type="float" office:value="31.8708" calcext:value-type="float">
            <text:p>31.8708</text:p>
          </table:table-cell>
          <table:table-cell office:value-type="float" office:value="27.526159" calcext:value-type="float">
            <text:p>27.526159</text:p>
          </table:table-cell>
          <table:table-cell office:value-type="float" office:value="29.438721" calcext:value-type="float">
            <text:p>29.438721</text:p>
          </table:table-cell>
          <table:table-cell office:value-type="float" office:value="31.155081" calcext:value-type="float">
            <text:p>31.155081</text:p>
          </table:table-cell>
          <table:table-cell office:value-type="float" office:value="27.5352" calcext:value-type="float">
            <text:p>27.5352</text:p>
          </table:table-cell>
          <table:table-cell office:value-type="float" office:value="27.530081" calcext:value-type="float">
            <text:p>27.530081</text:p>
          </table:table-cell>
          <table:table-cell office:value-type="float" office:value="27.688999" calcext:value-type="float">
            <text:p>27.688999</text:p>
          </table:table-cell>
          <table:table-cell office:value-type="float" office:value="27.537319" calcext:value-type="float">
            <text:p>27.537319</text:p>
          </table:table-cell>
          <table:table-cell office:value-type="float" office:value="30.652121" calcext:value-type="float">
            <text:p>30.652121</text:p>
          </table:table-cell>
          <table:table-cell table:formula="of:=AVERAGE([.A142:.J142])" office:value-type="float" office:value="28.845636" calcext:value-type="float">
            <text:p>28.845636</text:p>
          </table:table-cell>
          <table:table-cell table:number-columns-repeated="10"/>
        </table:table-row>
        <table:table-row table:style-name="ro1">
          <table:table-cell office:value-type="float" office:value="160.471405" calcext:value-type="float">
            <text:p>160.471405</text:p>
          </table:table-cell>
          <table:table-cell office:value-type="float" office:value="153.702362" calcext:value-type="float">
            <text:p>153.702362</text:p>
          </table:table-cell>
          <table:table-cell office:value-type="float" office:value="158.139282" calcext:value-type="float">
            <text:p>158.139282</text:p>
          </table:table-cell>
          <table:table-cell office:value-type="float" office:value="157.110321" calcext:value-type="float">
            <text:p>157.110321</text:p>
          </table:table-cell>
          <table:table-cell office:value-type="float" office:value="158.806473" calcext:value-type="float">
            <text:p>158.806473</text:p>
          </table:table-cell>
          <table:table-cell office:value-type="float" office:value="164.929794" calcext:value-type="float">
            <text:p>164.929794</text:p>
          </table:table-cell>
          <table:table-cell office:value-type="float" office:value="166.056763" calcext:value-type="float">
            <text:p>166.056763</text:p>
          </table:table-cell>
          <table:table-cell office:value-type="float" office:value="161.270401" calcext:value-type="float">
            <text:p>161.270401</text:p>
          </table:table-cell>
          <table:table-cell office:value-type="float" office:value="156.628967" calcext:value-type="float">
            <text:p>156.628967</text:p>
          </table:table-cell>
          <table:table-cell office:value-type="float" office:value="154.699997" calcext:value-type="float">
            <text:p>154.699997</text:p>
          </table:table-cell>
          <table:table-cell table:formula="of:=AVERAGE([.A143:.J143])" office:value-type="float" office:value="159.1815765" calcext:value-type="float">
            <text:p>159.1815765</text:p>
          </table:table-cell>
          <table:table-cell table:number-columns-repeated="10"/>
        </table:table-row>
        <table:table-row table:style-name="ro1">
          <table:table-cell office:value-type="float" office:value="155.606323" calcext:value-type="float">
            <text:p>155.606323</text:p>
          </table:table-cell>
          <table:table-cell office:value-type="float" office:value="158.382874" calcext:value-type="float">
            <text:p>158.382874</text:p>
          </table:table-cell>
          <table:table-cell office:value-type="float" office:value="160.747559" calcext:value-type="float">
            <text:p>160.747559</text:p>
          </table:table-cell>
          <table:table-cell office:value-type="float" office:value="160.158035" calcext:value-type="float">
            <text:p>160.158035</text:p>
          </table:table-cell>
          <table:table-cell office:value-type="float" office:value="162.578995" calcext:value-type="float">
            <text:p>162.578995</text:p>
          </table:table-cell>
          <table:table-cell office:value-type="float" office:value="166.909317" calcext:value-type="float">
            <text:p>166.909317</text:p>
          </table:table-cell>
          <table:table-cell office:value-type="float" office:value="158.122726" calcext:value-type="float">
            <text:p>158.122726</text:p>
          </table:table-cell>
          <table:table-cell office:value-type="float" office:value="157.895477" calcext:value-type="float">
            <text:p>157.895477</text:p>
          </table:table-cell>
          <table:table-cell office:value-type="float" office:value="161.058167" calcext:value-type="float">
            <text:p>161.058167</text:p>
          </table:table-cell>
          <table:table-cell office:value-type="float" office:value="167.273163" calcext:value-type="float">
            <text:p>167.273163</text:p>
          </table:table-cell>
          <table:table-cell table:formula="of:=AVERAGE([.A144:.J144])" office:value-type="float" office:value="160.8732636" calcext:value-type="float">
            <text:p>160.873263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6:01:38.509275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01:49.924932092</meta:creation-date>
    <dc:date>2016-09-26T16:21:14.780035236</dc:date>
    <meta:editing-duration>PT13M3S</meta:editing-duration>
    <meta:editing-cycles>13</meta:editing-cycles>
    <meta:generator>LibreOffice/4.2.8.2$Linux_X86_64 LibreOffice_project/420m0$Build-2</meta:generator>
    <meta:document-statistic meta:table-count="1" meta:cell-count="17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855cm" svg:y="2.212cm" style:legend-expansion="high" chart:style-name="ch2"/>
        <chart:plot-area chart:style-name="ch3" table:cell-range-address="Sheet1.L2:Sheet1.U17" chart:data-source-has-labels="both" svg:x="1.33cm" svg:y="0.18cm" svg:width="11.206cm" svg:height="7.665cm">
          <chartooo:coordinate-region svg:x="2.137cm" svg:y="0.379cm" svg:width="10.067cm" svg:height="6.421cm"/>
          <chart:axis chart:dimension="x" chart:name="primary-x" chart:style-name="ch4" chartooo:axis-type="auto">
            <chartooo:date-scale/>
            <chart:title svg:x="5.421cm" svg:y="8.025cm" chart:style-name="ch5">
              <text:p>Time in clock Cycles</text:p>
            </chart:title>
            <chart:categories table:cell-range-address="Sheet1.L3:Sheet1.L17"/>
          </chart:axis>
          <chart:axis chart:dimension="y" chart:name="primary-y" chart:style-name="ch4">
            <chart:title svg:x="0.451cm" svg:y="4.85cm" chart:style-name="ch6">
              <text:p>Stride Size</text:p>
            </chart:title>
            <chart:grid chart:style-name="ch7" chart:class="major"/>
          </chart:axis>
          <chart:series chart:style-name="ch8" chart:values-cell-range-address="Sheet1.M3:Sheet1.M17" chart:label-cell-address="Sheet1.M2:Sheet1.M2" chart:class="chart:line">
            <chart:data-point chart:repeated="15"/>
          </chart:series>
          <chart:series chart:style-name="ch9" chart:values-cell-range-address="Sheet1.N3:Sheet1.N17" chart:label-cell-address="Sheet1.N2:Sheet1.N2" chart:class="chart:line">
            <chart:data-point chart:repeated="15"/>
          </chart:series>
          <chart:series chart:style-name="ch10" chart:values-cell-range-address="Sheet1.O3:Sheet1.O17" chart:label-cell-address="Sheet1.O2:Sheet1.O2" chart:class="chart:line">
            <chart:data-point chart:repeated="15"/>
          </chart:series>
          <chart:series chart:style-name="ch11" chart:values-cell-range-address="Sheet1.P3:Sheet1.P17" chart:label-cell-address="Sheet1.P2:Sheet1.P2" chart:class="chart:line">
            <chart:data-point chart:repeated="15"/>
          </chart:series>
          <chart:series chart:style-name="ch12" chart:values-cell-range-address="Sheet1.Q3:Sheet1.Q17" chart:label-cell-address="Sheet1.Q2:Sheet1.Q2" chart:class="chart:line">
            <chart:data-point chart:repeated="15"/>
          </chart:series>
          <chart:series chart:style-name="ch13" chart:values-cell-range-address="Sheet1.R3:Sheet1.R17" chart:label-cell-address="Sheet1.R2:Sheet1.R2" chart:class="chart:line">
            <chart:data-point chart:repeated="15"/>
          </chart:series>
          <chart:series chart:style-name="ch14" chart:values-cell-range-address="Sheet1.S3:Sheet1.S17" chart:label-cell-address="Sheet1.S2:Sheet1.S2" chart:class="chart:line">
            <chart:data-point chart:repeated="15"/>
          </chart:series>
          <chart:series chart:style-name="ch15" chart:values-cell-range-address="Sheet1.T3:Sheet1.T17" chart:label-cell-address="Sheet1.T2:Sheet1.T2" chart:class="chart:line">
            <chart:data-point chart:repeated="15"/>
          </chart:series>
          <chart:series chart:style-name="ch16" chart:values-cell-range-address="Sheet1.U3:Sheet1.U17" chart:label-cell-address="Sheet1.U2:Sheet1.U2" chart:class="chart:line">
            <chart:data-point chart:repeated="1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de 4K</text:p>
                <draw:g>
                  <svg:desc>Sheet1.M2:Sheet1.M2</svg:desc>
                </draw:g>
              </table:table-cell>
              <table:table-cell office:value-type="string">
                <text:p>Stride 8K</text:p>
                <draw:g>
                  <svg:desc>Sheet1.N2:Sheet1.N2</svg:desc>
                </draw:g>
              </table:table-cell>
              <table:table-cell office:value-type="string">
                <text:p>Stride 16K</text:p>
                <draw:g>
                  <svg:desc>Sheet1.O2:Sheet1.O2</svg:desc>
                </draw:g>
              </table:table-cell>
              <table:table-cell office:value-type="string">
                <text:p>Stride 32K</text:p>
                <draw:g>
                  <svg:desc>Sheet1.P2:Sheet1.P2</svg:desc>
                </draw:g>
              </table:table-cell>
              <table:table-cell office:value-type="string">
                <text:p>Stride 64K</text:p>
                <draw:g>
                  <svg:desc>Sheet1.Q2:Sheet1.Q2</svg:desc>
                </draw:g>
              </table:table-cell>
              <table:table-cell office:value-type="string">
                <text:p>Stride 128K</text:p>
                <draw:g>
                  <svg:desc>Sheet1.R2:Sheet1.R2</svg:desc>
                </draw:g>
              </table:table-cell>
              <table:table-cell office:value-type="string">
                <text:p>Stride 256K</text:p>
                <draw:g>
                  <svg:desc>Sheet1.S2:Sheet1.S2</svg:desc>
                </draw:g>
              </table:table-cell>
              <table:table-cell office:value-type="string">
                <text:p>Stride 512K</text:p>
                <draw:g>
                  <svg:desc>Sheet1.T2:Sheet1.T2</svg:desc>
                </draw:g>
              </table:table-cell>
              <table:table-cell office:value-type="string">
                <text:p>Stride 1M</text:p>
                <draw:g>
                  <svg:desc>Sheet1.U2:Sheet1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Sheet1.L3:Sheet1.L17</svg:desc>
                </draw:g>
              </table:table-cell>
              <table:table-cell office:value-type="float" office:value="27.628432">
                <text:p>27.628432</text:p>
                <draw:g>
                  <svg:desc>Sheet1.M3:Sheet1.M17</svg:desc>
                </draw:g>
              </table:table-cell>
              <table:table-cell office:value-type="float" office:value="12.06406">
                <text:p>12.06406</text:p>
                <draw:g>
                  <svg:desc>Sheet1.N3:Sheet1.N17</svg:desc>
                </draw:g>
              </table:table-cell>
              <table:table-cell office:value-type="float" office:value="12.074212">
                <text:p>12.074212</text:p>
                <draw:g>
                  <svg:desc>Sheet1.O3:Sheet1.O17</svg:desc>
                </draw:g>
              </table:table-cell>
              <table:table-cell office:value-type="float" office:value="12.193088">
                <text:p>12.193088</text:p>
                <draw:g>
                  <svg:desc>Sheet1.P3:Sheet1.P17</svg:desc>
                </draw:g>
              </table:table-cell>
              <table:table-cell office:value-type="float" office:value="12.117356">
                <text:p>12.117356</text:p>
                <draw:g>
                  <svg:desc>Sheet1.Q3:Sheet1.Q17</svg:desc>
                </draw:g>
              </table:table-cell>
              <table:table-cell office:value-type="float" office:value="12.519364">
                <text:p>12.519364</text:p>
                <draw:g>
                  <svg:desc>Sheet1.R3:Sheet1.R17</svg:desc>
                </draw:g>
              </table:table-cell>
              <table:table-cell office:value-type="float" office:value="12.118288">
                <text:p>12.118288</text:p>
                <draw:g>
                  <svg:desc>Sheet1.S3:Sheet1.S17</svg:desc>
                </draw:g>
              </table:table-cell>
              <table:table-cell office:value-type="float" office:value="12.268992">
                <text:p>12.268992</text:p>
                <draw:g>
                  <svg:desc>Sheet1.T3:Sheet1.T17</svg:desc>
                </draw:g>
              </table:table-cell>
              <table:table-cell office:value-type="float" office:value="11.6288">
                <text:p>11.6288</text:p>
                <draw:g>
                  <svg:desc>Sheet1.U3:Sheet1.U17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27.344352">
                <text:p>27.344352</text:p>
              </table:table-cell>
              <table:table-cell office:value-type="float" office:value="11.905104">
                <text:p>11.905104</text:p>
              </table:table-cell>
              <table:table-cell office:value-type="float" office:value="12.158748">
                <text:p>12.158748</text:p>
              </table:table-cell>
              <table:table-cell office:value-type="float" office:value="11.687532">
                <text:p>11.687532</text:p>
              </table:table-cell>
              <table:table-cell office:value-type="float" office:value="11.777876">
                <text:p>11.777876</text:p>
              </table:table-cell>
              <table:table-cell office:value-type="float" office:value="11.7152">
                <text:p>11.7152</text:p>
              </table:table-cell>
              <table:table-cell office:value-type="float" office:value="11.748524">
                <text:p>11.748524</text:p>
              </table:table-cell>
              <table:table-cell office:value-type="float" office:value="11.976104">
                <text:p>11.976104</text:p>
              </table:table-cell>
              <table:table-cell office:value-type="float" office:value="11.599236">
                <text:p>11.599236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27.1423603">
                <text:p>27.1423603</text:p>
              </table:table-cell>
              <table:table-cell office:value-type="float" office:value="11.901296">
                <text:p>11.901296</text:p>
              </table:table-cell>
              <table:table-cell office:value-type="float" office:value="11.95582">
                <text:p>11.95582</text:p>
              </table:table-cell>
              <table:table-cell office:value-type="float" office:value="11.721988">
                <text:p>11.721988</text:p>
              </table:table-cell>
              <table:table-cell office:value-type="float" office:value="11.5646">
                <text:p>11.5646</text:p>
              </table:table-cell>
              <table:table-cell office:value-type="float" office:value="11.594424">
                <text:p>11.594424</text:p>
              </table:table-cell>
              <table:table-cell office:value-type="float" office:value="11.502556">
                <text:p>11.502556</text:p>
              </table:table-cell>
              <table:table-cell office:value-type="float" office:value="12.59572">
                <text:p>12.59572</text:p>
              </table:table-cell>
              <table:table-cell office:value-type="float" office:value="11.389844">
                <text:p>11.389844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27.9388358">
                <text:p>27.9388358</text:p>
              </table:table-cell>
              <table:table-cell office:value-type="float" office:value="11.56702">
                <text:p>11.56702</text:p>
              </table:table-cell>
              <table:table-cell office:value-type="float" office:value="11.255828">
                <text:p>11.255828</text:p>
              </table:table-cell>
              <table:table-cell office:value-type="float" office:value="10.876308">
                <text:p>10.876308</text:p>
              </table:table-cell>
              <table:table-cell office:value-type="float" office:value="11.058048">
                <text:p>11.058048</text:p>
              </table:table-cell>
              <table:table-cell office:value-type="float" office:value="11.512628">
                <text:p>11.512628</text:p>
              </table:table-cell>
              <table:table-cell office:value-type="float" office:value="11.329272">
                <text:p>11.329272</text:p>
              </table:table-cell>
              <table:table-cell office:value-type="float" office:value="11.169392">
                <text:p>11.169392</text:p>
              </table:table-cell>
              <table:table-cell office:value-type="float" office:value="11.23692">
                <text:p>11.23692</text:p>
              </table:table-cell>
            </table:table-row>
            <table:table-row>
              <table:table-cell office:value-type="string">
                <text:p>64K</text:p>
              </table:table-cell>
              <table:table-cell office:value-type="float" office:value="42.0012959">
                <text:p>42.0012959</text:p>
              </table:table-cell>
              <table:table-cell office:value-type="float" office:value="10.61028">
                <text:p>10.61028</text:p>
              </table:table-cell>
              <table:table-cell office:value-type="float" office:value="10.879224">
                <text:p>10.879224</text:p>
              </table:table-cell>
              <table:table-cell office:value-type="float" office:value="10.649348">
                <text:p>10.649348</text:p>
              </table:table-cell>
              <table:table-cell office:value-type="float" office:value="11.0309">
                <text:p>11.0309</text:p>
              </table:table-cell>
              <table:table-cell office:value-type="float" office:value="10.683724">
                <text:p>10.683724</text:p>
              </table:table-cell>
              <table:table-cell office:value-type="float" office:value="11.119908">
                <text:p>11.119908</text:p>
              </table:table-cell>
              <table:table-cell office:value-type="float" office:value="11.335064">
                <text:p>11.335064</text:p>
              </table:table-cell>
              <table:table-cell office:value-type="float" office:value="11.123168">
                <text:p>11.123168</text:p>
              </table:table-cell>
            </table:table-row>
            <table:table-row>
              <table:table-cell office:value-type="string">
                <text:p>128K</text:p>
              </table:table-cell>
              <table:table-cell office:value-type="float" office:value="42.7036957">
                <text:p>42.7036957</text:p>
              </table:table-cell>
              <table:table-cell office:value-type="float" office:value="16.5669322">
                <text:p>16.5669322</text:p>
              </table:table-cell>
              <table:table-cell office:value-type="float" office:value="10.513428">
                <text:p>10.513428</text:p>
              </table:table-cell>
              <table:table-cell office:value-type="float" office:value="10.573532">
                <text:p>10.573532</text:p>
              </table:table-cell>
              <table:table-cell office:value-type="float" office:value="10.875576">
                <text:p>10.875576</text:p>
              </table:table-cell>
              <table:table-cell office:value-type="float" office:value="10.526576">
                <text:p>10.526576</text:p>
              </table:table-cell>
              <table:table-cell office:value-type="float" office:value="10.876976">
                <text:p>10.876976</text:p>
              </table:table-cell>
              <table:table-cell office:value-type="float" office:value="10.98208">
                <text:p>10.98208</text:p>
              </table:table-cell>
              <table:table-cell office:value-type="float" office:value="11.272348">
                <text:p>11.272348</text:p>
              </table:table-cell>
            </table:table-row>
            <table:table-row>
              <table:table-cell office:value-type="string">
                <text:p>256K</text:p>
              </table:table-cell>
              <table:table-cell office:value-type="float" office:value="60.6645516">
                <text:p>60.6645516</text:p>
              </table:table-cell>
              <table:table-cell office:value-type="float" office:value="22.65666">
                <text:p>22.65666</text:p>
              </table:table-cell>
              <table:table-cell office:value-type="float" office:value="18.2240079">
                <text:p>18.2240079</text:p>
              </table:table-cell>
              <table:table-cell office:value-type="float" office:value="11.016176">
                <text:p>11.016176</text:p>
              </table:table-cell>
              <table:table-cell office:value-type="float" office:value="10.983352">
                <text:p>10.983352</text:p>
              </table:table-cell>
              <table:table-cell office:value-type="float" office:value="10.909132">
                <text:p>10.909132</text:p>
              </table:table-cell>
              <table:table-cell office:value-type="float" office:value="10.91382">
                <text:p>10.91382</text:p>
              </table:table-cell>
              <table:table-cell office:value-type="float" office:value="10.8275">
                <text:p>10.8275</text:p>
              </table:table-cell>
              <table:table-cell office:value-type="float" office:value="11.304168">
                <text:p>11.304168</text:p>
              </table:table-cell>
            </table:table-row>
            <table:table-row>
              <table:table-cell office:value-type="string">
                <text:p>512K</text:p>
              </table:table-cell>
              <table:table-cell office:value-type="float" office:value="83.751475">
                <text:p>83.751475</text:p>
              </table:table-cell>
              <table:table-cell office:value-type="float" office:value="34.8310278">
                <text:p>34.8310278</text:p>
              </table:table-cell>
              <table:table-cell office:value-type="float" office:value="33.0759114">
                <text:p>33.0759114</text:p>
              </table:table-cell>
              <table:table-cell office:value-type="float" office:value="29.8253001">
                <text:p>29.8253001</text:p>
              </table:table-cell>
              <table:table-cell office:value-type="float" office:value="17.2064202">
                <text:p>17.2064202</text:p>
              </table:table-cell>
              <table:table-cell office:value-type="float" office:value="11.500588">
                <text:p>11.500588</text:p>
              </table:table-cell>
              <table:table-cell office:value-type="float" office:value="11.037496">
                <text:p>11.037496</text:p>
              </table:table-cell>
              <table:table-cell office:value-type="float" office:value="10.732184">
                <text:p>10.732184</text:p>
              </table:table-cell>
              <table:table-cell office:value-type="float" office:value="11.186432">
                <text:p>11.186432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76.8309589">
                <text:p>76.8309589</text:p>
              </table:table-cell>
              <table:table-cell office:value-type="float" office:value="36.7235646">
                <text:p>36.7235646</text:p>
              </table:table-cell>
              <table:table-cell office:value-type="float" office:value="35.0416402">
                <text:p>35.0416402</text:p>
              </table:table-cell>
              <table:table-cell office:value-type="float" office:value="35.0573756">
                <text:p>35.0573756</text:p>
              </table:table-cell>
              <table:table-cell office:value-type="float" office:value="36.3369921">
                <text:p>36.3369921</text:p>
              </table:table-cell>
              <table:table-cell office:value-type="float" office:value="16.556212">
                <text:p>16.556212</text:p>
              </table:table-cell>
              <table:table-cell office:value-type="float" office:value="10.822936">
                <text:p>10.822936</text:p>
              </table:table-cell>
              <table:table-cell office:value-type="float" office:value="10.777268">
                <text:p>10.777268</text:p>
              </table:table-cell>
              <table:table-cell office:value-type="float" office:value="11.225288">
                <text:p>11.225288</text:p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86.6614735">
                <text:p>86.6614735</text:p>
              </table:table-cell>
              <table:table-cell office:value-type="float" office:value="55.9012247">
                <text:p>55.9012247</text:p>
              </table:table-cell>
              <table:table-cell office:value-type="float" office:value="41.6745357">
                <text:p>41.6745357</text:p>
              </table:table-cell>
              <table:table-cell office:value-type="float" office:value="44.4742395">
                <text:p>44.4742395</text:p>
              </table:table-cell>
              <table:table-cell office:value-type="float" office:value="35.113692">
                <text:p>35.113692</text:p>
              </table:table-cell>
              <table:table-cell office:value-type="float" office:value="35.0769402">
                <text:p>35.0769402</text:p>
              </table:table-cell>
              <table:table-cell office:value-type="float" office:value="16.4595764">
                <text:p>16.4595764</text:p>
              </table:table-cell>
              <table:table-cell office:value-type="float" office:value="10.742816">
                <text:p>10.742816</text:p>
              </table:table-cell>
              <table:table-cell office:value-type="float" office:value="11.173416">
                <text:p>11.173416</text:p>
              </table:table-cell>
            </table:table-row>
            <table:table-row>
              <table:table-cell office:value-type="string">
                <text:p>4M</text:p>
              </table:table-cell>
              <table:table-cell office:value-type="float" office:value="162.288121">
                <text:p>162.288121</text:p>
              </table:table-cell>
              <table:table-cell office:value-type="float" office:value="70.4548642">
                <text:p>70.4548642</text:p>
              </table:table-cell>
              <table:table-cell office:value-type="float" office:value="56.0849236">
                <text:p>56.0849236</text:p>
              </table:table-cell>
              <table:table-cell office:value-type="float" office:value="44.920496">
                <text:p>44.920496</text:p>
              </table:table-cell>
              <table:table-cell office:value-type="float" office:value="36.0695277">
                <text:p>36.0695277</text:p>
              </table:table-cell>
              <table:table-cell office:value-type="float" office:value="50.4352401">
                <text:p>50.4352401</text:p>
              </table:table-cell>
              <table:table-cell office:value-type="float" office:value="25.4565241">
                <text:p>25.4565241</text:p>
              </table:table-cell>
              <table:table-cell office:value-type="float" office:value="12.486644">
                <text:p>12.486644</text:p>
              </table:table-cell>
              <table:table-cell office:value-type="float" office:value="11.3731">
                <text:p>11.3731</text:p>
              </table:table-cell>
            </table:table-row>
            <table:table-row>
              <table:table-cell office:value-type="string">
                <text:p>8M</text:p>
              </table:table-cell>
              <table:table-cell office:value-type="float" office:value="173.2098343">
                <text:p>173.2098343</text:p>
              </table:table-cell>
              <table:table-cell office:value-type="float" office:value="157.5121552">
                <text:p>157.5121552</text:p>
              </table:table-cell>
              <table:table-cell office:value-type="float" office:value="152.4869477">
                <text:p>152.4869477</text:p>
              </table:table-cell>
              <table:table-cell office:value-type="float" office:value="147.0334129">
                <text:p>147.0334129</text:p>
              </table:table-cell>
              <table:table-cell office:value-type="float" office:value="142.5162269">
                <text:p>142.5162269</text:p>
              </table:table-cell>
              <table:table-cell office:value-type="float" office:value="144.5195632">
                <text:p>144.5195632</text:p>
              </table:table-cell>
              <table:table-cell office:value-type="float" office:value="107.028783">
                <text:p>107.028783</text:p>
              </table:table-cell>
              <table:table-cell office:value-type="float" office:value="28.2694362">
                <text:p>28.2694362</text:p>
              </table:table-cell>
              <table:table-cell office:value-type="float" office:value="10.654408">
                <text:p>10.654408</text:p>
              </table:table-cell>
            </table:table-row>
            <table:table-row>
              <table:table-cell office:value-type="string">
                <text:p>16M</text:p>
              </table:table-cell>
              <table:table-cell office:value-type="float" office:value="153.2233368">
                <text:p>153.2233368</text:p>
              </table:table-cell>
              <table:table-cell office:value-type="float" office:value="163.4903717">
                <text:p>163.4903717</text:p>
              </table:table-cell>
              <table:table-cell office:value-type="float" office:value="164.366011">
                <text:p>164.366011</text:p>
              </table:table-cell>
              <table:table-cell office:value-type="float" office:value="162.4054674">
                <text:p>162.4054674</text:p>
              </table:table-cell>
              <table:table-cell office:value-type="float" office:value="154.8934984">
                <text:p>154.8934984</text:p>
              </table:table-cell>
              <table:table-cell office:value-type="float" office:value="152.0131635">
                <text:p>152.0131635</text:p>
              </table:table-cell>
              <table:table-cell office:value-type="float" office:value="156.5470032">
                <text:p>156.5470032</text:p>
              </table:table-cell>
              <table:table-cell office:value-type="float" office:value="172.3835616">
                <text:p>172.3835616</text:p>
              </table:table-cell>
              <table:table-cell office:value-type="float" office:value="28.845636">
                <text:p>28.845636</text:p>
              </table:table-cell>
            </table:table-row>
            <table:table-row>
              <table:table-cell office:value-type="string">
                <text:p>32M</text:p>
              </table:table-cell>
              <table:table-cell office:value-type="float" office:value="156.9395157">
                <text:p>156.9395157</text:p>
              </table:table-cell>
              <table:table-cell office:value-type="float" office:value="161.1051223">
                <text:p>161.1051223</text:p>
              </table:table-cell>
              <table:table-cell office:value-type="float" office:value="165.3465149">
                <text:p>165.3465149</text:p>
              </table:table-cell>
              <table:table-cell office:value-type="float" office:value="174.828041">
                <text:p>174.828041</text:p>
              </table:table-cell>
              <table:table-cell office:value-type="float" office:value="161.3106978">
                <text:p>161.3106978</text:p>
              </table:table-cell>
              <table:table-cell office:value-type="float" office:value="162.2108139">
                <text:p>162.2108139</text:p>
              </table:table-cell>
              <table:table-cell office:value-type="float" office:value="166.3464049">
                <text:p>166.3464049</text:p>
              </table:table-cell>
              <table:table-cell office:value-type="float" office:value="180.8561463">
                <text:p>180.8561463</text:p>
              </table:table-cell>
              <table:table-cell office:value-type="float" office:value="159.1815765">
                <text:p>159.1815765</text:p>
              </table:table-cell>
            </table:table-row>
            <table:table-row>
              <table:table-cell office:value-type="string">
                <text:p>64M</text:p>
              </table:table-cell>
              <table:table-cell office:value-type="float" office:value="149.3544707">
                <text:p>149.3544707</text:p>
              </table:table-cell>
              <table:table-cell office:value-type="float" office:value="162.5517091">
                <text:p>162.5517091</text:p>
              </table:table-cell>
              <table:table-cell office:value-type="float" office:value="167.385489">
                <text:p>167.385489</text:p>
              </table:table-cell>
              <table:table-cell office:value-type="float" office:value="176.2075042">
                <text:p>176.2075042</text:p>
              </table:table-cell>
              <table:table-cell office:value-type="float" office:value="163.4614244">
                <text:p>163.4614244</text:p>
              </table:table-cell>
              <table:table-cell office:value-type="float" office:value="166.6474198">
                <text:p>166.6474198</text:p>
              </table:table-cell>
              <table:table-cell office:value-type="float" office:value="170.7860978">
                <text:p>170.7860978</text:p>
              </table:table-cell>
              <table:table-cell office:value-type="float" office:value="186.7446974">
                <text:p>186.7446974</text:p>
              </table:table-cell>
              <table:table-cell office:value-type="float" office:value="160.8732636">
                <text:p>160.8732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